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Mangal" svg:font-family="Mangal" style:font-pitch="variable"/>
    <style:font-face style:name="SimSun1" svg:font-family="SimSun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5.282cm" fo:margin-left="-0.208cm" table:align="left" style:writing-mode="lr-tb"/>
    </style:style>
    <style:style style:name="Tabla1.A" style:family="table-column">
      <style:table-column-properties style:column-width="4.001cm"/>
    </style:style>
    <style:style style:name="Tabla1.B" style:family="table-column">
      <style:table-column-properties style:column-width="6.163cm"/>
    </style:style>
    <style:style style:name="Tabla1.C" style:family="table-column">
      <style:table-column-properties style:column-width="5.119cm"/>
    </style:style>
    <style:style style:name="Tabla1.1" style:family="table-row">
      <style:table-row-properties style:min-row-height="1.349cm" fo:keep-together="auto"/>
    </style:style>
    <style:style style:name="Tabla1.A1" style:family="table-cell">
      <style:table-cell-properties style:vertical-align="middle"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6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1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1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1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1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" style:family="table">
      <style:table-properties style:width="15.282cm" fo:margin-left="-0.208cm" table:align="left" style:writing-mode="lr-tb"/>
    </style:style>
    <style:style style:name="Tabla2.A" style:family="table-column">
      <style:table-column-properties style:column-width="4.001cm"/>
    </style:style>
    <style:style style:name="Tabla2.B" style:family="table-column">
      <style:table-column-properties style:column-width="6.163cm"/>
    </style:style>
    <style:style style:name="Tabla2.C" style:family="table-column">
      <style:table-column-properties style:column-width="5.119cm"/>
    </style:style>
    <style:style style:name="Tabla2.1" style:family="table-row">
      <style:table-row-properties style:min-row-height="1.349cm" fo:keep-together="auto"/>
    </style:style>
    <style:style style:name="Tabla2.A1" style:family="table-cell">
      <style:table-cell-properties style:vertical-align="middle"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4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" style:family="table">
      <style:table-properties style:width="15.282cm" fo:margin-left="-0.208cm" table:align="left" style:writing-mode="lr-tb"/>
    </style:style>
    <style:style style:name="Tabla3.A" style:family="table-column">
      <style:table-column-properties style:column-width="4.001cm"/>
    </style:style>
    <style:style style:name="Tabla3.B" style:family="table-column">
      <style:table-column-properties style:column-width="6.163cm"/>
    </style:style>
    <style:style style:name="Tabla3.C" style:family="table-column">
      <style:table-column-properties style:column-width="5.119cm"/>
    </style:style>
    <style:style style:name="Tabla3.1" style:family="table-row">
      <style:table-row-properties style:min-row-height="1.349cm" fo:keep-together="auto"/>
    </style:style>
    <style:style style:name="Tabla3.A1" style:family="table-cell">
      <style:table-cell-properties style:vertical-align="middle"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3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A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A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B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A6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3.A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A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B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A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A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B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A1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B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A1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B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A1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B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A1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5.282cm" fo:margin-left="-0.208cm" table:align="left" style:writing-mode="lr-tb"/>
    </style:style>
    <style:style style:name="Tabla4.A" style:family="table-column">
      <style:table-column-properties style:column-width="4.001cm"/>
    </style:style>
    <style:style style:name="Tabla4.B" style:family="table-column">
      <style:table-column-properties style:column-width="6.163cm"/>
    </style:style>
    <style:style style:name="Tabla4.C" style:family="table-column">
      <style:table-column-properties style:column-width="5.119cm"/>
    </style:style>
    <style:style style:name="Tabla4.1" style:family="table-row">
      <style:table-row-properties style:min-row-height="1.349cm" fo:keep-together="auto"/>
    </style:style>
    <style:style style:name="Tabla4.A1" style:family="table-cell">
      <style:table-cell-properties style:vertical-align="middle"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4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A4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4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" style:family="table">
      <style:table-properties style:width="15.282cm" fo:margin-left="-0.208cm" table:align="left" style:writing-mode="lr-tb"/>
    </style:style>
    <style:style style:name="Tabla5.A" style:family="table-column">
      <style:table-column-properties style:column-width="4.001cm"/>
    </style:style>
    <style:style style:name="Tabla5.B" style:family="table-column">
      <style:table-column-properties style:column-width="6.163cm"/>
    </style:style>
    <style:style style:name="Tabla5.C" style:family="table-column">
      <style:table-column-properties style:column-width="5.119cm"/>
    </style:style>
    <style:style style:name="Tabla5.1" style:family="table-row">
      <style:table-row-properties style:min-row-height="1.349cm" fo:keep-together="auto"/>
    </style:style>
    <style:style style:name="Tabla5.A1" style:family="table-cell">
      <style:table-cell-properties style:vertical-align="middle"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5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A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A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B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A6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5.A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A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B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A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A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B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A1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B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A1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B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A1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B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A1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" style:family="table">
      <style:table-properties style:width="15.282cm" fo:margin-left="-0.208cm" table:align="left" style:writing-mode="lr-tb"/>
    </style:style>
    <style:style style:name="Tabla6.A" style:family="table-column">
      <style:table-column-properties style:column-width="4.001cm"/>
    </style:style>
    <style:style style:name="Tabla6.B" style:family="table-column">
      <style:table-column-properties style:column-width="6.163cm"/>
    </style:style>
    <style:style style:name="Tabla6.C" style:family="table-column">
      <style:table-column-properties style:column-width="5.119cm"/>
    </style:style>
    <style:style style:name="Tabla6.1" style:family="table-row">
      <style:table-row-properties style:min-row-height="1.349cm" fo:keep-together="auto"/>
    </style:style>
    <style:style style:name="Tabla6.A1" style:family="table-cell">
      <style:table-cell-properties style:vertical-align="middle"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6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6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6.A4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6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7" style:family="table">
      <style:table-properties style:width="15.282cm" fo:margin-left="-0.208cm" table:align="left" style:writing-mode="lr-tb"/>
    </style:style>
    <style:style style:name="Tabla7.A" style:family="table-column">
      <style:table-column-properties style:column-width="4.001cm"/>
    </style:style>
    <style:style style:name="Tabla7.B" style:family="table-column">
      <style:table-column-properties style:column-width="6.163cm"/>
    </style:style>
    <style:style style:name="Tabla7.C" style:family="table-column">
      <style:table-column-properties style:column-width="5.119cm"/>
    </style:style>
    <style:style style:name="Tabla7.1" style:family="table-row">
      <style:table-row-properties style:min-row-height="1.349cm" fo:keep-together="auto"/>
    </style:style>
    <style:style style:name="Tabla7.A1" style:family="table-cell">
      <style:table-cell-properties style:vertical-align="middle"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7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A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A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B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A6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7.A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7.A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B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7.A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7.A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B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7.A1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B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7.A1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B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7.A1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B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7.A1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8" style:family="table">
      <style:table-properties style:width="15.282cm" fo:margin-left="-0.208cm" table:align="left" style:writing-mode="lr-tb"/>
    </style:style>
    <style:style style:name="Tabla8.A" style:family="table-column">
      <style:table-column-properties style:column-width="4.001cm"/>
    </style:style>
    <style:style style:name="Tabla8.B" style:family="table-column">
      <style:table-column-properties style:column-width="6.163cm"/>
    </style:style>
    <style:style style:name="Tabla8.C" style:family="table-column">
      <style:table-column-properties style:column-width="5.119cm"/>
    </style:style>
    <style:style style:name="Tabla8.1" style:family="table-row">
      <style:table-row-properties style:min-row-height="1.349cm" fo:keep-together="auto"/>
    </style:style>
    <style:style style:name="Tabla8.A1" style:family="table-cell">
      <style:table-cell-properties style:vertical-align="middle"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8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.A4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8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9" style:family="table">
      <style:table-properties style:width="15.282cm" fo:margin-left="-0.208cm" table:align="left" style:writing-mode="lr-tb"/>
    </style:style>
    <style:style style:name="Tabla9.A" style:family="table-column">
      <style:table-column-properties style:column-width="4.001cm"/>
    </style:style>
    <style:style style:name="Tabla9.B" style:family="table-column">
      <style:table-column-properties style:column-width="6.163cm"/>
    </style:style>
    <style:style style:name="Tabla9.C" style:family="table-column">
      <style:table-column-properties style:column-width="5.119cm"/>
    </style:style>
    <style:style style:name="Tabla9.1" style:family="table-row">
      <style:table-row-properties style:min-row-height="1.349cm" fo:keep-together="auto"/>
    </style:style>
    <style:style style:name="Tabla9.A1" style:family="table-cell">
      <style:table-cell-properties style:vertical-align="middle"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9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9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9.A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9.A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B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9.A6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9.A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9.A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B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9.A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9.A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B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9.A1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B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9.A1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B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9.A1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B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9.A1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0" style:family="table">
      <style:table-properties style:width="15.282cm" fo:margin-left="-0.208cm" table:align="left" style:writing-mode="lr-tb"/>
    </style:style>
    <style:style style:name="Tabla10.A" style:family="table-column">
      <style:table-column-properties style:column-width="4.001cm"/>
    </style:style>
    <style:style style:name="Tabla10.B" style:family="table-column">
      <style:table-column-properties style:column-width="6.163cm"/>
    </style:style>
    <style:style style:name="Tabla10.C" style:family="table-column">
      <style:table-column-properties style:column-width="5.119cm"/>
    </style:style>
    <style:style style:name="Tabla10.1" style:family="table-row">
      <style:table-row-properties style:min-row-height="1.349cm" fo:keep-together="auto"/>
    </style:style>
    <style:style style:name="Tabla10.A1" style:family="table-cell">
      <style:table-cell-properties style:vertical-align="middle"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0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0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0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0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0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0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0.A4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0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1" style:family="table">
      <style:table-properties style:width="15.282cm" fo:margin-left="-0.208cm" table:align="left" style:writing-mode="lr-tb"/>
    </style:style>
    <style:style style:name="Tabla11.A" style:family="table-column">
      <style:table-column-properties style:column-width="4.001cm"/>
    </style:style>
    <style:style style:name="Tabla11.B" style:family="table-column">
      <style:table-column-properties style:column-width="6.163cm"/>
    </style:style>
    <style:style style:name="Tabla11.C" style:family="table-column">
      <style:table-column-properties style:column-width="5.119cm"/>
    </style:style>
    <style:style style:name="Tabla11.1" style:family="table-row">
      <style:table-row-properties style:min-row-height="1.349cm" fo:keep-together="auto"/>
    </style:style>
    <style:style style:name="Tabla11.A1" style:family="table-cell">
      <style:table-cell-properties style:vertical-align="middle"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1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1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1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1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1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1.A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1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1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1.A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1.B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1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1.A6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1.A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1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1.A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1.B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1.A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1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1.A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1.B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1.A1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1.B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1.A1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1.B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1.A1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1.B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1.A1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2" style:family="table">
      <style:table-properties style:width="15.282cm" fo:margin-left="-0.208cm" table:align="left" style:writing-mode="lr-tb"/>
    </style:style>
    <style:style style:name="Tabla12.A" style:family="table-column">
      <style:table-column-properties style:column-width="4.001cm"/>
    </style:style>
    <style:style style:name="Tabla12.B" style:family="table-column">
      <style:table-column-properties style:column-width="6.163cm"/>
    </style:style>
    <style:style style:name="Tabla12.C" style:family="table-column">
      <style:table-column-properties style:column-width="5.119cm"/>
    </style:style>
    <style:style style:name="Tabla12.1" style:family="table-row">
      <style:table-row-properties style:min-row-height="1.349cm" fo:keep-together="auto"/>
    </style:style>
    <style:style style:name="Tabla12.A1" style:family="table-cell">
      <style:table-cell-properties style:vertical-align="middle"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2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2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2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2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2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2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2.A4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2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3" style:family="table">
      <style:table-properties style:width="15.282cm" fo:margin-left="-0.208cm" table:align="left" style:writing-mode="lr-tb"/>
    </style:style>
    <style:style style:name="Tabla13.A" style:family="table-column">
      <style:table-column-properties style:column-width="4.001cm"/>
    </style:style>
    <style:style style:name="Tabla13.B" style:family="table-column">
      <style:table-column-properties style:column-width="6.163cm"/>
    </style:style>
    <style:style style:name="Tabla13.C" style:family="table-column">
      <style:table-column-properties style:column-width="5.119cm"/>
    </style:style>
    <style:style style:name="Tabla13.1" style:family="table-row">
      <style:table-row-properties style:min-row-height="1.349cm" fo:keep-together="auto"/>
    </style:style>
    <style:style style:name="Tabla13.A1" style:family="table-cell">
      <style:table-cell-properties style:vertical-align="middle"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3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3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3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3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3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3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3.A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3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3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3.A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3.B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3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3.A6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3.A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3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3.A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3.B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3.A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3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3.A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3.B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3.A1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3.B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3.A1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3.B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3.A1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3.B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3.A1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4" style:family="table">
      <style:table-properties style:width="15.282cm" fo:margin-left="-0.208cm" table:align="left" style:writing-mode="lr-tb"/>
    </style:style>
    <style:style style:name="Tabla14.A" style:family="table-column">
      <style:table-column-properties style:column-width="4.001cm"/>
    </style:style>
    <style:style style:name="Tabla14.B" style:family="table-column">
      <style:table-column-properties style:column-width="6.163cm"/>
    </style:style>
    <style:style style:name="Tabla14.C" style:family="table-column">
      <style:table-column-properties style:column-width="5.119cm"/>
    </style:style>
    <style:style style:name="Tabla14.1" style:family="table-row">
      <style:table-row-properties style:min-row-height="1.349cm" fo:keep-together="auto"/>
    </style:style>
    <style:style style:name="Tabla14.A1" style:family="table-cell">
      <style:table-cell-properties style:vertical-align="middle"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4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4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4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4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4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4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4.A4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4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5" style:family="table">
      <style:table-properties style:width="15.282cm" fo:margin-left="-0.208cm" table:align="left" style:writing-mode="lr-tb"/>
    </style:style>
    <style:style style:name="Tabla15.A" style:family="table-column">
      <style:table-column-properties style:column-width="4.001cm"/>
    </style:style>
    <style:style style:name="Tabla15.B" style:family="table-column">
      <style:table-column-properties style:column-width="6.163cm"/>
    </style:style>
    <style:style style:name="Tabla15.C" style:family="table-column">
      <style:table-column-properties style:column-width="5.119cm"/>
    </style:style>
    <style:style style:name="Tabla15.1" style:family="table-row">
      <style:table-row-properties style:min-row-height="1.349cm" fo:keep-together="auto"/>
    </style:style>
    <style:style style:name="Tabla15.A1" style:family="table-cell">
      <style:table-cell-properties style:vertical-align="middle"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5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5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5.A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5.A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B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5.A6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5.A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5.A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B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5.A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5.A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B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5.A1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B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5.A1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B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5.A1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.B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5.A1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6" style:family="table">
      <style:table-properties style:width="15.282cm" fo:margin-left="-0.208cm" table:align="left" style:writing-mode="lr-tb"/>
    </style:style>
    <style:style style:name="Tabla16.A" style:family="table-column">
      <style:table-column-properties style:column-width="4.001cm"/>
    </style:style>
    <style:style style:name="Tabla16.B" style:family="table-column">
      <style:table-column-properties style:column-width="6.163cm"/>
    </style:style>
    <style:style style:name="Tabla16.C" style:family="table-column">
      <style:table-column-properties style:column-width="5.119cm"/>
    </style:style>
    <style:style style:name="Tabla16.1" style:family="table-row">
      <style:table-row-properties style:min-row-height="1.349cm" fo:keep-together="auto"/>
    </style:style>
    <style:style style:name="Tabla16.A1" style:family="table-cell">
      <style:table-cell-properties style:vertical-align="middle"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6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6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6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6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6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6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6.A4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6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7" style:family="table">
      <style:table-properties style:width="15.282cm" fo:margin-left="-0.399cm" fo:margin-top="0cm" fo:margin-bottom="0cm" table:align="left"/>
    </style:style>
    <style:style style:name="Tabla17.A" style:family="table-column">
      <style:table-column-properties style:column-width="4.001cm"/>
    </style:style>
    <style:style style:name="Tabla17.B" style:family="table-column">
      <style:table-column-properties style:column-width="6.163cm"/>
    </style:style>
    <style:style style:name="Tabla17.C" style:family="table-column">
      <style:table-column-properties style:column-width="5.119cm"/>
    </style:style>
    <style:style style:name="Tabla17.1" style:family="table-row">
      <style:table-row-properties style:min-row-height="1.341cm" fo:keep-together="auto"/>
    </style:style>
    <style:style style:name="Tabla17.A1" style:family="table-cell">
      <style:table-cell-properties style:vertical-align="middle" fo:background-color="#000000" fo:padding-left="0.182cm" fo:padding-right="0.191cm" fo:padding-top="0cm" fo:padding-bottom="0cm" fo:border="0.5pt solid #000001">
        <style:background-image/>
      </style:table-cell-properties>
    </style:style>
    <style:style style:name="Tabla17.A2" style:family="table-cell">
      <style:table-cell-properties style:vertical-align="middle" fo:background-color="#ffffff" fo:padding-left="0.182cm" fo:padding-right="0.191cm" fo:padding-top="0cm" fo:padding-bottom="0cm" fo:border="0.5pt solid #000001">
        <style:background-image/>
      </style:table-cell-properties>
    </style:style>
    <style:style style:name="Tabla17.C2" style:family="table-cell">
      <style:table-cell-properties fo:background-color="#ffffff" fo:padding-left="0.182cm" fo:padding-right="0.191cm" fo:padding-top="0cm" fo:padding-bottom="0cm" fo:border="0.5pt solid #000001">
        <style:background-image/>
      </style:table-cell-properties>
    </style:style>
    <style:style style:name="Tabla17.C3" style:family="table-cell">
      <style:table-cell-properties fo:background-color="#ffffff" fo:padding-left="0.182cm" fo:padding-right="0.191cm" fo:padding-top="0cm" fo:padding-bottom="0cm" fo:border="0.5pt solid #000001">
        <style:background-image/>
      </style:table-cell-properties>
    </style:style>
    <style:style style:name="Tabla17.C4" style:family="table-cell">
      <style:table-cell-properties fo:background-color="#ffffff" fo:padding-left="0.182cm" fo:padding-right="0.191cm" fo:padding-top="0cm" fo:padding-bottom="0cm" fo:border="0.5pt solid #000001">
        <style:background-image/>
      </style:table-cell-properties>
    </style:style>
    <style:style style:name="Tabla17.C5" style:family="table-cell">
      <style:table-cell-properties fo:background-color="#ffffff" fo:padding-left="0.182cm" fo:padding-right="0.191cm" fo:padding-top="0cm" fo:padding-bottom="0cm" fo:border="0.5pt solid #000001">
        <style:background-image/>
      </style:table-cell-properties>
    </style:style>
    <style:style style:name="Tabla17.A6" style:family="table-cell">
      <style:table-cell-properties style:vertical-align="middle" fo:background-color="#cccccc" fo:padding-left="0.182cm" fo:padding-right="0.191cm" fo:padding-top="0cm" fo:padding-bottom="0cm" fo:border="0.5pt solid #000001">
        <style:background-image/>
      </style:table-cell-properties>
    </style:style>
    <style:style style:name="Tabla18" style:family="table">
      <style:table-properties style:width="15.282cm" fo:margin-left="-0.399cm" fo:margin-top="0cm" fo:margin-bottom="0cm" table:align="left"/>
    </style:style>
    <style:style style:name="Tabla18.A" style:family="table-column">
      <style:table-column-properties style:column-width="4.001cm"/>
    </style:style>
    <style:style style:name="Tabla18.B" style:family="table-column">
      <style:table-column-properties style:column-width="6.163cm"/>
    </style:style>
    <style:style style:name="Tabla18.C" style:family="table-column">
      <style:table-column-properties style:column-width="5.119cm"/>
    </style:style>
    <style:style style:name="Tabla18.1" style:family="table-row">
      <style:table-row-properties style:min-row-height="1.341cm" fo:keep-together="auto"/>
    </style:style>
    <style:style style:name="Tabla18.A1" style:family="table-cell">
      <style:table-cell-properties style:vertical-align="middle" fo:background-color="#000000" fo:padding-left="0.182cm" fo:padding-right="0.191cm" fo:padding-top="0cm" fo:padding-bottom="0cm" fo:border="0.5pt solid #000001">
        <style:background-image/>
      </style:table-cell-properties>
    </style:style>
    <style:style style:name="Tabla18.A2" style:family="table-cell">
      <style:table-cell-properties style:vertical-align="middle" fo:background-color="#ffffff" fo:padding-left="0.182cm" fo:padding-right="0.191cm" fo:padding-top="0cm" fo:padding-bottom="0cm" fo:border="0.5pt solid #000001">
        <style:background-image/>
      </style:table-cell-properties>
    </style:style>
    <style:style style:name="Tabla18.C2" style:family="table-cell">
      <style:table-cell-properties fo:background-color="#ffffff" fo:padding-left="0.182cm" fo:padding-right="0.191cm" fo:padding-top="0cm" fo:padding-bottom="0cm" fo:border="0.5pt solid #000001">
        <style:background-image/>
      </style:table-cell-properties>
    </style:style>
    <style:style style:name="Tabla18.C3" style:family="table-cell">
      <style:table-cell-properties fo:background-color="#ffffff" fo:padding-left="0.182cm" fo:padding-right="0.191cm" fo:padding-top="0cm" fo:padding-bottom="0cm" fo:border="0.5pt solid #000001">
        <style:background-image/>
      </style:table-cell-properties>
    </style:style>
    <style:style style:name="Tabla18.A4" style:family="table-cell">
      <style:table-cell-properties style:vertical-align="middle" fo:background-color="#cccccc" fo:padding-left="0.182cm" fo:padding-right="0.191cm" fo:padding-top="0cm" fo:padding-bottom="0cm" fo:border="0.5pt solid #000001">
        <style:background-image/>
      </style:table-cell-properties>
    </style:style>
    <style:style style:name="Tabla19" style:family="table">
      <style:table-properties style:width="15.282cm" fo:margin-left="-0.399cm" fo:margin-top="0cm" fo:margin-bottom="0cm" fo:break-before="page" table:align="left"/>
    </style:style>
    <style:style style:name="Tabla19.A" style:family="table-column">
      <style:table-column-properties style:column-width="4.001cm"/>
    </style:style>
    <style:style style:name="Tabla19.B" style:family="table-column">
      <style:table-column-properties style:column-width="6.163cm"/>
    </style:style>
    <style:style style:name="Tabla19.C" style:family="table-column">
      <style:table-column-properties style:column-width="5.119cm"/>
    </style:style>
    <style:style style:name="Tabla19.1" style:family="table-row">
      <style:table-row-properties style:min-row-height="1.341cm" fo:keep-together="auto"/>
    </style:style>
    <style:style style:name="Tabla19.A1" style:family="table-cell">
      <style:table-cell-properties style:vertical-align="middle" fo:background-color="#000000" fo:padding-left="0.182cm" fo:padding-right="0.191cm" fo:padding-top="0cm" fo:padding-bottom="0cm" fo:border="0.5pt solid #000001">
        <style:background-image/>
      </style:table-cell-properties>
    </style:style>
    <style:style style:name="Tabla19.A2" style:family="table-cell">
      <style:table-cell-properties style:vertical-align="middle" fo:background-color="#ffffff" fo:padding-left="0.182cm" fo:padding-right="0.191cm" fo:padding-top="0cm" fo:padding-bottom="0cm" fo:border="0.5pt solid #000001">
        <style:background-image/>
      </style:table-cell-properties>
    </style:style>
    <style:style style:name="Tabla19.C2" style:family="table-cell">
      <style:table-cell-properties fo:background-color="#ffffff" fo:padding-left="0.182cm" fo:padding-right="0.191cm" fo:padding-top="0cm" fo:padding-bottom="0cm" fo:border="0.5pt solid #000001">
        <style:background-image/>
      </style:table-cell-properties>
    </style:style>
    <style:style style:name="Tabla19.C3" style:family="table-cell">
      <style:table-cell-properties fo:background-color="#ffffff" fo:padding-left="0.182cm" fo:padding-right="0.191cm" fo:padding-top="0cm" fo:padding-bottom="0cm" fo:border="0.5pt solid #000001">
        <style:background-image/>
      </style:table-cell-properties>
    </style:style>
    <style:style style:name="Tabla19.C4" style:family="table-cell">
      <style:table-cell-properties fo:background-color="#ffffff" fo:padding-left="0.182cm" fo:padding-right="0.191cm" fo:padding-top="0cm" fo:padding-bottom="0cm" fo:border="0.5pt solid #000001">
        <style:background-image/>
      </style:table-cell-properties>
    </style:style>
    <style:style style:name="Tabla19.C5" style:family="table-cell">
      <style:table-cell-properties fo:background-color="#ffffff" fo:padding-left="0.182cm" fo:padding-right="0.191cm" fo:padding-top="0cm" fo:padding-bottom="0cm" fo:border="0.5pt solid #000001">
        <style:background-image/>
      </style:table-cell-properties>
    </style:style>
    <style:style style:name="Tabla19.A6" style:family="table-cell">
      <style:table-cell-properties style:vertical-align="middle" fo:background-color="#cccccc" fo:padding-left="0.182cm" fo:padding-right="0.191cm" fo:padding-top="0cm" fo:padding-bottom="0cm" fo:border="0.5pt solid #000001">
        <style:background-image/>
      </style:table-cell-properties>
    </style:style>
    <style:style style:name="Tabla20" style:family="table">
      <style:table-properties style:width="15.282cm" fo:margin-left="-0.399cm" fo:margin-top="0cm" fo:margin-bottom="0cm" table:align="left"/>
    </style:style>
    <style:style style:name="Tabla20.A" style:family="table-column">
      <style:table-column-properties style:column-width="4.001cm"/>
    </style:style>
    <style:style style:name="Tabla20.B" style:family="table-column">
      <style:table-column-properties style:column-width="6.163cm"/>
    </style:style>
    <style:style style:name="Tabla20.C" style:family="table-column">
      <style:table-column-properties style:column-width="5.119cm"/>
    </style:style>
    <style:style style:name="Tabla20.1" style:family="table-row">
      <style:table-row-properties style:min-row-height="1.341cm" fo:keep-together="auto"/>
    </style:style>
    <style:style style:name="Tabla20.A1" style:family="table-cell">
      <style:table-cell-properties style:vertical-align="middle" fo:background-color="#000000" fo:padding-left="0.182cm" fo:padding-right="0.191cm" fo:padding-top="0cm" fo:padding-bottom="0cm" fo:border="0.5pt solid #000001">
        <style:background-image/>
      </style:table-cell-properties>
    </style:style>
    <style:style style:name="Tabla20.A2" style:family="table-cell">
      <style:table-cell-properties style:vertical-align="middle" fo:background-color="#ffffff" fo:padding-left="0.182cm" fo:padding-right="0.191cm" fo:padding-top="0cm" fo:padding-bottom="0cm" fo:border="0.5pt solid #000001">
        <style:background-image/>
      </style:table-cell-properties>
    </style:style>
    <style:style style:name="Tabla20.C2" style:family="table-cell">
      <style:table-cell-properties fo:background-color="#ffffff" fo:padding-left="0.182cm" fo:padding-right="0.191cm" fo:padding-top="0cm" fo:padding-bottom="0cm" fo:border="0.5pt solid #000001">
        <style:background-image/>
      </style:table-cell-properties>
    </style:style>
    <style:style style:name="Tabla20.C3" style:family="table-cell">
      <style:table-cell-properties fo:background-color="#ffffff" fo:padding-left="0.182cm" fo:padding-right="0.191cm" fo:padding-top="0cm" fo:padding-bottom="0cm" fo:border="0.5pt solid #000001">
        <style:background-image/>
      </style:table-cell-properties>
    </style:style>
    <style:style style:name="Tabla20.A4" style:family="table-cell">
      <style:table-cell-properties style:vertical-align="middle" fo:background-color="#cccccc" fo:padding-left="0.182cm" fo:padding-right="0.191cm" fo:padding-top="0cm" fo:padding-bottom="0cm" fo:border="0.5pt solid #000001">
        <style:background-image/>
      </style:table-cell-properties>
    </style:style>
    <style:style style:name="Tabla21" style:family="table">
      <style:table-properties style:width="14.998cm" fo:margin-left="-0.191cm" fo:margin-top="0cm" fo:margin-bottom="0cm" table:align="left"/>
    </style:style>
    <style:style style:name="Tabla21.A" style:family="table-column">
      <style:table-column-properties style:column-width="3.891cm"/>
    </style:style>
    <style:style style:name="Tabla21.B" style:family="table-column">
      <style:table-column-properties style:column-width="5.955cm"/>
    </style:style>
    <style:style style:name="Tabla21.C" style:family="table-column">
      <style:table-column-properties style:column-width="5.152cm"/>
    </style:style>
    <style:style style:name="Tabla21.1" style:family="table-row">
      <style:table-row-properties fo:keep-together="auto"/>
    </style:style>
    <style:style style:name="Tabla21.A1" style:family="table-cell">
      <style:table-cell-properties fo:background-color="#000000" fo:padding="0.176cm" fo:border="0.75pt solid #000001">
        <style:background-image/>
      </style:table-cell-properties>
    </style:style>
    <style:style style:name="Tabla21.A2" style:family="table-cell">
      <style:table-cell-properties fo:padding="0.176cm" fo:border-left="0.75pt solid #000001" fo:border-right="none" fo:border-top="0.75pt solid #000001" fo:border-bottom="0.75pt solid #000001"/>
    </style:style>
    <style:style style:name="Tabla21.B2" style:family="table-cell">
      <style:table-cell-properties fo:padding="0.176cm" fo:border-left="0.75pt solid #000001" fo:border-right="none" fo:border-top="0.75pt solid #000001" fo:border-bottom="0.75pt solid #000001"/>
    </style:style>
    <style:style style:name="Tabla21.C2" style:family="table-cell">
      <style:table-cell-properties fo:padding="0.176cm" fo:border="0.75pt solid #000001"/>
    </style:style>
    <style:style style:name="Tabla21.A3" style:family="table-cell">
      <style:table-cell-properties fo:padding="0.176cm" fo:border-left="0.75pt solid #000001" fo:border-right="none" fo:border-top="0.75pt solid #000001" fo:border-bottom="0.75pt solid #000001"/>
    </style:style>
    <style:style style:name="Tabla21.B3" style:family="table-cell">
      <style:table-cell-properties fo:padding="0.176cm" fo:border-left="0.75pt solid #000001" fo:border-right="none" fo:border-top="0.75pt solid #000001" fo:border-bottom="0.75pt solid #000001"/>
    </style:style>
    <style:style style:name="Tabla21.C3" style:family="table-cell">
      <style:table-cell-properties fo:padding="0.176cm" fo:border-left="none" fo:border-right="0.75pt solid #000001" fo:border-top="none" fo:border-bottom="0.75pt solid #000001"/>
    </style:style>
    <style:style style:name="Tabla21.A4" style:family="table-cell">
      <style:table-cell-properties fo:padding="0.176cm" fo:border-left="0.75pt solid #000001" fo:border-right="none" fo:border-top="0.75pt solid #000001" fo:border-bottom="0.75pt solid #000001"/>
    </style:style>
    <style:style style:name="Tabla21.B4" style:family="table-cell">
      <style:table-cell-properties fo:padding="0.176cm" fo:border-left="0.75pt solid #000001" fo:border-right="none" fo:border-top="0.75pt solid #000001" fo:border-bottom="0.75pt solid #000001"/>
    </style:style>
    <style:style style:name="Tabla21.C4" style:family="table-cell">
      <style:table-cell-properties fo:padding="0.176cm" fo:border-left="none" fo:border-right="0.75pt solid #000001" fo:border-top="none" fo:border-bottom="0.75pt solid #000001"/>
    </style:style>
    <style:style style:name="Tabla21.A5" style:family="table-cell">
      <style:table-cell-properties fo:padding="0.176cm" fo:border-left="0.75pt solid #000001" fo:border-right="none" fo:border-top="0.75pt solid #000001" fo:border-bottom="0.75pt solid #000001"/>
    </style:style>
    <style:style style:name="Tabla21.B5" style:family="table-cell">
      <style:table-cell-properties fo:padding="0.176cm" fo:border-left="0.75pt solid #000001" fo:border-right="none" fo:border-top="0.75pt solid #000001" fo:border-bottom="0.75pt solid #000001"/>
    </style:style>
    <style:style style:name="Tabla21.C5" style:family="table-cell">
      <style:table-cell-properties fo:padding="0.176cm" fo:border-left="none" fo:border-right="0.75pt solid #000001" fo:border-top="none" fo:border-bottom="0.75pt solid #000001"/>
    </style:style>
    <style:style style:name="Tabla21.A6" style:family="table-cell">
      <style:table-cell-properties fo:background-color="#cccccc" fo:padding="0.176cm" fo:border="0.75pt solid #000001">
        <style:background-image/>
      </style:table-cell-properties>
    </style:style>
    <style:style style:name="Tabla21.A7" style:family="table-cell">
      <style:table-cell-properties fo:padding="0.176cm" fo:border-left="0.75pt solid #000001" fo:border-right="none" fo:border-top="0.75pt solid #000001" fo:border-bottom="0.75pt solid #000001"/>
    </style:style>
    <style:style style:name="Tabla21.B7" style:family="table-cell">
      <style:table-cell-properties fo:padding="0.176cm" fo:border="0.75pt solid #000001"/>
    </style:style>
    <style:style style:name="Tabla21.A8" style:family="table-cell">
      <style:table-cell-properties fo:padding="0.176cm" fo:border-left="0.75pt solid #000001" fo:border-right="none" fo:border-top="0.75pt solid #000001" fo:border-bottom="0.75pt solid #000001"/>
    </style:style>
    <style:style style:name="Tabla21.B8" style:family="table-cell">
      <style:table-cell-properties fo:padding="0.176cm" fo:border="0.75pt solid #000001"/>
    </style:style>
    <style:style style:name="Tabla21.A9" style:family="table-cell">
      <style:table-cell-properties fo:padding="0.176cm" fo:border-left="0.75pt solid #000001" fo:border-right="none" fo:border-top="0.75pt solid #000001" fo:border-bottom="0.75pt solid #000001"/>
    </style:style>
    <style:style style:name="Tabla21.B9" style:family="table-cell">
      <style:table-cell-properties fo:padding="0.176cm" fo:border="0.75pt solid #000001"/>
    </style:style>
    <style:style style:name="Tabla21.A11" style:family="table-cell">
      <style:table-cell-properties fo:padding="0.176cm" fo:border-left="0.75pt solid #000001" fo:border-right="none" fo:border-top="0.75pt solid #000001" fo:border-bottom="0.75pt solid #000001"/>
    </style:style>
    <style:style style:name="Tabla21.B11" style:family="table-cell">
      <style:table-cell-properties fo:padding="0.176cm" fo:border="0.75pt solid #000001"/>
    </style:style>
    <style:style style:name="Tabla21.A12" style:family="table-cell">
      <style:table-cell-properties fo:padding="0.176cm" fo:border-left="0.75pt solid #000001" fo:border-right="none" fo:border-top="0.75pt solid #000001" fo:border-bottom="0.75pt solid #000001"/>
    </style:style>
    <style:style style:name="Tabla21.B12" style:family="table-cell">
      <style:table-cell-properties fo:padding="0.176cm" fo:border="0.75pt solid #000001"/>
    </style:style>
    <style:style style:name="Tabla21.A14" style:family="table-cell">
      <style:table-cell-properties fo:padding="0.176cm" fo:border-left="0.75pt solid #000001" fo:border-right="none" fo:border-top="0.75pt solid #000001" fo:border-bottom="0.75pt solid #000001"/>
    </style:style>
    <style:style style:name="Tabla21.B14" style:family="table-cell">
      <style:table-cell-properties fo:padding="0.176cm" fo:border="0.75pt solid #000001"/>
    </style:style>
    <style:style style:name="Tabla21.A15" style:family="table-cell">
      <style:table-cell-properties fo:padding="0.176cm" fo:border-left="0.75pt solid #000001" fo:border-right="none" fo:border-top="0.75pt solid #000001" fo:border-bottom="0.75pt solid #000001"/>
    </style:style>
    <style:style style:name="Tabla21.B15" style:family="table-cell">
      <style:table-cell-properties fo:padding="0.176cm" fo:border="0.75pt solid #000001"/>
    </style:style>
    <style:style style:name="Tabla21.A17" style:family="table-cell">
      <style:table-cell-properties fo:padding="0.176cm" fo:border="0.75pt solid #000001"/>
    </style:style>
    <style:style style:name="Tabla22" style:family="table">
      <style:table-properties style:width="14.998cm" fo:margin-left="-0.191cm" fo:margin-top="0cm" fo:margin-bottom="0cm" table:align="left"/>
    </style:style>
    <style:style style:name="Tabla22.A" style:family="table-column">
      <style:table-column-properties style:column-width="3.891cm"/>
    </style:style>
    <style:style style:name="Tabla22.B" style:family="table-column">
      <style:table-column-properties style:column-width="5.955cm"/>
    </style:style>
    <style:style style:name="Tabla22.C" style:family="table-column">
      <style:table-column-properties style:column-width="5.152cm"/>
    </style:style>
    <style:style style:name="Tabla22.1" style:family="table-row">
      <style:table-row-properties fo:keep-together="auto"/>
    </style:style>
    <style:style style:name="Tabla22.A1" style:family="table-cell">
      <style:table-cell-properties fo:background-color="#000000" fo:padding="0.176cm" fo:border="0.75pt solid #000001">
        <style:background-image/>
      </style:table-cell-properties>
    </style:style>
    <style:style style:name="Tabla22.A2" style:family="table-cell">
      <style:table-cell-properties fo:padding="0.176cm" fo:border-left="0.75pt solid #000001" fo:border-right="none" fo:border-top="0.75pt solid #000001" fo:border-bottom="0.75pt solid #000001"/>
    </style:style>
    <style:style style:name="Tabla22.B2" style:family="table-cell">
      <style:table-cell-properties fo:padding="0.176cm" fo:border-left="0.75pt solid #000001" fo:border-right="none" fo:border-top="0.75pt solid #000001" fo:border-bottom="0.75pt solid #000001"/>
    </style:style>
    <style:style style:name="Tabla22.C2" style:family="table-cell">
      <style:table-cell-properties fo:padding="0.176cm" fo:border="0.75pt solid #000001"/>
    </style:style>
    <style:style style:name="Tabla22.A3" style:family="table-cell">
      <style:table-cell-properties fo:padding="0.176cm" fo:border-left="0.75pt solid #000001" fo:border-right="none" fo:border-top="0.75pt solid #000001" fo:border-bottom="0.75pt solid #000001"/>
    </style:style>
    <style:style style:name="Tabla22.B3" style:family="table-cell">
      <style:table-cell-properties fo:padding="0.176cm" fo:border-left="0.75pt solid #000001" fo:border-right="none" fo:border-top="0.75pt solid #000001" fo:border-bottom="0.75pt solid #000001"/>
    </style:style>
    <style:style style:name="Tabla22.C3" style:family="table-cell">
      <style:table-cell-properties fo:padding="0.176cm" fo:border-left="none" fo:border-right="0.75pt solid #000001" fo:border-top="none" fo:border-bottom="0.75pt solid #000001"/>
    </style:style>
    <style:style style:name="Tabla22.A4" style:family="table-cell">
      <style:table-cell-properties fo:background-color="#cccccc" fo:padding="0.176cm" fo:border="0.75pt solid #000001">
        <style:background-image/>
      </style:table-cell-properties>
    </style:style>
    <style:style style:name="Tabla22.A5" style:family="table-cell">
      <style:table-cell-properties fo:padding="0.176cm" fo:border="0.75pt solid #000001"/>
    </style:style>
    <style:style style:name="Tabla23" style:family="table">
      <style:table-properties style:width="14.998cm" fo:margin-left="-0.191cm" fo:margin-top="0cm" fo:margin-bottom="0cm" table:align="left"/>
    </style:style>
    <style:style style:name="Tabla23.A" style:family="table-column">
      <style:table-column-properties style:column-width="3.891cm"/>
    </style:style>
    <style:style style:name="Tabla23.B" style:family="table-column">
      <style:table-column-properties style:column-width="5.955cm"/>
    </style:style>
    <style:style style:name="Tabla23.C" style:family="table-column">
      <style:table-column-properties style:column-width="5.152cm"/>
    </style:style>
    <style:style style:name="Tabla23.1" style:family="table-row">
      <style:table-row-properties fo:keep-together="auto"/>
    </style:style>
    <style:style style:name="Tabla23.A1" style:family="table-cell">
      <style:table-cell-properties fo:background-color="#000000" fo:padding="0.176cm" fo:border="0.75pt solid #000001">
        <style:background-image/>
      </style:table-cell-properties>
    </style:style>
    <style:style style:name="Tabla23.A2" style:family="table-cell">
      <style:table-cell-properties fo:padding="0.176cm" fo:border-left="0.75pt solid #000001" fo:border-right="none" fo:border-top="0.75pt solid #000001" fo:border-bottom="0.75pt solid #000001"/>
    </style:style>
    <style:style style:name="Tabla23.B2" style:family="table-cell">
      <style:table-cell-properties fo:padding="0.176cm" fo:border-left="0.75pt solid #000001" fo:border-right="none" fo:border-top="0.75pt solid #000001" fo:border-bottom="0.75pt solid #000001"/>
    </style:style>
    <style:style style:name="Tabla23.C2" style:family="table-cell">
      <style:table-cell-properties fo:padding="0.176cm" fo:border="0.75pt solid #000001"/>
    </style:style>
    <style:style style:name="Tabla23.3" style:family="table-row">
      <style:table-row-properties style:min-row-height="1.177cm" fo:keep-together="auto"/>
    </style:style>
    <style:style style:name="Tabla23.A3" style:family="table-cell">
      <style:table-cell-properties fo:padding="0.176cm" fo:border-left="0.75pt solid #000001" fo:border-right="none" fo:border-top="0.75pt solid #000001" fo:border-bottom="0.75pt solid #000001"/>
    </style:style>
    <style:style style:name="Tabla23.B3" style:family="table-cell">
      <style:table-cell-properties fo:padding="0.176cm" fo:border-left="0.75pt solid #000001" fo:border-right="none" fo:border-top="0.75pt solid #000001" fo:border-bottom="0.75pt solid #000001"/>
    </style:style>
    <style:style style:name="Tabla23.C3" style:family="table-cell">
      <style:table-cell-properties fo:padding="0.176cm" fo:border-left="none" fo:border-right="0.75pt solid #000001" fo:border-top="none" fo:border-bottom="0.75pt solid #000001"/>
    </style:style>
    <style:style style:name="Tabla23.A4" style:family="table-cell">
      <style:table-cell-properties fo:padding="0.176cm" fo:border-left="0.75pt solid #000001" fo:border-right="none" fo:border-top="0.75pt solid #000001" fo:border-bottom="0.75pt solid #000001"/>
    </style:style>
    <style:style style:name="Tabla23.B4" style:family="table-cell">
      <style:table-cell-properties fo:padding="0.176cm" fo:border-left="0.75pt solid #000001" fo:border-right="none" fo:border-top="0.75pt solid #000001" fo:border-bottom="0.75pt solid #000001"/>
    </style:style>
    <style:style style:name="Tabla23.C4" style:family="table-cell">
      <style:table-cell-properties fo:padding="0.176cm" fo:border-left="none" fo:border-right="0.75pt solid #000001" fo:border-top="none" fo:border-bottom="0.75pt solid #000001"/>
    </style:style>
    <style:style style:name="Tabla23.A5" style:family="table-cell">
      <style:table-cell-properties fo:padding="0.176cm" fo:border-left="0.75pt solid #000001" fo:border-right="none" fo:border-top="0.75pt solid #000001" fo:border-bottom="0.75pt solid #000001"/>
    </style:style>
    <style:style style:name="Tabla23.B5" style:family="table-cell">
      <style:table-cell-properties fo:padding="0.176cm" fo:border-left="0.75pt solid #000001" fo:border-right="none" fo:border-top="0.75pt solid #000001" fo:border-bottom="0.75pt solid #000001"/>
    </style:style>
    <style:style style:name="Tabla23.C5" style:family="table-cell">
      <style:table-cell-properties fo:padding="0.176cm" fo:border-left="none" fo:border-right="0.75pt solid #000001" fo:border-top="none" fo:border-bottom="0.75pt solid #000001"/>
    </style:style>
    <style:style style:name="Tabla23.A6" style:family="table-cell">
      <style:table-cell-properties fo:background-color="#cccccc" fo:padding="0.176cm" fo:border="0.75pt solid #000001">
        <style:background-image/>
      </style:table-cell-properties>
    </style:style>
    <style:style style:name="Tabla23.A7" style:family="table-cell">
      <style:table-cell-properties fo:padding="0.176cm" fo:border-left="0.75pt solid #000001" fo:border-right="none" fo:border-top="0.75pt solid #000001" fo:border-bottom="0.75pt solid #000001"/>
    </style:style>
    <style:style style:name="Tabla23.B7" style:family="table-cell">
      <style:table-cell-properties fo:padding="0.176cm" fo:border="0.75pt solid #000001"/>
    </style:style>
    <style:style style:name="Tabla23.A8" style:family="table-cell">
      <style:table-cell-properties fo:padding="0.176cm" fo:border-left="0.75pt solid #000001" fo:border-right="none" fo:border-top="0.75pt solid #000001" fo:border-bottom="0.75pt solid #000001"/>
    </style:style>
    <style:style style:name="Tabla23.B8" style:family="table-cell">
      <style:table-cell-properties fo:padding="0.176cm" fo:border="0.75pt solid #000001"/>
    </style:style>
    <style:style style:name="Tabla23.A9" style:family="table-cell">
      <style:table-cell-properties fo:padding="0.176cm" fo:border-left="0.75pt solid #000001" fo:border-right="none" fo:border-top="0.75pt solid #000001" fo:border-bottom="0.75pt solid #000001"/>
    </style:style>
    <style:style style:name="Tabla23.B9" style:family="table-cell">
      <style:table-cell-properties fo:padding="0.176cm" fo:border="0.75pt solid #000001"/>
    </style:style>
    <style:style style:name="Tabla23.A11" style:family="table-cell">
      <style:table-cell-properties fo:padding="0.176cm" fo:border-left="0.75pt solid #000001" fo:border-right="none" fo:border-top="0.75pt solid #000001" fo:border-bottom="0.75pt solid #000001"/>
    </style:style>
    <style:style style:name="Tabla23.B11" style:family="table-cell">
      <style:table-cell-properties fo:padding="0.176cm" fo:border="0.75pt solid #000001"/>
    </style:style>
    <style:style style:name="Tabla23.A12" style:family="table-cell">
      <style:table-cell-properties fo:padding="0.176cm" fo:border-left="0.75pt solid #000001" fo:border-right="none" fo:border-top="0.75pt solid #000001" fo:border-bottom="0.75pt solid #000001"/>
    </style:style>
    <style:style style:name="Tabla23.B12" style:family="table-cell">
      <style:table-cell-properties fo:padding="0.176cm" fo:border="0.75pt solid #000001"/>
    </style:style>
    <style:style style:name="Tabla23.A14" style:family="table-cell">
      <style:table-cell-properties fo:padding="0.176cm" fo:border-left="0.75pt solid #000001" fo:border-right="none" fo:border-top="0.75pt solid #000001" fo:border-bottom="0.75pt solid #000001"/>
    </style:style>
    <style:style style:name="Tabla23.B14" style:family="table-cell">
      <style:table-cell-properties fo:padding="0.176cm" fo:border="0.75pt solid #000001"/>
    </style:style>
    <style:style style:name="Tabla23.A15" style:family="table-cell">
      <style:table-cell-properties fo:padding="0.176cm" fo:border-left="0.75pt solid #000001" fo:border-right="none" fo:border-top="0.75pt solid #000001" fo:border-bottom="0.75pt solid #000001"/>
    </style:style>
    <style:style style:name="Tabla23.B15" style:family="table-cell">
      <style:table-cell-properties fo:padding="0.176cm" fo:border="0.75pt solid #000001"/>
    </style:style>
    <style:style style:name="Tabla23.A17" style:family="table-cell">
      <style:table-cell-properties fo:padding="0.176cm" fo:border="0.75pt solid #000001"/>
    </style:style>
    <style:style style:name="Tabla24" style:family="table">
      <style:table-properties style:width="14.998cm" fo:margin-left="-0.191cm" fo:margin-top="0cm" fo:margin-bottom="0cm" table:align="left"/>
    </style:style>
    <style:style style:name="Tabla24.A" style:family="table-column">
      <style:table-column-properties style:column-width="3.891cm"/>
    </style:style>
    <style:style style:name="Tabla24.B" style:family="table-column">
      <style:table-column-properties style:column-width="5.955cm"/>
    </style:style>
    <style:style style:name="Tabla24.C" style:family="table-column">
      <style:table-column-properties style:column-width="5.152cm"/>
    </style:style>
    <style:style style:name="Tabla24.1" style:family="table-row">
      <style:table-row-properties fo:keep-together="auto"/>
    </style:style>
    <style:style style:name="Tabla24.A1" style:family="table-cell">
      <style:table-cell-properties fo:background-color="#000000" fo:padding="0.176cm" fo:border="0.75pt solid #000001">
        <style:background-image/>
      </style:table-cell-properties>
    </style:style>
    <style:style style:name="Tabla24.A2" style:family="table-cell">
      <style:table-cell-properties fo:padding="0.176cm" fo:border-left="0.75pt solid #000001" fo:border-right="none" fo:border-top="0.75pt solid #000001" fo:border-bottom="0.75pt solid #000001"/>
    </style:style>
    <style:style style:name="Tabla24.B2" style:family="table-cell">
      <style:table-cell-properties fo:padding="0.176cm" fo:border-left="0.75pt solid #000001" fo:border-right="none" fo:border-top="0.75pt solid #000001" fo:border-bottom="0.75pt solid #000001"/>
    </style:style>
    <style:style style:name="Tabla24.C2" style:family="table-cell">
      <style:table-cell-properties fo:padding="0.176cm" fo:border="0.75pt solid #000001"/>
    </style:style>
    <style:style style:name="Tabla24.A3" style:family="table-cell">
      <style:table-cell-properties fo:padding="0.176cm" fo:border-left="0.75pt solid #000001" fo:border-right="none" fo:border-top="0.75pt solid #000001" fo:border-bottom="0.75pt solid #000001"/>
    </style:style>
    <style:style style:name="Tabla24.B3" style:family="table-cell">
      <style:table-cell-properties fo:padding="0.176cm" fo:border-left="0.75pt solid #000001" fo:border-right="none" fo:border-top="0.75pt solid #000001" fo:border-bottom="0.75pt solid #000001"/>
    </style:style>
    <style:style style:name="Tabla24.C3" style:family="table-cell">
      <style:table-cell-properties fo:padding="0.176cm" fo:border-left="none" fo:border-right="0.75pt solid #000001" fo:border-top="none" fo:border-bottom="0.75pt solid #000001"/>
    </style:style>
    <style:style style:name="Tabla24.A4" style:family="table-cell">
      <style:table-cell-properties fo:background-color="#cccccc" fo:padding="0.176cm" fo:border="0.75pt solid #000001">
        <style:background-image/>
      </style:table-cell-properties>
    </style:style>
    <style:style style:name="Tabla24.A5" style:family="table-cell">
      <style:table-cell-properties fo:padding="0.176cm" fo:border="0.75pt solid #000001"/>
    </style:style>
    <style:style style:name="P1" style:family="paragraph" style:parent-style-name="Standard">
      <style:paragraph-properties fo:margin-top="0cm" fo:margin-bottom="0cm" loext:contextual-spacing="false" style:text-autospace="none"/>
    </style:style>
    <style:style style:name="P2" style:family="paragraph" style:parent-style-name="Standard">
      <style:paragraph-properties fo:margin-top="0cm" fo:margin-bottom="0cm" loext:contextual-spacing="false" style:text-autospace="none"/>
      <style:text-properties officeooo:paragraph-rsid="000514fb"/>
    </style:style>
    <style:style style:name="P3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fo:font-weight="bold" style:font-weight-asian="bold" style:font-name-complex="Arial"/>
    </style:style>
    <style:style style:name="P4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fo:font-weight="bold" officeooo:paragraph-rsid="000514fb" style:font-weight-asian="bold" style:font-name-complex="Arial"/>
    </style:style>
    <style:style style:name="P5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fo:font-weight="bold" style:font-weight-asian="bold" style:font-name-complex="Arial" style:font-weight-complex="bold"/>
    </style:style>
    <style:style style:name="P6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fo:font-weight="bold" officeooo:paragraph-rsid="000514fb" style:font-weight-asian="bold" style:font-name-complex="Arial" style:font-weight-complex="bold"/>
    </style:style>
    <style:style style:name="P7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style:font-name-complex="Arial"/>
    </style:style>
    <style:style style:name="P8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officeooo:paragraph-rsid="000514fb" style:font-name-complex="Arial"/>
    </style:style>
    <style:style style:name="P9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officeooo:rsid="00041203" officeooo:paragraph-rsid="00041203" style:font-name-complex="Arial" style:font-weight-complex="bold"/>
    </style:style>
    <style:style style:name="P10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officeooo:rsid="000514fb" officeooo:paragraph-rsid="000514fb" style:font-name-complex="Arial" style:font-weight-complex="bold"/>
    </style:style>
    <style:style style:name="P11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041203" officeooo:paragraph-rsid="00041203"/>
    </style:style>
    <style:style style:name="P12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041203" officeooo:paragraph-rsid="000514fb"/>
    </style:style>
    <style:style style:name="P13" style:family="paragraph" style:parent-style-name="Standard">
      <style:paragraph-properties fo:margin-top="0cm" fo:margin-bottom="0cm" loext:contextual-spacing="false" style:text-autospace="none"/>
      <style:text-properties fo:color="#0000cc" fo:font-size="36pt" fo:font-weight="bold" officeooo:rsid="00041203" officeooo:paragraph-rsid="00041203" style:font-size-asian="36pt" style:font-weight-asian="bold" style:font-size-complex="36pt" style:font-weight-complex="bold"/>
    </style:style>
    <style:style style:name="P14" style:family="paragraph" style:parent-style-name="Standard">
      <style:paragraph-properties fo:margin-top="0cm" fo:margin-bottom="0cm" loext:contextual-spacing="false" fo:text-align="center" style:justify-single-word="false" style:text-autospace="none"/>
      <style:text-properties fo:color="#0000cc" fo:font-size="36pt" fo:font-weight="bold" officeooo:rsid="00041203" officeooo:paragraph-rsid="00041203" style:font-size-asian="36pt" style:font-weight-asian="bold" style:font-size-complex="36pt" style:font-weight-complex="bold"/>
    </style:style>
    <style:style style:name="P15" style:family="paragraph" style:parent-style-name="Standard">
      <style:paragraph-properties fo:margin-top="0cm" fo:margin-bottom="0cm" loext:contextual-spacing="false" style:text-autospace="none"/>
      <style:text-properties officeooo:rsid="000514fb" officeooo:paragraph-rsid="000514fb"/>
    </style:style>
    <style:style style:name="P16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0514fb" officeooo:paragraph-rsid="000514fb"/>
    </style:style>
    <style:style style:name="P17" style:family="paragraph" style:parent-style-name="Standard">
      <style:paragraph-properties fo:margin-top="0cm" fo:margin-bottom="0cm" loext:contextual-spacing="false" fo:break-before="page" style:text-autospace="none"/>
      <style:text-properties officeooo:paragraph-rsid="000514fb"/>
    </style:style>
    <style:style style:name="P18" style:family="paragraph" style:parent-style-name="Preformatted_20_Text">
      <style:paragraph-properties fo:margin-top="0cm" fo:margin-bottom="0cm" loext:contextual-spacing="false" fo:text-align="end" style:justify-single-word="false" style:text-autospace="none"/>
      <style:text-properties officeooo:rsid="0023fdcf" officeooo:paragraph-rsid="00041203"/>
    </style:style>
    <style:style style:name="P19" style:family="paragraph" style:parent-style-name="Standard">
      <style:paragraph-properties fo:margin-top="0.212cm" fo:margin-bottom="0.212cm" loext:contextual-spacing="false" fo:text-align="start" style:justify-single-word="false" fo:orphans="2" fo:widows="2" style:writing-mode="lr-tb"/>
      <style:text-properties officeooo:paragraph-rsid="000514fb"/>
    </style:style>
    <style:style style:name="P20" style:family="paragraph" style:parent-style-name="Preformatted_20_Text">
      <style:paragraph-properties fo:text-align="end" style:justify-single-word="false"/>
      <style:text-properties officeooo:rsid="001c234b" officeooo:paragraph-rsid="00041203"/>
    </style:style>
    <style:style style:name="P21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auto" style:text-autospace="none"/>
      <style:text-properties fo:color="#0000cc" fo:font-size="36pt" fo:font-weight="bold" officeooo:rsid="00041203" officeooo:paragraph-rsid="00041203" style:font-size-asian="36pt" style:font-weight-asian="bold" style:font-size-complex="36pt" style:font-weight-complex="bold"/>
    </style:style>
    <style:style style:name="P22" style:family="paragraph" style:parent-style-name="Standard" style:master-page-name="Standard">
      <style:paragraph-properties fo:margin-top="0cm" fo:margin-bottom="0cm" loext:contextual-spacing="false" style:page-number="auto" style:text-autospace="none"/>
      <style:text-properties officeooo:paragraph-rsid="00065f06"/>
    </style:style>
    <style:style style:name="P23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0514fb" officeooo:paragraph-rsid="000514fb"/>
    </style:style>
    <style:style style:name="P24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0514fb" officeooo:paragraph-rsid="00065f06"/>
    </style:style>
    <style:style style:name="P25" style:family="paragraph" style:parent-style-name="Standard">
      <style:paragraph-properties fo:margin-top="0cm" fo:margin-bottom="0cm" loext:contextual-spacing="false" style:text-autospace="none"/>
      <style:text-properties officeooo:rsid="000514fb" officeooo:paragraph-rsid="000514fb"/>
    </style:style>
    <style:style style:name="P26" style:family="paragraph" style:parent-style-name="Standard">
      <style:paragraph-properties fo:margin-top="0cm" fo:margin-bottom="0cm" loext:contextual-spacing="false" style:text-autospace="none"/>
      <style:text-properties officeooo:paragraph-rsid="00065f06"/>
    </style:style>
    <style:style style:name="P27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065f06" officeooo:paragraph-rsid="00065f06"/>
    </style:style>
    <style:style style:name="P28" style:family="paragraph" style:parent-style-name="Standard">
      <style:paragraph-properties fo:margin-top="0cm" fo:margin-bottom="0cm" loext:contextual-spacing="false" style:text-autospace="none"/>
      <style:text-properties officeooo:rsid="00065f06" officeooo:paragraph-rsid="00065f06"/>
    </style:style>
    <style:style style:name="P29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officeooo:rsid="00065f06" officeooo:paragraph-rsid="00065f06" style:font-name-complex="Arial" style:font-weight-complex="bold"/>
    </style:style>
    <style:style style:name="P30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officeooo:rsid="002bd217" officeooo:paragraph-rsid="00065f06" style:font-name-complex="Arial" style:font-weight-complex="bold"/>
    </style:style>
    <style:style style:name="P31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officeooo:rsid="0031e665" officeooo:paragraph-rsid="00065f06" style:font-name-complex="Arial" style:font-weight-complex="bold"/>
    </style:style>
    <style:style style:name="P32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officeooo:rsid="003fcdb7" officeooo:paragraph-rsid="00065f06" style:font-name-complex="Arial" style:font-weight-complex="bold"/>
    </style:style>
    <style:style style:name="P33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officeooo:paragraph-rsid="00065f06" style:font-name-complex="Arial"/>
    </style:style>
    <style:style style:name="P34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fo:font-weight="bold" officeooo:paragraph-rsid="00065f06" style:font-weight-asian="bold" style:font-name-complex="Arial"/>
    </style:style>
    <style:style style:name="P35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fo:font-weight="bold" officeooo:paragraph-rsid="00065f06" style:font-weight-asian="bold" style:font-name-complex="Arial" style:font-weight-complex="bold"/>
    </style:style>
    <style:style style:name="P36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041203" officeooo:paragraph-rsid="00065f06"/>
    </style:style>
    <style:style style:name="P37" style:family="paragraph" style:parent-style-name="Standard">
      <style:paragraph-properties fo:margin-top="0cm" fo:margin-bottom="0cm" loext:contextual-spacing="false" style:text-autospace="none"/>
      <style:text-properties fo:color="#0000ff" fo:font-weight="bold" officeooo:rsid="00065f06" officeooo:paragraph-rsid="00065f06" style:font-weight-asian="bold" style:font-weight-complex="bold"/>
    </style:style>
    <style:style style:name="P38" style:family="paragraph" style:parent-style-name="Standard">
      <style:paragraph-properties fo:margin-top="0cm" fo:margin-bottom="0cm" loext:contextual-spacing="false" style:text-autospace="none"/>
      <style:text-properties fo:color="#0000ff" fo:font-weight="bold" style:font-weight-asian="bold" style:font-weight-complex="bold"/>
    </style:style>
    <style:style style:name="P39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171995" officeooo:paragraph-rsid="00065f06"/>
    </style:style>
    <style:style style:name="P40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26f40d" officeooo:paragraph-rsid="00065f06"/>
    </style:style>
    <style:style style:name="P41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35a6fb" officeooo:paragraph-rsid="00065f06"/>
    </style:style>
    <style:style style:name="P42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301f2d" officeooo:paragraph-rsid="00065f06"/>
    </style:style>
    <style:style style:name="P43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30060f" officeooo:paragraph-rsid="00065f06"/>
    </style:style>
    <style:style style:name="P44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31e665" officeooo:paragraph-rsid="00065f06"/>
    </style:style>
    <style:style style:name="P45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38e646" officeooo:paragraph-rsid="00065f06"/>
    </style:style>
    <style:style style:name="P46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3ca1c3" officeooo:paragraph-rsid="00065f06"/>
    </style:style>
    <style:style style:name="P47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3d4e05" officeooo:paragraph-rsid="00065f06"/>
    </style:style>
    <style:style style:name="P48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3d4e8f" officeooo:paragraph-rsid="00065f06"/>
    </style:style>
    <style:style style:name="P49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3e849e" officeooo:paragraph-rsid="00065f06"/>
    </style:style>
    <style:style style:name="P50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3fcdb7" officeooo:paragraph-rsid="00065f06"/>
    </style:style>
    <style:style style:name="P51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40518e" officeooo:paragraph-rsid="00065f06"/>
    </style:style>
    <style:style style:name="P52" style:family="paragraph" style:parent-style-name="Standard">
      <style:paragraph-properties fo:margin-top="0cm" fo:margin-bottom="0cm" loext:contextual-spacing="false" fo:line-height="100%"/>
      <style:text-properties officeooo:paragraph-rsid="00065f06"/>
    </style:style>
    <style:style style:name="P53" style:family="paragraph" style:parent-style-name="Standard">
      <style:paragraph-properties fo:margin-top="0cm" fo:margin-bottom="0cm" loext:contextual-spacing="false" fo:break-before="page" style:text-autospace="none"/>
      <style:text-properties officeooo:paragraph-rsid="00065f06"/>
    </style:style>
    <style:style style:name="P54" style:family="paragraph" style:parent-style-name="Standard">
      <style:text-properties officeooo:paragraph-rsid="00065f06"/>
    </style:style>
    <style:style style:name="P55" style:family="paragraph" style:parent-style-name="Standard">
      <style:paragraph-properties fo:margin-top="0.212cm" fo:margin-bottom="0.212cm" loext:contextual-spacing="false" fo:text-align="start" style:justify-single-word="false" fo:orphans="2" fo:widows="2" style:writing-mode="lr-tb"/>
      <style:text-properties officeooo:paragraph-rsid="000514fb"/>
    </style:style>
    <style:style style:name="P56" style:family="paragraph" style:parent-style-name="Standard">
      <style:paragraph-properties fo:margin-top="0.212cm" fo:margin-bottom="0.212cm" loext:contextual-spacing="false" fo:text-align="start" style:justify-single-word="false" fo:orphans="2" fo:widows="2" style:writing-mode="lr-tb"/>
      <style:text-properties officeooo:paragraph-rsid="00065f06"/>
    </style:style>
    <style:style style:name="P57" style:family="paragraph" style:parent-style-name="Standard">
      <style:paragraph-properties fo:margin-top="0.212cm" fo:margin-bottom="0.212cm" loext:contextual-spacing="false" fo:text-align="start" style:justify-single-word="false" fo:orphans="2" fo:widows="2" style:writing-mode="lr-tb"/>
      <style:text-properties fo:color="#0000ff" fo:font-weight="bold" officeooo:rsid="00065f06" officeooo:paragraph-rsid="00065f06" style:font-weight-asian="bold" style:font-weight-complex="bold"/>
    </style:style>
    <style:style style:name="P58" style:family="paragraph" style:parent-style-name="Standard">
      <style:paragraph-properties fo:margin-top="0.212cm" fo:margin-bottom="0.212cm" loext:contextual-spacing="false" fo:line-height="100%" fo:text-align="start" style:justify-single-word="false" fo:orphans="2" fo:widows="2" style:writing-mode="lr-tb"/>
      <style:text-properties fo:color="#0000ff" fo:font-weight="bold" officeooo:rsid="00065f06" officeooo:paragraph-rsid="00065f06" style:font-weight-asian="bold" style:font-weight-complex="bold"/>
    </style:style>
    <style:style style:name="P59" style:family="paragraph" style:parent-style-name="Standard">
      <style:paragraph-properties fo:margin-top="0.212cm" fo:margin-bottom="0.212cm" loext:contextual-spacing="false" fo:text-align="start" style:justify-single-word="false" fo:orphans="2" fo:widows="2" style:writing-mode="lr-tb"/>
      <style:text-properties officeooo:rsid="0030060f" officeooo:paragraph-rsid="00065f06"/>
    </style:style>
    <style:style style:name="P60" style:family="paragraph" style:parent-style-name="Standard">
      <style:paragraph-properties fo:margin-top="0.212cm" fo:margin-bottom="0.212cm" loext:contextual-spacing="false" fo:line-height="100%" fo:text-align="start" style:justify-single-word="false" fo:orphans="2" fo:widows="2"/>
      <style:text-properties officeooo:paragraph-rsid="00065f06"/>
    </style:style>
    <style:style style:name="P61" style:family="paragraph" style:parent-style-name="Standard">
      <style:paragraph-properties fo:margin-top="0.212cm" fo:margin-bottom="0.212cm" loext:contextual-spacing="false"/>
      <style:text-properties officeooo:paragraph-rsid="00065f06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keep-with-next="auto"/>
      <style:text-properties officeooo:paragraph-rsid="00065f06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0" fo:widows="0" fo:text-indent="0cm" style:auto-text-indent="false"/>
      <style:text-properties officeooo:paragraph-rsid="00065f06"/>
    </style:style>
    <style:style style:name="T1" style:family="text">
      <style:text-properties officeooo:rsid="000514fb"/>
    </style:style>
    <style:style style:name="T2" style:family="text">
      <style:text-properties officeooo:rsid="00065f06"/>
    </style:style>
    <style:style style:name="T3" style:family="text">
      <style:text-properties officeooo:rsid="00209d26"/>
    </style:style>
    <style:style style:name="T4" style:family="text">
      <style:text-properties officeooo:rsid="00301f2d"/>
    </style:style>
    <style:style style:name="T5" style:family="text">
      <style:text-properties officeooo:rsid="0035a6fb"/>
    </style:style>
    <style:style style:name="T6" style:family="text">
      <style:text-properties officeooo:rsid="0036f2b3"/>
    </style:style>
    <style:style style:name="T7" style:family="text">
      <style:text-properties officeooo:rsid="003e849e"/>
    </style:style>
    <style:style style:name="T8" style:family="text">
      <style:text-properties officeooo:rsid="003fcdb7"/>
    </style:style>
    <style:style style:name="T9" style:family="text">
      <style:text-properties fo:color="#0000ff" fo:font-weight="bold" officeooo:rsid="00065f06" style:font-weight-asian="bold" style:font-weight-complex="bold"/>
    </style:style>
    <style:style style:name="T10" style:family="text">
      <style:text-properties style:font-name="Arial1" fo:font-weight="bold" style:font-name-asian="Arial2" style:font-weight-asian="bold" style:font-name-complex="Arial2"/>
    </style:style>
    <style:style style:name="T11" style:family="text">
      <style:text-properties style:font-name="Arial1" fo:font-weight="bold" fo:background-color="#000000" loext:char-shading-value="0" style:font-name-asian="Arial2" style:font-weight-asian="bold" style:font-name-complex="Arial2"/>
    </style:style>
    <style:style style:name="T12" style:family="text">
      <style:text-properties style:font-name="Arial1" fo:font-weight="bold" fo:background-color="#cccccc" loext:char-shading-value="0" style:font-name-asian="Arial2" style:font-weight-asian="bold" style:font-name-complex="Arial2"/>
    </style:style>
    <style:style style:name="T13" style:family="text">
      <style:text-properties style:font-name="Arial1" style:font-name-asian="Arial2" style:font-name-complex="Arial2"/>
    </style:style>
    <style:style style:name="T14" style:family="text">
      <style:text-properties fo:background-color="#000000" loext:char-shading-value="0"/>
    </style:style>
    <style:style style:name="T15" style:family="text">
      <style:text-properties fo:background-color="#cccccc" loext:char-shading-value="0"/>
    </style:style>
    <style:style style:name="T16" style:family="text">
      <style:text-properties officeooo:rsid="0007842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14"/>
      <text:p text:style-name="P14">Plantillas de Personajes y Escenarios</text:p>
      <text:p text:style-name="P14">Practica 2</text:p>
      <text:p text:style-name="P14">MDA</text:p>
      <text:p text:style-name="P13"/>
      <text:p text:style-name="P13"/>
      <text:p text:style-name="P13"/>
      <text:p text:style-name="P13"/>
      <text:p text:style-name="P1"/>
      <text:p text:style-name="P20">Alejandro José Reyes Portellano</text:p>
      <text:p text:style-name="P20">Sergio Gallardo Navarro</text:p>
      <text:p text:style-name="P20">Adrián Lara Roldán</text:p>
      <text:p text:style-name="P18">José Javier Barón Lopez</text:p>
      <text:p text:style-name="P1"/>
      <text:p text:style-name="P1"/>
      <text:p text:style-name="P1"/>
      <text:p text:style-name="P1"/>
      <text:p text:style-name="P28"><text:span text:style-name="T16">Documentación</text:span> de los distintos personajes y escenarios.</text:p>
      <text:p text:style-name="P28">Este documento consta de 8 casos de profesores y 4 de alumno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7"><text:soft-page-break/>Alumnos</text:p>
      <text:p text:style-name="P38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columns-spanned="3" office:value-type="string">
            <text:p text:style-name="P3">PLANTILLA DE PERSONAJE</text:p>
          </table:table-cell>
          <table:covered-table-cell/>
          <table:covered-table-cell/>
        </table:table-row>
        <table:table-row table:style-name="Tabla1.1">
          <table:table-cell table:style-name="Tabla1.A15" office:value-type="string">
            <text:p text:style-name="P7">Nombre</text:p>
          </table:table-cell>
          <table:table-cell table:style-name="Tabla1.B5" office:value-type="string">
            <text:p text:style-name="P11">Federico Gallardo Lopez</text:p>
          </table:table-cell>
          <table:table-cell table:style-name="Tabla1.C5" table:number-rows-spanned="4" office:value-type="string">
            <text:p text:style-name="P7">Foto</text:p>
            <text:p text:style-name="P1"/>
          </table:table-cell>
        </table:table-row>
        <table:table-row table:style-name="Tabla1.1">
          <table:table-cell table:style-name="Tabla1.A15" office:value-type="string">
            <text:p text:style-name="P7">Edad</text:p>
          </table:table-cell>
          <table:table-cell table:style-name="Tabla1.B5" office:value-type="string">
            <text:p text:style-name="P11">22 años</text:p>
          </table:table-cell>
          <table:covered-table-cell/>
        </table:table-row>
        <table:table-row table:style-name="Tabla1.1">
          <table:table-cell table:style-name="Tabla1.A15" office:value-type="string">
            <text:p text:style-name="P7">Sexo</text:p>
          </table:table-cell>
          <table:table-cell table:style-name="Tabla1.B5" office:value-type="string">
            <text:p text:style-name="P11">Masculino</text:p>
          </table:table-cell>
          <table:covered-table-cell/>
        </table:table-row>
        <table:table-row table:style-name="Tabla1.1">
          <table:table-cell table:style-name="Tabla1.A15" office:value-type="string">
            <text:p text:style-name="P7">Educación</text:p>
          </table:table-cell>
          <table:table-cell table:style-name="Tabla1.B5" office:value-type="string">
            <text:p text:style-name="P11">Grado en Ingenieria Informatica</text:p>
          </table:table-cell>
          <table:covered-table-cell/>
        </table:table-row>
        <table:table-row table:style-name="Tabla1.1">
          <table:table-cell table:style-name="Tabla1.A6" table:number-columns-spanned="3" office:value-type="string">
            <text:p text:style-name="P5">Contexto de uso</text:p>
          </table:table-cell>
          <table:covered-table-cell/>
          <table:covered-table-cell/>
        </table:table-row>
        <table:table-row table:style-name="Tabla1.1">
          <table:table-cell table:style-name="Tabla1.A15" office:value-type="string">
            <text:p text:style-name="P7">Cuándo</text:p>
          </table:table-cell>
          <table:table-cell table:style-name="Tabla1.B15" table:number-columns-spanned="2" office:value-type="string">
            <text:p text:style-name="P11">Diariamente, se ve obligado a consultar material en la web de docencia de sus asignaturas matriculadas.</text:p>
          </table:table-cell>
          <table:covered-table-cell/>
        </table:table-row>
        <table:table-row table:style-name="Tabla1.1">
          <table:table-cell table:style-name="Tabla1.A15" office:value-type="string">
            <text:p text:style-name="P7">Dónde</text:p>
          </table:table-cell>
          <table:table-cell table:style-name="Tabla1.B15" table:number-columns-spanned="2" office:value-type="string">
            <text:p text:style-name="P11">En su casa y su facultad.</text:p>
          </table:table-cell>
          <table:covered-table-cell/>
        </table:table-row>
        <table:table-row table:style-name="Tabla1.1">
          <table:table-cell table:style-name="Tabla1.A15" office:value-type="string">
            <text:p text:style-name="P7">Tipo de ordenador</text:p>
          </table:table-cell>
          <table:table-cell table:style-name="Tabla1.B15" table:number-columns-spanned="2" office:value-type="string">
            <text:p text:style-name="P11">Ordenador portátil y sobremesa.</text:p>
          </table:table-cell>
          <table:covered-table-cell/>
        </table:table-row>
        <table:table-row table:style-name="Tabla1.1">
          <table:table-cell table:style-name="Tabla1.A6" table:number-columns-spanned="3" office:value-type="string">
            <text:p text:style-name="P5">Misión</text:p>
          </table:table-cell>
          <table:covered-table-cell/>
          <table:covered-table-cell/>
        </table:table-row>
        <table:table-row table:style-name="Tabla1.1">
          <table:table-cell table:style-name="Tabla1.A15" office:value-type="string">
            <text:p text:style-name="P7">Objetivo</text:p>
          </table:table-cell>
          <table:table-cell table:style-name="Tabla1.B15" table:number-columns-spanned="2" office:value-type="string">
            <text:p text:style-name="P11">Consultar material.</text:p>
            <text:p text:style-name="P11">Subir practicas y trabajos.</text:p>
            <text:p text:style-name="P11">Consultar calificaciones sobre asignaturas.</text:p>
            <text:p text:style-name="P16">Visualizar contenidos de la plataforma.</text:p>
          </table:table-cell>
          <table:covered-table-cell/>
        </table:table-row>
        <table:table-row table:style-name="Tabla1.1">
          <table:table-cell table:style-name="Tabla1.A15" office:value-type="string">
            <text:p text:style-name="P7">Expectativas</text:p>
          </table:table-cell>
          <table:table-cell table:style-name="Tabla1.B15" table:number-columns-spanned="2" office:value-type="string">
            <text:p text:style-name="P11">Espera que la plataforma le satisfaga en los recursos que necesita utilizar.</text:p>
          </table:table-cell>
          <table:covered-table-cell/>
        </table:table-row>
        <table:table-row table:style-name="Tabla1.1">
          <table:table-cell table:style-name="Tabla1.A6" table:number-columns-spanned="3" office:value-type="string">
            <text:p text:style-name="P5">Motivación</text:p>
          </table:table-cell>
          <table:covered-table-cell/>
          <table:covered-table-cell/>
        </table:table-row>
        <table:table-row table:style-name="Tabla1.1">
          <table:table-cell table:style-name="Tabla1.A15" office:value-type="string">
            <text:p text:style-name="P7">Urgencia</text:p>
          </table:table-cell>
          <table:table-cell table:style-name="Tabla1.B15" table:number-columns-spanned="2" office:value-type="string">
            <text:p text:style-name="P11">Siempre que le sea conveniente.</text:p>
          </table:table-cell>
          <table:covered-table-cell/>
        </table:table-row>
        <table:table-row table:style-name="Tabla1.1">
          <table:table-cell table:style-name="Tabla1.A15" office:value-type="string">
            <text:p text:style-name="P7">Deseo</text:p>
          </table:table-cell>
          <table:table-cell table:style-name="Tabla1.B15" table:number-columns-spanned="2" office:value-type="string">
            <text:p text:style-name="P11">Espera que la plataforma se implante cuanto antes.</text:p>
          </table:table-cell>
          <table:covered-table-cell/>
        </table:table-row>
        <table:table-row table:style-name="Tabla1.1">
          <table:table-cell table:style-name="Tabla1.A6" table:number-columns-spanned="3" office:value-type="string">
            <text:p text:style-name="P5">Actitud hacia la tecnología</text:p>
          </table:table-cell>
          <table:covered-table-cell/>
          <table:covered-table-cell/>
        </table:table-row>
        <table:table-row table:style-name="Tabla1.1">
          <table:table-cell table:style-name="Tabla1.A17" table:number-columns-spanned="3" office:value-type="string">
            <text:p text:style-name="P9">Desenvuelto y sin miedo.</text:p>
          </table:table-cell>
          <table:covered-table-cell/>
          <table:covered-table-cell/>
        </table:table-row>
      </table:table>
      <table:table table:name="Tabla2" table:style-name="Tabla2">
        <table:table-column table:style-name="Tabla2.A"/>
        <table:table-column table:style-name="Tabla2.B"/>
        <table:table-column table:style-name="Tabla2.C"/>
        <text:soft-page-break/>
        <table:table-row table:style-name="Tabla2.1">
          <table:table-cell table:style-name="Tabla2.A1" table:number-columns-spanned="3" office:value-type="string">
            <text:p text:style-name="P3">PLANTILLA DE ESCENARIO</text:p>
          </table:table-cell>
          <table:covered-table-cell/>
          <table:covered-table-cell/>
        </table:table-row>
        <table:table-row table:style-name="Tabla2.1">
          <table:table-cell table:style-name="Tabla2.A3" office:value-type="string">
            <text:p text:style-name="P7">Nombre persona</text:p>
          </table:table-cell>
          <table:table-cell table:style-name="Tabla2.B3" office:value-type="string">
            <text:p text:style-name="P11">Federico Gallardo Lopez</text:p>
          </table:table-cell>
          <table:table-cell table:style-name="Tabla2.C3" table:number-rows-spanned="2" office:value-type="string">
            <text:p text:style-name="P7">Foto</text:p>
            <text:p text:style-name="P1"/>
          </table:table-cell>
        </table:table-row>
        <table:table-row table:style-name="Tabla2.1">
          <table:table-cell table:style-name="Tabla2.A3" office:value-type="string">
            <text:p text:style-name="P7">Objetivo persona</text:p>
          </table:table-cell>
          <table:table-cell table:style-name="Tabla2.B3" office:value-type="string">
            <text:p text:style-name="P11">Consultar los pdfs de metodologia de la programacion</text:p>
          </table:table-cell>
          <table:covered-table-cell/>
        </table:table-row>
        <table:table-row table:style-name="Tabla2.1">
          <table:table-cell table:style-name="Tabla2.A4" table:number-columns-spanned="3" office:value-type="string">
            <text:p text:style-name="P5">Escenario</text:p>
          </table:table-cell>
          <table:covered-table-cell/>
          <table:covered-table-cell/>
        </table:table-row>
        <table:table-row table:style-name="Tabla2.1">
          <table:table-cell table:style-name="Tabla2.A5" table:number-columns-spanned="3" office:value-type="string">
            <text:p text:style-name="P11">Es un alumno de metodologías de la programación, esta en la cafeteria de su facultad y desea consultar el material de la asignatura para poder empezar a estudiar, desea usarlo tanto en su smartphone como en su portatil de trabajo.</text:p>
            <text:p text:style-name="P1"/>
            <text:p text:style-name="P1"/>
          </table:table-cell>
          <table:covered-table-cell/>
          <table:covered-table-cell/>
        </table:table-row>
      </table:table>
      <text:p text:style-name="P2"/>
      <text:p text:style-name="P2"/>
      <text:p text:style-name="P2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able:table table:name="Tabla3" table:style-name="Tabla3">
        <table:table-column table:style-name="Tabla3.A"/>
        <table:table-column table:style-name="Tabla3.B"/>
        <table:table-column table:style-name="Tabla3.C"/>
        <text:soft-page-break/>
        <table:table-row table:style-name="Tabla3.1">
          <table:table-cell table:style-name="Tabla3.A1" table:number-columns-spanned="3" office:value-type="string">
            <text:p text:style-name="P4">PLANTILLA DE PERSONAJE</text:p>
          </table:table-cell>
          <table:covered-table-cell/>
          <table:covered-table-cell/>
        </table:table-row>
        <table:table-row table:style-name="Tabla3.1">
          <table:table-cell table:style-name="Tabla3.A15" office:value-type="string">
            <text:p text:style-name="P8">Nombre</text:p>
          </table:table-cell>
          <table:table-cell table:style-name="Tabla3.B5" office:value-type="string">
            <text:p text:style-name="P16">Macarena Reyes</text:p>
          </table:table-cell>
          <table:table-cell table:style-name="Tabla3.C5" table:number-rows-spanned="4" office:value-type="string">
            <text:p text:style-name="P8">Foto</text:p>
            <text:p text:style-name="P2"/>
          </table:table-cell>
        </table:table-row>
        <table:table-row table:style-name="Tabla3.1">
          <table:table-cell table:style-name="Tabla3.A15" office:value-type="string">
            <text:p text:style-name="P8">Edad</text:p>
          </table:table-cell>
          <table:table-cell table:style-name="Tabla3.B5" office:value-type="string">
            <text:p text:style-name="P12"><text:span text:style-name="T1">18</text:span> años</text:p>
          </table:table-cell>
          <table:covered-table-cell/>
        </table:table-row>
        <table:table-row table:style-name="Tabla3.1">
          <table:table-cell table:style-name="Tabla3.A15" office:value-type="string">
            <text:p text:style-name="P8">Sexo</text:p>
          </table:table-cell>
          <table:table-cell table:style-name="Tabla3.B5" office:value-type="string">
            <text:p text:style-name="P16">Femenino</text:p>
          </table:table-cell>
          <table:covered-table-cell/>
        </table:table-row>
        <table:table-row table:style-name="Tabla3.1">
          <table:table-cell table:style-name="Tabla3.A15" office:value-type="string">
            <text:p text:style-name="P8">Educación</text:p>
          </table:table-cell>
          <table:table-cell table:style-name="Tabla3.B5" office:value-type="string">
            <text:p text:style-name="P12">Grado en Ingenieria <text:span text:style-name="T1">Civil</text:span></text:p>
          </table:table-cell>
          <table:covered-table-cell/>
        </table:table-row>
        <table:table-row table:style-name="Tabla3.1">
          <table:table-cell table:style-name="Tabla3.A6" table:number-columns-spanned="3" office:value-type="string">
            <text:p text:style-name="P6">Contexto de uso</text:p>
          </table:table-cell>
          <table:covered-table-cell/>
          <table:covered-table-cell/>
        </table:table-row>
        <table:table-row table:style-name="Tabla3.1">
          <table:table-cell table:style-name="Tabla3.A15" office:value-type="string">
            <text:p text:style-name="P8">Cuándo</text:p>
          </table:table-cell>
          <table:table-cell table:style-name="Tabla3.B15" table:number-columns-spanned="2" office:value-type="string">
            <text:p text:style-name="P12">Diariamente, se ve obligad<text:span text:style-name="T1">a</text:span> a consultar material en la web de docencia de sus asignaturas matriculadas.</text:p>
          </table:table-cell>
          <table:covered-table-cell/>
        </table:table-row>
        <table:table-row table:style-name="Tabla3.1">
          <table:table-cell table:style-name="Tabla3.A15" office:value-type="string">
            <text:p text:style-name="P8">Dónde</text:p>
          </table:table-cell>
          <table:table-cell table:style-name="Tabla3.B15" table:number-columns-spanned="2" office:value-type="string">
            <text:p text:style-name="P12">En su casa y su facultad.</text:p>
          </table:table-cell>
          <table:covered-table-cell/>
        </table:table-row>
        <table:table-row table:style-name="Tabla3.1">
          <table:table-cell table:style-name="Tabla3.A15" office:value-type="string">
            <text:p text:style-name="P8">Tipo de ordenador</text:p>
          </table:table-cell>
          <table:table-cell table:style-name="Tabla3.B15" table:number-columns-spanned="2" office:value-type="string">
            <text:p text:style-name="P12">Ordenador portátil y sobremesa.</text:p>
          </table:table-cell>
          <table:covered-table-cell/>
        </table:table-row>
        <table:table-row table:style-name="Tabla3.1">
          <table:table-cell table:style-name="Tabla3.A6" table:number-columns-spanned="3" office:value-type="string">
            <text:p text:style-name="P6">Misión</text:p>
          </table:table-cell>
          <table:covered-table-cell/>
          <table:covered-table-cell/>
        </table:table-row>
        <table:table-row table:style-name="Tabla3.1">
          <table:table-cell table:style-name="Tabla3.A15" office:value-type="string">
            <text:p text:style-name="P8">Objetivo</text:p>
          </table:table-cell>
          <table:table-cell table:style-name="Tabla3.B15" table:number-columns-spanned="2" office:value-type="string">
            <text:p text:style-name="P12">Consultar material.</text:p>
            <text:p text:style-name="P12">Subir practicas y trabajos.</text:p>
            <text:p text:style-name="P12">Consultar calificaciones sobre asignaturas.</text:p>
            <text:p text:style-name="P16">Visualizar contenidos de la plataforma.</text:p>
          </table:table-cell>
          <table:covered-table-cell/>
        </table:table-row>
        <table:table-row table:style-name="Tabla3.1">
          <table:table-cell table:style-name="Tabla3.A15" office:value-type="string">
            <text:p text:style-name="P8">Expectativas</text:p>
          </table:table-cell>
          <table:table-cell table:style-name="Tabla3.B15" table:number-columns-spanned="2" office:value-type="string">
            <text:p text:style-name="P12">Espera que la plataforma le satisfaga en los recursos que necesita utilizar.</text:p>
          </table:table-cell>
          <table:covered-table-cell/>
        </table:table-row>
        <table:table-row table:style-name="Tabla3.1">
          <table:table-cell table:style-name="Tabla3.A6" table:number-columns-spanned="3" office:value-type="string">
            <text:p text:style-name="P6">Motivación</text:p>
          </table:table-cell>
          <table:covered-table-cell/>
          <table:covered-table-cell/>
        </table:table-row>
        <table:table-row table:style-name="Tabla3.1">
          <table:table-cell table:style-name="Tabla3.A15" office:value-type="string">
            <text:p text:style-name="P8">Urgencia</text:p>
          </table:table-cell>
          <table:table-cell table:style-name="Tabla3.B15" table:number-columns-spanned="2" office:value-type="string">
            <text:p text:style-name="P12">Siempre que le sea conveniente.</text:p>
          </table:table-cell>
          <table:covered-table-cell/>
        </table:table-row>
        <table:table-row table:style-name="Tabla3.1">
          <table:table-cell table:style-name="Tabla3.A15" office:value-type="string">
            <text:p text:style-name="P8">Deseo</text:p>
          </table:table-cell>
          <table:table-cell table:style-name="Tabla3.B15" table:number-columns-spanned="2" office:value-type="string">
            <text:p text:style-name="P12">Espera que la plataforma se implante cuanto antes.</text:p>
          </table:table-cell>
          <table:covered-table-cell/>
        </table:table-row>
        <table:table-row table:style-name="Tabla3.1">
          <table:table-cell table:style-name="Tabla3.A6" table:number-columns-spanned="3" office:value-type="string">
            <text:p text:style-name="P6">Actitud hacia la tecnología</text:p>
          </table:table-cell>
          <table:covered-table-cell/>
          <table:covered-table-cell/>
        </table:table-row>
        <table:table-row table:style-name="Tabla3.1">
          <table:table-cell table:style-name="Tabla3.A17" table:number-columns-spanned="3" office:value-type="string">
            <text:p text:style-name="P10">Timida y precavida</text:p>
          </table:table-cell>
          <table:covered-table-cell/>
          <table:covered-table-cell/>
        </table:table-row>
      </table:table>
      <text:p text:style-name="P2"/>
      <text:p text:style-name="P17"/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table:number-columns-spanned="3" office:value-type="string">
            <text:p text:style-name="P4">PLANTILLA DE ESCENARIO</text:p>
          </table:table-cell>
          <table:covered-table-cell/>
          <table:covered-table-cell/>
        </table:table-row>
        <table:table-row table:style-name="Tabla4.1">
          <table:table-cell table:style-name="Tabla4.A3" office:value-type="string">
            <text:p text:style-name="P8">Nombre persona</text:p>
          </table:table-cell>
          <table:table-cell table:style-name="Tabla4.B3" office:value-type="string">
            <text:p text:style-name="P16">Macarena Reyes</text:p>
          </table:table-cell>
          <table:table-cell table:style-name="Tabla4.C3" table:number-rows-spanned="2" office:value-type="string">
            <text:p text:style-name="P8">Foto</text:p>
            <text:p text:style-name="P2"/>
          </table:table-cell>
        </table:table-row>
        <table:table-row table:style-name="Tabla4.1">
          <table:table-cell table:style-name="Tabla4.A3" office:value-type="string">
            <text:p text:style-name="P8">Objetivo persona</text:p>
          </table:table-cell>
          <table:table-cell table:style-name="Tabla4.B3" office:value-type="string">
            <text:p text:style-name="P12">C<text:span text:style-name="T1">onsultar las notas finales de una asignatura</text:span></text:p>
          </table:table-cell>
          <table:covered-table-cell/>
        </table:table-row>
        <table:table-row table:style-name="Tabla4.1">
          <table:table-cell table:style-name="Tabla4.A4" table:number-columns-spanned="3" office:value-type="string">
            <text:p text:style-name="P6">Escenario</text:p>
          </table:table-cell>
          <table:covered-table-cell/>
          <table:covered-table-cell/>
        </table:table-row>
        <table:table-row table:style-name="Tabla4.1">
          <table:table-cell table:style-name="Tabla4.A5" table:number-columns-spanned="3" office:value-type="string">
            <text:p text:style-name="P16">Es su primer año de carrera, y se han subido las notas de una de sus asignaturas, este personaje se encuentra de vacaciones y su único dispositivo para consultar las notas es su smartphone y tiene conocimientos escasos sobre informática.</text:p>
            <text:p text:style-name="P2"/>
          </table:table-cell>
          <table:covered-table-cell/>
          <table:covered-table-cell/>
        </table:table-row>
      </table:table>
      <text:p text:style-name="P19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a5" table:style-name="Tabla5">
        <table:table-column table:style-name="Tabla5.A"/>
        <table:table-column table:style-name="Tabla5.B"/>
        <table:table-column table:style-name="Tabla5.C"/>
        <text:soft-page-break/>
        <table:table-row table:style-name="Tabla5.1">
          <table:table-cell table:style-name="Tabla5.A1" table:number-columns-spanned="3" office:value-type="string">
            <text:p text:style-name="P4">PLANTILLA DE PERSONAJE</text:p>
          </table:table-cell>
          <table:covered-table-cell/>
          <table:covered-table-cell/>
        </table:table-row>
        <table:table-row table:style-name="Tabla5.1">
          <table:table-cell table:style-name="Tabla5.A15" office:value-type="string">
            <text:p text:style-name="P8">Nombre</text:p>
          </table:table-cell>
          <table:table-cell table:style-name="Tabla5.B5" office:value-type="string">
            <text:p text:style-name="P16">Juan Alberto Ramirez</text:p>
          </table:table-cell>
          <table:table-cell table:style-name="Tabla5.C5" table:number-rows-spanned="4" office:value-type="string">
            <text:p text:style-name="P8">Foto</text:p>
            <text:p text:style-name="P2"/>
          </table:table-cell>
        </table:table-row>
        <table:table-row table:style-name="Tabla5.1">
          <table:table-cell table:style-name="Tabla5.A15" office:value-type="string">
            <text:p text:style-name="P8">Edad</text:p>
          </table:table-cell>
          <table:table-cell table:style-name="Tabla5.B5" office:value-type="string">
            <text:p text:style-name="P12">2<text:span text:style-name="T1">1</text:span> años</text:p>
          </table:table-cell>
          <table:covered-table-cell/>
        </table:table-row>
        <table:table-row table:style-name="Tabla5.1">
          <table:table-cell table:style-name="Tabla5.A15" office:value-type="string">
            <text:p text:style-name="P8">Sexo</text:p>
          </table:table-cell>
          <table:table-cell table:style-name="Tabla5.B5" office:value-type="string">
            <text:p text:style-name="P12">Masculino</text:p>
          </table:table-cell>
          <table:covered-table-cell/>
        </table:table-row>
        <table:table-row table:style-name="Tabla5.1">
          <table:table-cell table:style-name="Tabla5.A15" office:value-type="string">
            <text:p text:style-name="P8">Educación</text:p>
          </table:table-cell>
          <table:table-cell table:style-name="Tabla5.B5" office:value-type="string">
            <text:p text:style-name="P12">Grado en <text:span text:style-name="T1">Arquitectura</text:span></text:p>
          </table:table-cell>
          <table:covered-table-cell/>
        </table:table-row>
        <table:table-row table:style-name="Tabla5.1">
          <table:table-cell table:style-name="Tabla5.A6" table:number-columns-spanned="3" office:value-type="string">
            <text:p text:style-name="P6">Contexto de uso</text:p>
          </table:table-cell>
          <table:covered-table-cell/>
          <table:covered-table-cell/>
        </table:table-row>
        <table:table-row table:style-name="Tabla5.1">
          <table:table-cell table:style-name="Tabla5.A15" office:value-type="string">
            <text:p text:style-name="P8">Cuándo</text:p>
          </table:table-cell>
          <table:table-cell table:style-name="Tabla5.B15" table:number-columns-spanned="2" office:value-type="string">
            <text:p text:style-name="P12">Diariamente, se ve obligado a consultar material en la web de docencia de sus asignaturas matriculadas.</text:p>
          </table:table-cell>
          <table:covered-table-cell/>
        </table:table-row>
        <table:table-row table:style-name="Tabla5.1">
          <table:table-cell table:style-name="Tabla5.A15" office:value-type="string">
            <text:p text:style-name="P8">Dónde</text:p>
          </table:table-cell>
          <table:table-cell table:style-name="Tabla5.B15" table:number-columns-spanned="2" office:value-type="string">
            <text:p text:style-name="P12">En su casa y su facultad.</text:p>
          </table:table-cell>
          <table:covered-table-cell/>
        </table:table-row>
        <table:table-row table:style-name="Tabla5.1">
          <table:table-cell table:style-name="Tabla5.A15" office:value-type="string">
            <text:p text:style-name="P8">Tipo de ordenador</text:p>
          </table:table-cell>
          <table:table-cell table:style-name="Tabla5.B15" table:number-columns-spanned="2" office:value-type="string">
            <text:p text:style-name="P12">Ordenador portátil y sobremesa <text:span text:style-name="T1">y smartphone</text:span></text:p>
          </table:table-cell>
          <table:covered-table-cell/>
        </table:table-row>
        <table:table-row table:style-name="Tabla5.1">
          <table:table-cell table:style-name="Tabla5.A6" table:number-columns-spanned="3" office:value-type="string">
            <text:p text:style-name="P6">Misión</text:p>
          </table:table-cell>
          <table:covered-table-cell/>
          <table:covered-table-cell/>
        </table:table-row>
        <table:table-row table:style-name="Tabla5.1">
          <table:table-cell table:style-name="Tabla5.A15" office:value-type="string">
            <text:p text:style-name="P8">Objetivo</text:p>
          </table:table-cell>
          <table:table-cell table:style-name="Tabla5.B15" table:number-columns-spanned="2" office:value-type="string">
            <text:p text:style-name="P12">Consultar material.</text:p>
            <text:p text:style-name="P12">Subir practicas y trabajos.</text:p>
            <text:p text:style-name="P12">Consultar calificaciones sobre asignaturas.</text:p>
            <text:p text:style-name="P16">Visualizar contenidos de la plataforma.</text:p>
          </table:table-cell>
          <table:covered-table-cell/>
        </table:table-row>
        <table:table-row table:style-name="Tabla5.1">
          <table:table-cell table:style-name="Tabla5.A15" office:value-type="string">
            <text:p text:style-name="P8">Expectativas</text:p>
          </table:table-cell>
          <table:table-cell table:style-name="Tabla5.B15" table:number-columns-spanned="2" office:value-type="string">
            <text:p text:style-name="P12">Espera que la plataforma le satisfaga en los recursos que necesita utilizar.</text:p>
          </table:table-cell>
          <table:covered-table-cell/>
        </table:table-row>
        <table:table-row table:style-name="Tabla5.1">
          <table:table-cell table:style-name="Tabla5.A6" table:number-columns-spanned="3" office:value-type="string">
            <text:p text:style-name="P6">Motivación</text:p>
          </table:table-cell>
          <table:covered-table-cell/>
          <table:covered-table-cell/>
        </table:table-row>
        <table:table-row table:style-name="Tabla5.1">
          <table:table-cell table:style-name="Tabla5.A15" office:value-type="string">
            <text:p text:style-name="P8">Urgencia</text:p>
          </table:table-cell>
          <table:table-cell table:style-name="Tabla5.B15" table:number-columns-spanned="2" office:value-type="string">
            <text:p text:style-name="P12">Siempre que le sea conveniente.</text:p>
          </table:table-cell>
          <table:covered-table-cell/>
        </table:table-row>
        <table:table-row table:style-name="Tabla5.1">
          <table:table-cell table:style-name="Tabla5.A15" office:value-type="string">
            <text:p text:style-name="P8">Deseo</text:p>
          </table:table-cell>
          <table:table-cell table:style-name="Tabla5.B15" table:number-columns-spanned="2" office:value-type="string">
            <text:p text:style-name="P12">Espera que la plataforma se implante cuanto antes.</text:p>
          </table:table-cell>
          <table:covered-table-cell/>
        </table:table-row>
        <table:table-row table:style-name="Tabla5.1">
          <table:table-cell table:style-name="Tabla5.A6" table:number-columns-spanned="3" office:value-type="string">
            <text:p text:style-name="P6">Actitud hacia la tecnología</text:p>
          </table:table-cell>
          <table:covered-table-cell/>
          <table:covered-table-cell/>
        </table:table-row>
        <table:table-row table:style-name="Tabla5.1">
          <table:table-cell table:style-name="Tabla5.A17" table:number-columns-spanned="3" office:value-type="string">
            <text:p text:style-name="P29">Timido, agresivo y prudente.</text:p>
          </table:table-cell>
          <table:covered-table-cell/>
          <table:covered-table-cell/>
        </table:table-row>
      </table:table>
      <text:p text:style-name="P2"/>
      <text:p text:style-name="P17"/>
      <table:table table:name="Tabla6" table:style-name="Tabla6">
        <table:table-column table:style-name="Tabla6.A"/>
        <table:table-column table:style-name="Tabla6.B"/>
        <table:table-column table:style-name="Tabla6.C"/>
        <table:table-row table:style-name="Tabla6.1">
          <table:table-cell table:style-name="Tabla6.A1" table:number-columns-spanned="3" office:value-type="string">
            <text:p text:style-name="P4">PLANTILLA DE ESCENARIO</text:p>
          </table:table-cell>
          <table:covered-table-cell/>
          <table:covered-table-cell/>
        </table:table-row>
        <table:table-row table:style-name="Tabla6.1">
          <table:table-cell table:style-name="Tabla6.A3" office:value-type="string">
            <text:p text:style-name="P8">Nombre persona</text:p>
          </table:table-cell>
          <table:table-cell table:style-name="Tabla6.B3" office:value-type="string">
            <text:p text:style-name="P16">Juan Alberto Ramirez</text:p>
          </table:table-cell>
          <table:table-cell table:style-name="Tabla6.C3" table:number-rows-spanned="2" office:value-type="string">
            <text:p text:style-name="P8">Foto</text:p>
            <text:p text:style-name="P2"/>
          </table:table-cell>
        </table:table-row>
        <table:table-row table:style-name="Tabla6.1">
          <table:table-cell table:style-name="Tabla6.A3" office:value-type="string">
            <text:p text:style-name="P8">Objetivo persona</text:p>
          </table:table-cell>
          <table:table-cell table:style-name="Tabla6.B3" office:value-type="string">
            <text:p text:style-name="P27">Visualizar contenido de una asignatura.</text:p>
          </table:table-cell>
          <table:covered-table-cell/>
        </table:table-row>
        <table:table-row table:style-name="Tabla6.1">
          <table:table-cell table:style-name="Tabla6.A4" table:number-columns-spanned="3" office:value-type="string">
            <text:p text:style-name="P6">Escenario</text:p>
          </table:table-cell>
          <table:covered-table-cell/>
          <table:covered-table-cell/>
        </table:table-row>
        <table:table-row table:style-name="Tabla6.1">
          <table:table-cell table:style-name="Tabla6.A5" table:number-columns-spanned="3" office:value-type="string">
            <text:p text:style-name="P27">Es un alumno del grado de arquitectura, y mientras viaja en el autobús a su pueblo decide visualizar en su smartphone el tema 4 de una de sus asignaturas para estudiar en el trayecto de vuelta.</text:p>
          </table:table-cell>
          <table:covered-table-cell/>
          <table:covered-table-cell/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6"><text:soft-page-break/></text:p>
      <table:table table:name="Tabla7" table:style-name="Tabla7">
        <table:table-column table:style-name="Tabla7.A"/>
        <table:table-column table:style-name="Tabla7.B"/>
        <table:table-column table:style-name="Tabla7.C"/>
        <table:table-row table:style-name="Tabla7.1">
          <table:table-cell table:style-name="Tabla7.A1" table:number-columns-spanned="3" office:value-type="string">
            <text:p text:style-name="P34">PLANTILLA DE PERSONAJE</text:p>
          </table:table-cell>
          <table:covered-table-cell/>
          <table:covered-table-cell/>
        </table:table-row>
        <table:table-row table:style-name="Tabla7.1">
          <table:table-cell table:style-name="Tabla7.A15" office:value-type="string">
            <text:p text:style-name="P33">Nombre</text:p>
          </table:table-cell>
          <table:table-cell table:style-name="Tabla7.B5" office:value-type="string">
            <text:p text:style-name="P27">Miguel Williams</text:p>
          </table:table-cell>
          <table:table-cell table:style-name="Tabla7.C5" table:number-rows-spanned="4" office:value-type="string">
            <text:p text:style-name="P33">Foto</text:p>
            <text:p text:style-name="P26"/>
          </table:table-cell>
        </table:table-row>
        <table:table-row table:style-name="Tabla7.1">
          <table:table-cell table:style-name="Tabla7.A15" office:value-type="string">
            <text:p text:style-name="P33">Edad</text:p>
          </table:table-cell>
          <table:table-cell table:style-name="Tabla7.B5" office:value-type="string">
            <text:p text:style-name="P36">2<text:span text:style-name="T2">5 </text:span><text:s/>años</text:p>
          </table:table-cell>
          <table:covered-table-cell/>
        </table:table-row>
        <table:table-row table:style-name="Tabla7.1">
          <table:table-cell table:style-name="Tabla7.A15" office:value-type="string">
            <text:p text:style-name="P33">Sexo</text:p>
          </table:table-cell>
          <table:table-cell table:style-name="Tabla7.B5" office:value-type="string">
            <text:p text:style-name="P36">Masculino</text:p>
          </table:table-cell>
          <table:covered-table-cell/>
        </table:table-row>
        <table:table-row table:style-name="Tabla7.1">
          <table:table-cell table:style-name="Tabla7.A15" office:value-type="string">
            <text:p text:style-name="P33">Educación</text:p>
          </table:table-cell>
          <table:table-cell table:style-name="Tabla7.B5" office:value-type="string">
            <text:p text:style-name="P36">Grado en <text:span text:style-name="T2">Biologia</text:span></text:p>
          </table:table-cell>
          <table:covered-table-cell/>
        </table:table-row>
        <table:table-row table:style-name="Tabla7.1">
          <table:table-cell table:style-name="Tabla7.A6" table:number-columns-spanned="3" office:value-type="string">
            <text:p text:style-name="P35">Contexto de uso</text:p>
          </table:table-cell>
          <table:covered-table-cell/>
          <table:covered-table-cell/>
        </table:table-row>
        <table:table-row table:style-name="Tabla7.1">
          <table:table-cell table:style-name="Tabla7.A15" office:value-type="string">
            <text:p text:style-name="P33">Cuándo</text:p>
          </table:table-cell>
          <table:table-cell table:style-name="Tabla7.B15" table:number-columns-spanned="2" office:value-type="string">
            <text:p text:style-name="P36">Diariamente, se ve obligado a consultar material en la web de docencia de sus asignaturas matriculadas.</text:p>
          </table:table-cell>
          <table:covered-table-cell/>
        </table:table-row>
        <table:table-row table:style-name="Tabla7.1">
          <table:table-cell table:style-name="Tabla7.A15" office:value-type="string">
            <text:p text:style-name="P33">Dónde</text:p>
          </table:table-cell>
          <table:table-cell table:style-name="Tabla7.B15" table:number-columns-spanned="2" office:value-type="string">
            <text:p text:style-name="P36">En su casa y su facultad.</text:p>
          </table:table-cell>
          <table:covered-table-cell/>
        </table:table-row>
        <table:table-row table:style-name="Tabla7.1">
          <table:table-cell table:style-name="Tabla7.A15" office:value-type="string">
            <text:p text:style-name="P33">Tipo de ordenador</text:p>
          </table:table-cell>
          <table:table-cell table:style-name="Tabla7.B15" table:number-columns-spanned="2" office:value-type="string">
            <text:p text:style-name="P36">Ordenador portátil y sobremesa <text:span text:style-name="T1">y smartphone</text:span></text:p>
          </table:table-cell>
          <table:covered-table-cell/>
        </table:table-row>
        <table:table-row table:style-name="Tabla7.1">
          <table:table-cell table:style-name="Tabla7.A6" table:number-columns-spanned="3" office:value-type="string">
            <text:p text:style-name="P35">Misión</text:p>
          </table:table-cell>
          <table:covered-table-cell/>
          <table:covered-table-cell/>
        </table:table-row>
        <table:table-row table:style-name="Tabla7.1">
          <table:table-cell table:style-name="Tabla7.A15" office:value-type="string">
            <text:p text:style-name="P33">Objetivo</text:p>
          </table:table-cell>
          <table:table-cell table:style-name="Tabla7.B15" table:number-columns-spanned="2" office:value-type="string">
            <text:p text:style-name="P36">Consultar material.</text:p>
            <text:p text:style-name="P36">Subir practicas y trabajos.</text:p>
            <text:p text:style-name="P36">Consultar calificaciones sobre asignaturas.</text:p>
            <text:p text:style-name="P24">Visualizar contenidos de la plataforma.</text:p>
          </table:table-cell>
          <table:covered-table-cell/>
        </table:table-row>
        <table:table-row table:style-name="Tabla7.1">
          <table:table-cell table:style-name="Tabla7.A15" office:value-type="string">
            <text:p text:style-name="P33">Expectativas</text:p>
          </table:table-cell>
          <table:table-cell table:style-name="Tabla7.B15" table:number-columns-spanned="2" office:value-type="string">
            <text:p text:style-name="P36">Espera que la plataforma le satisfaga en los recursos que necesita utilizar.</text:p>
          </table:table-cell>
          <table:covered-table-cell/>
        </table:table-row>
        <table:table-row table:style-name="Tabla7.1">
          <table:table-cell table:style-name="Tabla7.A6" table:number-columns-spanned="3" office:value-type="string">
            <text:p text:style-name="P35">Motivación</text:p>
          </table:table-cell>
          <table:covered-table-cell/>
          <table:covered-table-cell/>
        </table:table-row>
        <table:table-row table:style-name="Tabla7.1">
          <table:table-cell table:style-name="Tabla7.A15" office:value-type="string">
            <text:p text:style-name="P33">Urgencia</text:p>
          </table:table-cell>
          <table:table-cell table:style-name="Tabla7.B15" table:number-columns-spanned="2" office:value-type="string">
            <text:p text:style-name="P36">Siempre que le sea conveniente.</text:p>
          </table:table-cell>
          <table:covered-table-cell/>
        </table:table-row>
        <table:table-row table:style-name="Tabla7.1">
          <table:table-cell table:style-name="Tabla7.A15" office:value-type="string">
            <text:p text:style-name="P33">Deseo</text:p>
          </table:table-cell>
          <table:table-cell table:style-name="Tabla7.B15" table:number-columns-spanned="2" office:value-type="string">
            <text:p text:style-name="P36">Espera que la plataforma se implante cuanto antes.</text:p>
          </table:table-cell>
          <table:covered-table-cell/>
        </table:table-row>
        <table:table-row table:style-name="Tabla7.1">
          <table:table-cell table:style-name="Tabla7.A6" table:number-columns-spanned="3" office:value-type="string">
            <text:p text:style-name="P35">Actitud hacia la tecnología</text:p>
          </table:table-cell>
          <table:covered-table-cell/>
          <table:covered-table-cell/>
        </table:table-row>
        <table:table-row table:style-name="Tabla7.1">
          <table:table-cell table:style-name="Tabla7.A17" table:number-columns-spanned="3" office:value-type="string">
            <text:p text:style-name="P29">Timido, agresivo y prudente.</text:p>
          </table:table-cell>
          <table:covered-table-cell/>
          <table:covered-table-cell/>
        </table:table-row>
      </table:table>
      <text:p text:style-name="P26"/>
      <text:p text:style-name="P53"/>
      <table:table table:name="Tabla8" table:style-name="Tabla8">
        <table:table-column table:style-name="Tabla8.A"/>
        <table:table-column table:style-name="Tabla8.B"/>
        <table:table-column table:style-name="Tabla8.C"/>
        <table:table-row table:style-name="Tabla8.1">
          <table:table-cell table:style-name="Tabla8.A1" table:number-columns-spanned="3" office:value-type="string">
            <text:p text:style-name="P34">PLANTILLA DE ESCENARIO</text:p>
          </table:table-cell>
          <table:covered-table-cell/>
          <table:covered-table-cell/>
        </table:table-row>
        <table:table-row table:style-name="Tabla8.1">
          <table:table-cell table:style-name="Tabla8.A3" office:value-type="string">
            <text:p text:style-name="P33">Nombre persona</text:p>
          </table:table-cell>
          <table:table-cell table:style-name="Tabla8.B3" office:value-type="string">
            <text:p text:style-name="P27">Miguel Williams</text:p>
          </table:table-cell>
          <table:table-cell table:style-name="Tabla8.C3" table:number-rows-spanned="2" office:value-type="string">
            <text:p text:style-name="P33">Foto</text:p>
            <text:p text:style-name="P26"/>
          </table:table-cell>
        </table:table-row>
        <table:table-row table:style-name="Tabla8.1">
          <table:table-cell table:style-name="Tabla8.A3" office:value-type="string">
            <text:p text:style-name="P33">Objetivo persona</text:p>
          </table:table-cell>
          <table:table-cell table:style-name="Tabla8.B3" office:value-type="string">
            <text:p text:style-name="P27">Entregar una practica de una asignatura.</text:p>
          </table:table-cell>
          <table:covered-table-cell/>
        </table:table-row>
        <table:table-row table:style-name="Tabla8.1">
          <table:table-cell table:style-name="Tabla8.A4" table:number-columns-spanned="3" office:value-type="string">
            <text:p text:style-name="P35">Escenario</text:p>
          </table:table-cell>
          <table:covered-table-cell/>
          <table:covered-table-cell/>
        </table:table-row>
        <table:table-row table:style-name="Tabla8.1">
          <table:table-cell table:style-name="Tabla8.A5" table:number-columns-spanned="3" office:value-type="string">
            <text:p text:style-name="P27">Es un alumno de la universidad de Biologia, ha terminado la practica a entregar y se ve obligado a subirla al sistema de docencia donde le corresponde despues de haber recibido una notificacion de la plataforma en su smartphone, avisandole de que falta un dia para finalizar la entrega.</text:p>
          </table:table-cell>
          <table:covered-table-cell/>
          <table:covered-table-cell/>
        </table:table-row>
      </table:table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soft-page-break/></text:p>
      <text:p text:style-name="P22"/>
      <table:table table:name="Tabla9" table:style-name="Tabla9">
        <table:table-column table:style-name="Tabla9.A"/>
        <table:table-column table:style-name="Tabla9.B"/>
        <table:table-column table:style-name="Tabla9.C"/>
        <table:table-row table:style-name="Tabla9.1">
          <table:table-cell table:style-name="Tabla9.A1" table:number-columns-spanned="3" office:value-type="string">
            <text:p text:style-name="P34">PLANTILLA DE PERSONAJE</text:p>
          </table:table-cell>
          <table:covered-table-cell/>
          <table:covered-table-cell/>
        </table:table-row>
        <table:table-row table:style-name="Tabla9.1">
          <table:table-cell table:style-name="Tabla9.A15" office:value-type="string">
            <text:p text:style-name="P33">Nombre</text:p>
          </table:table-cell>
          <table:table-cell table:style-name="Tabla9.B5" office:value-type="string">
            <text:p text:style-name="P41">Jorge García García</text:p>
          </table:table-cell>
          <table:table-cell table:style-name="Tabla9.C5" table:number-rows-spanned="4" office:value-type="string">
            <text:p text:style-name="P33">Foto</text:p>
            <text:p text:style-name="P26"/>
          </table:table-cell>
        </table:table-row>
        <table:table-row table:style-name="Tabla9.1">
          <table:table-cell table:style-name="Tabla9.A15" office:value-type="string">
            <text:p text:style-name="P33">Edad</text:p>
          </table:table-cell>
          <table:table-cell table:style-name="Tabla9.B5" office:value-type="string">
            <text:p text:style-name="P42">22</text:p>
          </table:table-cell>
          <table:covered-table-cell/>
        </table:table-row>
        <table:table-row table:style-name="Tabla9.1">
          <table:table-cell table:style-name="Tabla9.A15" office:value-type="string">
            <text:p text:style-name="P33">Sexo</text:p>
          </table:table-cell>
          <table:table-cell table:style-name="Tabla9.B5" office:value-type="string">
            <text:p text:style-name="P39">Masculino</text:p>
          </table:table-cell>
          <table:covered-table-cell/>
        </table:table-row>
        <table:table-row table:style-name="Tabla9.1">
          <table:table-cell table:style-name="Tabla9.A15" office:value-type="string">
            <text:p text:style-name="P33">Educación</text:p>
          </table:table-cell>
          <table:table-cell table:style-name="Tabla9.B5" office:value-type="string">
            <text:p text:style-name="P43">Estudiante de <text:span text:style-name="T4">tercero</text:span> en la <text:span text:style-name="T4">ETSIIT de la universidad </text:span>de Granada</text:p>
          </table:table-cell>
          <table:covered-table-cell/>
        </table:table-row>
        <table:table-row table:style-name="Tabla9.1">
          <table:table-cell table:style-name="Tabla9.A6" table:number-columns-spanned="3" office:value-type="string">
            <text:p text:style-name="P35">Contexto de uso</text:p>
          </table:table-cell>
          <table:covered-table-cell/>
          <table:covered-table-cell/>
        </table:table-row>
        <table:table-row table:style-name="Tabla9.1">
          <table:table-cell table:style-name="Tabla9.A15" office:value-type="string">
            <text:p text:style-name="P33">Cuándo</text:p>
          </table:table-cell>
          <table:table-cell table:style-name="Tabla9.B15" table:number-columns-spanned="2" office:value-type="string">
            <text:p text:style-name="P42">Quiere consultar cualquier información referente a sus asignaturas</text:p>
          </table:table-cell>
          <table:covered-table-cell/>
        </table:table-row>
        <table:table-row table:style-name="Tabla9.1">
          <table:table-cell table:style-name="Tabla9.A15" office:value-type="string">
            <text:p text:style-name="P33">Dónde</text:p>
          </table:table-cell>
          <table:table-cell table:style-name="Tabla9.B15" table:number-columns-spanned="2" office:value-type="string">
            <text:p text:style-name="P43">En cualquier sitio.</text:p>
          </table:table-cell>
          <table:covered-table-cell/>
        </table:table-row>
        <table:table-row table:style-name="Tabla9.1">
          <table:table-cell table:style-name="Tabla9.A15" office:value-type="string">
            <text:p text:style-name="P33">Tipo de ordenador</text:p>
          </table:table-cell>
          <table:table-cell table:style-name="Tabla9.B15" table:number-columns-spanned="2" office:value-type="string">
            <text:p text:style-name="P43">Portátil, sobremesa <text:span text:style-name="T4">y smartphone</text:span></text:p>
          </table:table-cell>
          <table:covered-table-cell/>
        </table:table-row>
        <table:table-row table:style-name="Tabla9.1">
          <table:table-cell table:style-name="Tabla9.A6" table:number-columns-spanned="3" office:value-type="string">
            <text:p text:style-name="P35">Misión</text:p>
          </table:table-cell>
          <table:covered-table-cell/>
          <table:covered-table-cell/>
        </table:table-row>
        <table:table-row table:style-name="Tabla9.1">
          <table:table-cell table:style-name="Tabla9.A15" office:value-type="string">
            <text:p text:style-name="P33">Objetivo</text:p>
          </table:table-cell>
          <table:table-cell table:style-name="Tabla9.B15" table:number-columns-spanned="2" office:value-type="string">
            <text:p text:style-name="P42">Ver avisos de las asignaturas, consultar entregas, y consultar nuevo contenido subido por el profesor</text:p>
          </table:table-cell>
          <table:covered-table-cell/>
        </table:table-row>
        <table:table-row table:style-name="Tabla9.1">
          <table:table-cell table:style-name="Tabla9.A15" office:value-type="string">
            <text:p text:style-name="P33">Expectativas</text:p>
          </table:table-cell>
          <table:table-cell table:style-name="Tabla9.B15" table:number-columns-spanned="2" office:value-type="string">
            <text:p text:style-name="P42">Tiene un gran contacto con la tecnología.</text:p>
            <text:p text:style-name="P42">Espera de la aplicación poder hacer consultas cómodas a lo referente a sus asignaturas así como estar avisado en cualquier sitio de cualquier cambio o situación referente a las mismas</text:p>
          </table:table-cell>
          <table:covered-table-cell/>
        </table:table-row>
        <table:table-row table:style-name="Tabla9.1">
          <table:table-cell table:style-name="Tabla9.A6" table:number-columns-spanned="3" office:value-type="string">
            <text:p text:style-name="P35">Motivación</text:p>
          </table:table-cell>
          <table:covered-table-cell/>
          <table:covered-table-cell/>
        </table:table-row>
        <table:table-row table:style-name="Tabla9.1">
          <table:table-cell table:style-name="Tabla9.A15" office:value-type="string">
            <text:p text:style-name="P33">Urgencia</text:p>
          </table:table-cell>
          <table:table-cell table:style-name="Tabla9.B15" table:number-columns-spanned="2" office:value-type="string">
            <text:p text:style-name="P42">Espera la rápida implantación del sistema ya que le resultaría muy cómodo pode acceder desde cualquier sitio sin la necesidad de un PC</text:p>
          </table:table-cell>
          <table:covered-table-cell/>
        </table:table-row>
        <table:table-row table:style-name="Tabla9.1">
          <table:table-cell table:style-name="Tabla9.A15" office:value-type="string">
            <text:p text:style-name="P33">Deseo</text:p>
          </table:table-cell>
          <table:table-cell table:style-name="Tabla9.B15" table:number-columns-spanned="2" office:value-type="string">
            <text:p text:style-name="P42">Espera que la aplicación le permita la total gestión de sus asignaturas de forma fácil.</text:p>
          </table:table-cell>
          <table:covered-table-cell/>
        </table:table-row>
        <table:table-row table:style-name="Tabla9.1">
          <table:table-cell table:style-name="Tabla9.A6" table:number-columns-spanned="3" office:value-type="string">
            <text:p text:style-name="P35">Actitud hacia la tecnología</text:p>
          </table:table-cell>
          <table:covered-table-cell/>
          <table:covered-table-cell/>
        </table:table-row>
        <table:table-row table:style-name="Tabla9.1">
          <table:table-cell table:style-name="Tabla9.A17" table:number-columns-spanned="3" office:value-type="string">
            <text:p text:style-name="P31">Amigable, desenvuelto, sin miedo a probar cosas nuevas.</text:p>
          </table:table-cell>
          <table:covered-table-cell/>
          <table:covered-table-cell/>
        </table:table-row>
      </table:table>
      <text:p text:style-name="P26"><text:soft-page-break/></text:p>
      <table:table table:name="Tabla10" table:style-name="Tabla10">
        <table:table-column table:style-name="Tabla10.A"/>
        <table:table-column table:style-name="Tabla10.B"/>
        <table:table-column table:style-name="Tabla10.C"/>
        <table:table-row table:style-name="Tabla10.1">
          <table:table-cell table:style-name="Tabla10.A1" table:number-columns-spanned="3" office:value-type="string">
            <text:p text:style-name="P34">PLANTILLA DE ESCENARIO</text:p>
          </table:table-cell>
          <table:covered-table-cell/>
          <table:covered-table-cell/>
        </table:table-row>
        <table:table-row table:style-name="Tabla10.1">
          <table:table-cell table:style-name="Tabla10.A3" office:value-type="string">
            <text:p text:style-name="P33">Nombre persona</text:p>
          </table:table-cell>
          <table:table-cell table:style-name="Tabla10.B3" office:value-type="string">
            <text:p text:style-name="P41">Jorge García García</text:p>
          </table:table-cell>
          <table:table-cell table:style-name="Tabla10.C3" table:number-rows-spanned="2" office:value-type="string">
            <text:p text:style-name="P33">Foto</text:p>
            <text:p text:style-name="P26"/>
          </table:table-cell>
        </table:table-row>
        <table:table-row table:style-name="Tabla10.1">
          <table:table-cell table:style-name="Tabla10.A3" office:value-type="string">
            <text:p text:style-name="P33">Objetivo persona</text:p>
          </table:table-cell>
          <table:table-cell table:style-name="Tabla10.B3" office:value-type="string">
            <text:p text:style-name="P42">Esta muy familiarizado con la tecnología y espera poder realizar y tener controladas las funciones básicas de las gestiones de sus asignaturas como lo hace con el ordenador pero desde su smartphone para poder hacerlo desde cualquier lugar a cualquier hora</text:p>
          </table:table-cell>
          <table:covered-table-cell/>
        </table:table-row>
        <table:table-row table:style-name="Tabla10.1">
          <table:table-cell table:style-name="Tabla10.A4" table:number-columns-spanned="3" office:value-type="string">
            <text:p text:style-name="P35">Escenario</text:p>
          </table:table-cell>
          <table:covered-table-cell/>
          <table:covered-table-cell/>
        </table:table-row>
        <table:table-row table:style-name="Tabla10.1">
          <table:table-cell table:style-name="Tabla10.A5" table:number-columns-spanned="3" office:value-type="string">
            <text:p text:style-name="P44">El va a clase por la tarde, hoy se quedó a comer en casa de un amigo y pasara allí todo el día sin disponibilidad de un ordenador. Cuando va a salir hacia la facultad coge su móvil y ve una aviso en la aplicación: El profesor no puede asistir hoy a clase y manda una tarea para entregar esa misma tarde. Accede a la plataforma y ve la tarea la descarga y la realiza en papel, este le toma una foto y tras pasarla a pdf realiza la entrega desde el móvil a través de la aplicación.</text:p>
            <text:p text:style-name="P26"/>
          </table:table-cell>
          <table:covered-table-cell/>
          <table:covered-table-cell/>
        </table:table-row>
      </table:table>
      <text:p text:style-name="P56"/>
      <text:p text:style-name="P22"/>
      <table:table table:name="Tabla11" table:style-name="Tabla11">
        <table:table-column table:style-name="Tabla11.A"/>
        <table:table-column table:style-name="Tabla11.B"/>
        <table:table-column table:style-name="Tabla11.C"/>
        <table:table-row table:style-name="Tabla11.1">
          <table:table-cell table:style-name="Tabla11.A1" table:number-columns-spanned="3" office:value-type="string">
            <text:p text:style-name="P34">PLANTILLA DE PERSONAJE</text:p>
          </table:table-cell>
          <table:covered-table-cell/>
          <table:covered-table-cell/>
        </table:table-row>
        <table:table-row table:style-name="Tabla11.1">
          <table:table-cell table:style-name="Tabla11.A15" office:value-type="string">
            <text:p text:style-name="P33">Nombre</text:p>
          </table:table-cell>
          <table:table-cell table:style-name="Tabla11.B5" office:value-type="string">
            <text:p text:style-name="P45">María Martín Martín</text:p>
          </table:table-cell>
          <table:table-cell table:style-name="Tabla11.C5" table:number-rows-spanned="4" office:value-type="string">
            <text:p text:style-name="P33">Foto</text:p>
            <text:p text:style-name="P26"/>
          </table:table-cell>
        </table:table-row>
        <table:table-row table:style-name="Tabla11.1">
          <table:table-cell table:style-name="Tabla11.A15" office:value-type="string">
            <text:p text:style-name="P33">Edad</text:p>
          </table:table-cell>
          <table:table-cell table:style-name="Tabla11.B5" office:value-type="string">
            <text:p text:style-name="P41">18</text:p>
          </table:table-cell>
          <table:covered-table-cell/>
        </table:table-row>
        <table:table-row table:style-name="Tabla11.1">
          <table:table-cell table:style-name="Tabla11.A15" office:value-type="string">
            <text:p text:style-name="P33">Sexo</text:p>
          </table:table-cell>
          <table:table-cell table:style-name="Tabla11.B5" office:value-type="string">
            <text:p text:style-name="P41">Femenino</text:p>
          </table:table-cell>
          <table:covered-table-cell/>
        </table:table-row>
        <table:table-row table:style-name="Tabla11.1">
          <table:table-cell table:style-name="Tabla11.A15" office:value-type="string">
            <text:p text:style-name="P33">Educación</text:p>
          </table:table-cell>
          <table:table-cell table:style-name="Tabla11.B5" office:value-type="string">
            <text:p text:style-name="P41">Alumno de nuevo ingreso en la universidad de granada</text:p>
          </table:table-cell>
          <table:covered-table-cell/>
        </table:table-row>
        <table:table-row table:style-name="Tabla11.1">
          <table:table-cell table:style-name="Tabla11.A6" table:number-columns-spanned="3" office:value-type="string">
            <text:p text:style-name="P35">Contexto de uso</text:p>
          </table:table-cell>
          <table:covered-table-cell/>
          <table:covered-table-cell/>
        </table:table-row>
        <table:table-row table:style-name="Tabla11.1">
          <table:table-cell table:style-name="Tabla11.A15" office:value-type="string">
            <text:p text:style-name="P33">Cuándo</text:p>
          </table:table-cell>
          <table:table-cell table:style-name="Tabla11.B15" table:number-columns-spanned="2" office:value-type="string">
            <text:p text:style-name="P41">Quiere saber algo relativo a sus asignaturas</text:p>
          </table:table-cell>
          <table:covered-table-cell/>
        </table:table-row>
        <table:table-row table:style-name="Tabla11.1">
          <table:table-cell table:style-name="Tabla11.A15" office:value-type="string">
            <text:p text:style-name="P33">Dónde</text:p>
          </table:table-cell>
          <table:table-cell table:style-name="Tabla11.B15" table:number-columns-spanned="2" office:value-type="string">
            <text:p text:style-name="P39">En <text:span text:style-name="T3">cualquier parte durante el día.</text:span></text:p>
          </table:table-cell>
          <table:covered-table-cell/>
        </table:table-row>
        <table:table-row table:style-name="Tabla11.1">
          <table:table-cell table:style-name="Tabla11.A15" office:value-type="string">
            <text:p text:style-name="P33">Tipo de ordenador</text:p>
          </table:table-cell>
          <table:table-cell table:style-name="Tabla11.B15" table:number-columns-spanned="2" office:value-type="string">
            <text:p text:style-name="P39">Ordenador <text:span text:style-name="T5">Sobremesa y smartphone.</text:span></text:p>
          </table:table-cell>
          <table:covered-table-cell/>
        </table:table-row>
        <table:table-row table:style-name="Tabla11.1">
          <table:table-cell table:style-name="Tabla11.A6" table:number-columns-spanned="3" office:value-type="string">
            <text:p text:style-name="P35">Misión</text:p>
          </table:table-cell>
          <table:covered-table-cell/>
          <table:covered-table-cell/>
        </table:table-row>
        <table:table-row table:style-name="Tabla11.1">
          <table:table-cell table:style-name="Tabla11.A15" office:value-type="string">
            <text:p text:style-name="P33">Objetivo</text:p>
          </table:table-cell>
          <table:table-cell table:style-name="Tabla11.B15" table:number-columns-spanned="2" office:value-type="string">
            <text:p text:style-name="P41">Consultar cualquier cosa relacionada con sus asignaturas y estar avisada en todo momento</text:p>
          </table:table-cell>
          <table:covered-table-cell/>
        </table:table-row>
        <table:table-row table:style-name="Tabla11.1">
          <table:table-cell table:style-name="Tabla11.A15" office:value-type="string">
            <text:p text:style-name="P33">Expectativas</text:p>
          </table:table-cell>
          <table:table-cell table:style-name="Tabla11.B15" table:number-columns-spanned="2" office:value-type="string">
            <text:p text:style-name="P41">Espera un acceso sencillo a la plataforma así como un uso intuitivo de la misma</text:p>
          </table:table-cell>
          <table:covered-table-cell/>
        </table:table-row>
        <table:table-row table:style-name="Tabla11.1">
          <table:table-cell table:style-name="Tabla11.A6" table:number-columns-spanned="3" office:value-type="string">
            <text:p text:style-name="P35">Motivación</text:p>
          </table:table-cell>
          <table:covered-table-cell/>
          <table:covered-table-cell/>
        </table:table-row>
        <table:table-row table:style-name="Tabla11.1">
          <table:table-cell table:style-name="Tabla11.A15" office:value-type="string">
            <text:p text:style-name="P33">Urgencia</text:p>
          </table:table-cell>
          <table:table-cell table:style-name="Tabla11.B15" table:number-columns-spanned="2" office:value-type="string">
            <text:p text:style-name="P41">Espera que la plataforma se implante pronto ya que si no enciende el ordenador en su casa no se entera de los avisos en las asignaturas</text:p>
          </table:table-cell>
          <table:covered-table-cell/>
        </table:table-row>
        <table:table-row table:style-name="Tabla11.1">
          <table:table-cell table:style-name="Tabla11.A15" office:value-type="string">
            <text:p text:style-name="P33">Deseo</text:p>
          </table:table-cell>
          <table:table-cell table:style-name="Tabla11.B15" table:number-columns-spanned="2" office:value-type="string">
            <text:p text:style-name="P40"><text:span text:style-name="T6">Quiere</text:span> que la plataforma <text:span text:style-name="T5">sea fácil. de usar y le facilite un poco el uso de la plataforma web</text:span></text:p>
          </table:table-cell>
          <table:covered-table-cell/>
        </table:table-row>
        <table:table-row table:style-name="Tabla11.1">
          <table:table-cell table:style-name="Tabla11.A6" table:number-columns-spanned="3" office:value-type="string">
            <text:p text:style-name="P35">Actitud hacia la tecnología</text:p>
          </table:table-cell>
          <table:covered-table-cell/>
          <table:covered-table-cell/>
        </table:table-row>
        <table:table-row table:style-name="Tabla11.1">
          <table:table-cell table:style-name="Tabla11.A17" table:number-columns-spanned="3" office:value-type="string">
            <text:p text:style-name="P30">Amigable, dispuest<text:span text:style-name="T6">a</text:span> a aprender.</text:p>
          </table:table-cell>
          <table:covered-table-cell/>
          <table:covered-table-cell/>
        </table:table-row>
      </table:table>
      <text:p text:style-name="P26"/>
      <table:table table:name="Tabla12" table:style-name="Tabla12">
        <table:table-column table:style-name="Tabla12.A"/>
        <table:table-column table:style-name="Tabla12.B"/>
        <table:table-column table:style-name="Tabla12.C"/>
        <text:soft-page-break/>
        <table:table-row table:style-name="Tabla12.1">
          <table:table-cell table:style-name="Tabla12.A1" table:number-columns-spanned="3" office:value-type="string">
            <text:p text:style-name="P34">PLANTILLA DE ESCENARIO</text:p>
          </table:table-cell>
          <table:covered-table-cell/>
          <table:covered-table-cell/>
        </table:table-row>
        <table:table-row table:style-name="Tabla12.1">
          <table:table-cell table:style-name="Tabla12.A3" office:value-type="string">
            <text:p text:style-name="P33">Nombre persona</text:p>
          </table:table-cell>
          <table:table-cell table:style-name="Tabla12.B3" office:value-type="string">
            <text:p text:style-name="P45">María Martín Martín</text:p>
          </table:table-cell>
          <table:table-cell table:style-name="Tabla12.C3" table:number-rows-spanned="2" office:value-type="string">
            <text:p text:style-name="P33">Foto</text:p>
            <text:p text:style-name="P26"/>
          </table:table-cell>
        </table:table-row>
        <table:table-row table:style-name="Tabla12.1">
          <table:table-cell table:style-name="Tabla12.A3" office:value-type="string">
            <text:p text:style-name="P33">Objetivo persona</text:p>
          </table:table-cell>
          <table:table-cell table:style-name="Tabla12.B3" office:value-type="string">
            <text:p text:style-name="P41">Estar avisada en todo momento de lo referente a sus asignaturas</text:p>
          </table:table-cell>
          <table:covered-table-cell/>
        </table:table-row>
        <table:table-row table:style-name="Tabla12.1">
          <table:table-cell table:style-name="Tabla12.A4" table:number-columns-spanned="3" office:value-type="string">
            <text:p text:style-name="P35">Escenario</text:p>
          </table:table-cell>
          <table:covered-table-cell/>
          <table:covered-table-cell/>
        </table:table-row>
        <table:table-row table:style-name="Tabla12.1">
          <table:table-cell table:style-name="Tabla12.A5" table:number-columns-spanned="3" office:value-type="string">
            <text:p text:style-name="P41">Estudia magisterio en la UGR. Es el segundo mes de clase en el primer cuatrimestre y aun esta algo perdida en la universidad. El uso principal que le da a su ordenador personal es el de realizar trabajos y alguna consulta en Internet por lo que no pasa todo el día conectada. Aun no se maneja bien con Prado y se pierde por los menús.</text:p>
            <text:p text:style-name="P41"/>
            <text:p text:style-name="P41">Coge su smartphone y accede a la plataforma, espera poder ver la ficha de uno de sus profesores para ver su horario de tutorías y espera poder pedir la tutoría desde el propio teléfono.</text:p>
            <text:p text:style-name="P41"/>
            <text:p text:style-name="P41">Estando en el salón suena su móvil, ve un aviso de la aplicación, al abrirlo ve que es un mensaje de su profesor cancelando la tutoría por motivos personales y asignándole otro día para la misma.</text:p>
            <text:p text:style-name="P26"/>
          </table:table-cell>
          <table:covered-table-cell/>
          <table:covered-table-cell/>
        </table:table-row>
      </table:table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9"><text:soft-page-break/></text:p>
      <table:table table:name="Tabla13" table:style-name="Tabla13">
        <table:table-column table:style-name="Tabla13.A"/>
        <table:table-column table:style-name="Tabla13.B"/>
        <table:table-column table:style-name="Tabla13.C"/>
        <table:table-row table:style-name="Tabla13.1">
          <table:table-cell table:style-name="Tabla13.A1" table:number-columns-spanned="3" office:value-type="string">
            <text:p text:style-name="P34">PLANTILLA DE PERSONAJE</text:p>
          </table:table-cell>
          <table:covered-table-cell/>
          <table:covered-table-cell/>
        </table:table-row>
        <table:table-row table:style-name="Tabla13.1">
          <table:table-cell table:style-name="Tabla13.A15" office:value-type="string">
            <text:p text:style-name="P33">Nombre</text:p>
          </table:table-cell>
          <table:table-cell table:style-name="Tabla13.B5" office:value-type="string">
            <text:p text:style-name="P46">Eduardo Cogolludo Garcia</text:p>
          </table:table-cell>
          <table:table-cell table:style-name="Tabla13.C5" table:number-rows-spanned="4" office:value-type="string">
            <text:p text:style-name="P33">Foto</text:p>
            <text:p text:style-name="P26"/>
          </table:table-cell>
        </table:table-row>
        <table:table-row table:style-name="Tabla13.1">
          <table:table-cell table:style-name="Tabla13.A15" office:value-type="string">
            <text:p text:style-name="P33">Edad</text:p>
          </table:table-cell>
          <table:table-cell table:style-name="Tabla13.B5" office:value-type="string">
            <text:p text:style-name="P46">26</text:p>
          </table:table-cell>
          <table:covered-table-cell/>
        </table:table-row>
        <table:table-row table:style-name="Tabla13.1">
          <table:table-cell table:style-name="Tabla13.A15" office:value-type="string">
            <text:p text:style-name="P33">Sexo</text:p>
          </table:table-cell>
          <table:table-cell table:style-name="Tabla13.B5" office:value-type="string">
            <text:p text:style-name="P46">Masculino</text:p>
          </table:table-cell>
          <table:covered-table-cell/>
        </table:table-row>
        <table:table-row table:style-name="Tabla13.1">
          <table:table-cell table:style-name="Tabla13.A15" office:value-type="string">
            <text:p text:style-name="P33">Educación</text:p>
          </table:table-cell>
          <table:table-cell table:style-name="Tabla13.B5" office:value-type="string">
            <text:p text:style-name="P46">Alumno de Master en Ingeniería de Caminos</text:p>
          </table:table-cell>
          <table:covered-table-cell/>
        </table:table-row>
        <table:table-row table:style-name="Tabla13.1">
          <table:table-cell table:style-name="Tabla13.A6" table:number-columns-spanned="3" office:value-type="string">
            <text:p text:style-name="P35">Contexto de uso</text:p>
          </table:table-cell>
          <table:covered-table-cell/>
          <table:covered-table-cell/>
        </table:table-row>
        <table:table-row table:style-name="Tabla13.1">
          <table:table-cell table:style-name="Tabla13.A15" office:value-type="string">
            <text:p text:style-name="P33">Cuándo</text:p>
          </table:table-cell>
          <table:table-cell table:style-name="Tabla13.B15" table:number-columns-spanned="2" office:value-type="string">
            <text:p text:style-name="P47">Todos los días en cualquier momento</text:p>
          </table:table-cell>
          <table:covered-table-cell/>
        </table:table-row>
        <table:table-row table:style-name="Tabla13.1">
          <table:table-cell table:style-name="Tabla13.A15" office:value-type="string">
            <text:p text:style-name="P33">Dónde</text:p>
          </table:table-cell>
          <table:table-cell table:style-name="Tabla13.B15" table:number-columns-spanned="2" office:value-type="string">
            <text:p text:style-name="P47">En cualquier sitio.</text:p>
          </table:table-cell>
          <table:covered-table-cell/>
        </table:table-row>
        <table:table-row table:style-name="Tabla13.1">
          <table:table-cell table:style-name="Tabla13.A15" office:value-type="string">
            <text:p text:style-name="P33">Tipo de ordenador</text:p>
          </table:table-cell>
          <table:table-cell table:style-name="Tabla13.B15" table:number-columns-spanned="2" office:value-type="string">
            <text:p text:style-name="P39">Ordenador <text:span text:style-name="T5">Sobremesa, portátil y smartphone.</text:span></text:p>
          </table:table-cell>
          <table:covered-table-cell/>
        </table:table-row>
        <table:table-row table:style-name="Tabla13.1">
          <table:table-cell table:style-name="Tabla13.A6" table:number-columns-spanned="3" office:value-type="string">
            <text:p text:style-name="P35">Misión</text:p>
          </table:table-cell>
          <table:covered-table-cell/>
          <table:covered-table-cell/>
        </table:table-row>
        <table:table-row table:style-name="Tabla13.1">
          <table:table-cell table:style-name="Tabla13.A15" office:value-type="string">
            <text:p text:style-name="P33">Objetivo</text:p>
          </table:table-cell>
          <table:table-cell table:style-name="Tabla13.B15" table:number-columns-spanned="2" office:value-type="string">
            <text:p text:style-name="P48">Poder estas informado de cualquier evento referente a sus estudios.</text:p>
          </table:table-cell>
          <table:covered-table-cell/>
        </table:table-row>
        <table:table-row table:style-name="Tabla13.1">
          <table:table-cell table:style-name="Tabla13.A15" office:value-type="string">
            <text:p text:style-name="P33">Expectativas</text:p>
          </table:table-cell>
          <table:table-cell table:style-name="Tabla13.B15" table:number-columns-spanned="2" office:value-type="string">
            <text:p text:style-name="P48">Que sea sencilla, bonita, y rápida. </text:p>
          </table:table-cell>
          <table:covered-table-cell/>
        </table:table-row>
        <table:table-row table:style-name="Tabla13.1">
          <table:table-cell table:style-name="Tabla13.A6" table:number-columns-spanned="3" office:value-type="string">
            <text:p text:style-name="P35">Motivación</text:p>
          </table:table-cell>
          <table:covered-table-cell/>
          <table:covered-table-cell/>
        </table:table-row>
        <table:table-row table:style-name="Tabla13.1">
          <table:table-cell table:style-name="Tabla13.A15" office:value-type="string">
            <text:p text:style-name="P33">Urgencia</text:p>
          </table:table-cell>
          <table:table-cell table:style-name="Tabla13.B15" table:number-columns-spanned="2" office:value-type="string">
            <text:p text:style-name="P49">Para el segundo cuatrimestre</text:p>
          </table:table-cell>
          <table:covered-table-cell/>
        </table:table-row>
        <table:table-row table:style-name="Tabla13.1">
          <table:table-cell table:style-name="Tabla13.A15" office:value-type="string">
            <text:p text:style-name="P33">Deseo</text:p>
          </table:table-cell>
          <table:table-cell table:style-name="Tabla13.B15" table:number-columns-spanned="2" office:value-type="string">
            <text:p text:style-name="P40"><text:span text:style-name="T6">Quiere</text:span> que la plataforma <text:span text:style-name="T5">sea fácil. de usar y le facilite un poco el uso de la plataforma web</text:span></text:p>
          </table:table-cell>
          <table:covered-table-cell/>
        </table:table-row>
        <table:table-row table:style-name="Tabla13.1">
          <table:table-cell table:style-name="Tabla13.A6" table:number-columns-spanned="3" office:value-type="string">
            <text:p text:style-name="P35">Actitud hacia la tecnología</text:p>
          </table:table-cell>
          <table:covered-table-cell/>
          <table:covered-table-cell/>
        </table:table-row>
        <table:table-row table:style-name="Tabla13.1">
          <table:table-cell table:style-name="Tabla13.A17" table:number-columns-spanned="3" office:value-type="string">
            <text:p text:style-name="P30">Amigable, dispuest<text:span text:style-name="T7">o</text:span> a aprender.</text:p>
          </table:table-cell>
          <table:covered-table-cell/>
          <table:covered-table-cell/>
        </table:table-row>
      </table:table>
      <text:p text:style-name="P54"/>
      <text:p text:style-name="P54"><text:soft-page-break/></text:p>
      <table:table table:name="Tabla14" table:style-name="Tabla14">
        <table:table-column table:style-name="Tabla14.A"/>
        <table:table-column table:style-name="Tabla14.B"/>
        <table:table-column table:style-name="Tabla14.C"/>
        <table:table-row table:style-name="Tabla14.1">
          <table:table-cell table:style-name="Tabla14.A1" table:number-columns-spanned="3" office:value-type="string">
            <text:p text:style-name="P34">PLANTILLA DE ESCENARIO</text:p>
          </table:table-cell>
          <table:covered-table-cell/>
          <table:covered-table-cell/>
        </table:table-row>
        <table:table-row table:style-name="Tabla14.1">
          <table:table-cell table:style-name="Tabla14.A3" office:value-type="string">
            <text:p text:style-name="P33">Nombre persona</text:p>
          </table:table-cell>
          <table:table-cell table:style-name="Tabla14.B3" office:value-type="string">
            <text:p text:style-name="P46">Eduardo Cogolludo Garcia</text:p>
          </table:table-cell>
          <table:table-cell table:style-name="Tabla14.C3" table:number-rows-spanned="2" office:value-type="string">
            <text:p text:style-name="P33">Foto</text:p>
            <text:p text:style-name="P26"/>
          </table:table-cell>
        </table:table-row>
        <table:table-row table:style-name="Tabla14.1">
          <table:table-cell table:style-name="Tabla14.A3" office:value-type="string">
            <text:p text:style-name="P33">Objetivo persona</text:p>
          </table:table-cell>
          <table:table-cell table:style-name="Tabla14.B3" office:value-type="string">
            <text:p text:style-name="P49">Poder consultar <text:span text:style-name="T8">cualquier cosa referente a su máster</text:span></text:p>
          </table:table-cell>
          <table:covered-table-cell/>
        </table:table-row>
        <table:table-row table:style-name="Tabla14.1">
          <table:table-cell table:style-name="Tabla14.A4" table:number-columns-spanned="3" office:value-type="string">
            <text:p text:style-name="P35">Escenario</text:p>
          </table:table-cell>
          <table:covered-table-cell/>
          <table:covered-table-cell/>
        </table:table-row>
        <table:table-row table:style-name="Tabla14.1">
          <table:table-cell table:style-name="Tabla14.A5" table:number-columns-spanned="3" office:value-type="string">
            <text:p text:style-name="P50">Esta sentado en casa viendo una película. Su móvil suena y ve una notificación de la aplicación indicando que la entrega de un trabajo se termina en 24 h. Sube a su cuarto y realiza la entrega antes de que se le olvide.</text:p>
          </table:table-cell>
          <table:covered-table-cell/>
          <table:covered-table-cell/>
        </table:table-row>
      </table:table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<text:soft-page-break/></text:p>
      <table:table table:name="Tabla15" table:style-name="Tabla15">
        <table:table-column table:style-name="Tabla15.A"/>
        <table:table-column table:style-name="Tabla15.B"/>
        <table:table-column table:style-name="Tabla15.C"/>
        <table:table-row table:style-name="Tabla15.1">
          <table:table-cell table:style-name="Tabla15.A1" table:number-columns-spanned="3" office:value-type="string">
            <text:p text:style-name="P34">PLANTILLA DE PERSONAJE</text:p>
          </table:table-cell>
          <table:covered-table-cell/>
          <table:covered-table-cell/>
        </table:table-row>
        <table:table-row table:style-name="Tabla15.1">
          <table:table-cell table:style-name="Tabla15.A15" office:value-type="string">
            <text:p text:style-name="P33">Nombre</text:p>
          </table:table-cell>
          <table:table-cell table:style-name="Tabla15.B5" office:value-type="string">
            <text:p text:style-name="P50">Francisca Puertas Tapias</text:p>
          </table:table-cell>
          <table:table-cell table:style-name="Tabla15.C5" table:number-rows-spanned="4" office:value-type="string">
            <text:p text:style-name="P33">Foto</text:p>
            <text:p text:style-name="P26"/>
          </table:table-cell>
        </table:table-row>
        <table:table-row table:style-name="Tabla15.1">
          <table:table-cell table:style-name="Tabla15.A15" office:value-type="string">
            <text:p text:style-name="P33">Edad</text:p>
          </table:table-cell>
          <table:table-cell table:style-name="Tabla15.B5" office:value-type="string">
            <text:p text:style-name="P46">2<text:span text:style-name="T8">0</text:span></text:p>
          </table:table-cell>
          <table:covered-table-cell/>
        </table:table-row>
        <table:table-row table:style-name="Tabla15.1">
          <table:table-cell table:style-name="Tabla15.A15" office:value-type="string">
            <text:p text:style-name="P33">Sexo</text:p>
          </table:table-cell>
          <table:table-cell table:style-name="Tabla15.B5" office:value-type="string">
            <text:p text:style-name="P50">Femenino</text:p>
          </table:table-cell>
          <table:covered-table-cell/>
        </table:table-row>
        <table:table-row table:style-name="Tabla15.1">
          <table:table-cell table:style-name="Tabla15.A15" office:value-type="string">
            <text:p text:style-name="P33">Educación</text:p>
          </table:table-cell>
          <table:table-cell table:style-name="Tabla15.B5" office:value-type="string">
            <text:p text:style-name="P50">Alumna de segundo de Traducción e Interpretación</text:p>
          </table:table-cell>
          <table:covered-table-cell/>
        </table:table-row>
        <table:table-row table:style-name="Tabla15.1">
          <table:table-cell table:style-name="Tabla15.A6" table:number-columns-spanned="3" office:value-type="string">
            <text:p text:style-name="P35">Contexto de uso</text:p>
          </table:table-cell>
          <table:covered-table-cell/>
          <table:covered-table-cell/>
        </table:table-row>
        <table:table-row table:style-name="Tabla15.1">
          <table:table-cell table:style-name="Tabla15.A15" office:value-type="string">
            <text:p text:style-name="P33">Cuándo</text:p>
          </table:table-cell>
          <table:table-cell table:style-name="Tabla15.B15" table:number-columns-spanned="2" office:value-type="string">
            <text:p text:style-name="P47">Todos los días en cualquier momento</text:p>
          </table:table-cell>
          <table:covered-table-cell/>
        </table:table-row>
        <table:table-row table:style-name="Tabla15.1">
          <table:table-cell table:style-name="Tabla15.A15" office:value-type="string">
            <text:p text:style-name="P33">Dónde</text:p>
          </table:table-cell>
          <table:table-cell table:style-name="Tabla15.B15" table:number-columns-spanned="2" office:value-type="string">
            <text:p text:style-name="P47">En cualquier sitio.</text:p>
          </table:table-cell>
          <table:covered-table-cell/>
        </table:table-row>
        <table:table-row table:style-name="Tabla15.1">
          <table:table-cell table:style-name="Tabla15.A15" office:value-type="string">
            <text:p text:style-name="P33">Tipo de ordenador</text:p>
          </table:table-cell>
          <table:table-cell table:style-name="Tabla15.B15" table:number-columns-spanned="2" office:value-type="string">
            <text:p text:style-name="P39">Ordenador <text:span text:style-name="T5">Sobremesa, portátil y smartphone.</text:span></text:p>
          </table:table-cell>
          <table:covered-table-cell/>
        </table:table-row>
        <table:table-row table:style-name="Tabla15.1">
          <table:table-cell table:style-name="Tabla15.A6" table:number-columns-spanned="3" office:value-type="string">
            <text:p text:style-name="P35">Misión</text:p>
          </table:table-cell>
          <table:covered-table-cell/>
          <table:covered-table-cell/>
        </table:table-row>
        <table:table-row table:style-name="Tabla15.1">
          <table:table-cell table:style-name="Tabla15.A15" office:value-type="string">
            <text:p text:style-name="P33">Objetivo</text:p>
          </table:table-cell>
          <table:table-cell table:style-name="Tabla15.B15" table:number-columns-spanned="2" office:value-type="string">
            <text:p text:style-name="P48">Poder estas informado de cualquier evento referente a sus estudios.</text:p>
          </table:table-cell>
          <table:covered-table-cell/>
        </table:table-row>
        <table:table-row table:style-name="Tabla15.1">
          <table:table-cell table:style-name="Tabla15.A15" office:value-type="string">
            <text:p text:style-name="P33">Expectativas</text:p>
          </table:table-cell>
          <table:table-cell table:style-name="Tabla15.B15" table:number-columns-spanned="2" office:value-type="string">
            <text:p text:style-name="P50">Que le facilite las consultas sencillas en prado y que la mantenga informada de cualquier cambio</text:p>
          </table:table-cell>
          <table:covered-table-cell/>
        </table:table-row>
        <table:table-row table:style-name="Tabla15.1">
          <table:table-cell table:style-name="Tabla15.A6" table:number-columns-spanned="3" office:value-type="string">
            <text:p text:style-name="P35">Motivación</text:p>
          </table:table-cell>
          <table:covered-table-cell/>
          <table:covered-table-cell/>
        </table:table-row>
        <table:table-row table:style-name="Tabla15.1">
          <table:table-cell table:style-name="Tabla15.A15" office:value-type="string">
            <text:p text:style-name="P33">Urgencia</text:p>
          </table:table-cell>
          <table:table-cell table:style-name="Tabla15.B15" table:number-columns-spanned="2" office:value-type="string">
            <text:p text:style-name="P50">Espera poder usarla en el próximo curso</text:p>
          </table:table-cell>
          <table:covered-table-cell/>
        </table:table-row>
        <table:table-row table:style-name="Tabla15.1">
          <table:table-cell table:style-name="Tabla15.A15" office:value-type="string">
            <text:p text:style-name="P33">Deseo</text:p>
          </table:table-cell>
          <table:table-cell table:style-name="Tabla15.B15" table:number-columns-spanned="2" office:value-type="string">
            <text:p text:style-name="P50">Que avise de cualquier cambio referente a sus asignaturas, entregas, plazos, avisos….</text:p>
          </table:table-cell>
          <table:covered-table-cell/>
        </table:table-row>
        <table:table-row table:style-name="Tabla15.1">
          <table:table-cell table:style-name="Tabla15.A6" table:number-columns-spanned="3" office:value-type="string">
            <text:p text:style-name="P35">Actitud hacia la tecnología</text:p>
          </table:table-cell>
          <table:covered-table-cell/>
          <table:covered-table-cell/>
        </table:table-row>
        <table:table-row table:style-name="Tabla15.1">
          <table:table-cell table:style-name="Tabla15.A17" table:number-columns-spanned="3" office:value-type="string">
            <text:p text:style-name="P32">Desenvuelta</text:p>
          </table:table-cell>
          <table:covered-table-cell/>
          <table:covered-table-cell/>
        </table:table-row>
      </table:table>
      <text:p text:style-name="P54"/>
      <text:p text:style-name="P54"><text:soft-page-break/></text:p>
      <table:table table:name="Tabla16" table:style-name="Tabla16">
        <table:table-column table:style-name="Tabla16.A"/>
        <table:table-column table:style-name="Tabla16.B"/>
        <table:table-column table:style-name="Tabla16.C"/>
        <table:table-row table:style-name="Tabla16.1">
          <table:table-cell table:style-name="Tabla16.A1" table:number-columns-spanned="3" office:value-type="string">
            <text:p text:style-name="P34">PLANTILLA DE ESCENARIO</text:p>
          </table:table-cell>
          <table:covered-table-cell/>
          <table:covered-table-cell/>
        </table:table-row>
        <table:table-row table:style-name="Tabla16.1">
          <table:table-cell table:style-name="Tabla16.A3" office:value-type="string">
            <text:p text:style-name="P33">Nombre persona</text:p>
          </table:table-cell>
          <table:table-cell table:style-name="Tabla16.B3" office:value-type="string">
            <text:p text:style-name="P50">Francisca Puertas Tapias</text:p>
          </table:table-cell>
          <table:table-cell table:style-name="Tabla16.C3" table:number-rows-spanned="2" office:value-type="string">
            <text:p text:style-name="P33">Foto</text:p>
            <text:p text:style-name="P26"/>
          </table:table-cell>
        </table:table-row>
        <table:table-row table:style-name="Tabla16.1">
          <table:table-cell table:style-name="Tabla16.A3" office:value-type="string">
            <text:p text:style-name="P33">Objetivo persona</text:p>
          </table:table-cell>
          <table:table-cell table:style-name="Tabla16.B3" office:value-type="string">
            <text:p text:style-name="P50">Estar informada de cualquier aviso en la plataforma.</text:p>
          </table:table-cell>
          <table:covered-table-cell/>
        </table:table-row>
        <table:table-row table:style-name="Tabla16.1">
          <table:table-cell table:style-name="Tabla16.A4" table:number-columns-spanned="3" office:value-type="string">
            <text:p text:style-name="P35">Escenario</text:p>
          </table:table-cell>
          <table:covered-table-cell/>
          <table:covered-table-cell/>
        </table:table-row>
        <table:table-row table:style-name="Tabla16.1">
          <table:table-cell table:style-name="Tabla16.A5" table:number-columns-spanned="3" office:value-type="string">
            <text:p text:style-name="P51">Se Encuentra en casa estudiando. La aplicación le avisa que se ha subido contenido nuevo.</text:p>
            <text:p text:style-name="P51"/>
            <text:p text:style-name="P51">Entra en prado y se descarga el nuevo tema para continuar con su estudio.</text:p>
          </table:table-cell>
          <table:covered-table-cell/>
          <table:covered-table-cell/>
        </table:table-row>
      </table:table>
      <text:p text:style-name="P57"/>
      <text:p text:style-name="P57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soft-page-break/><text:span text:style-name="T9">Profesores:</text:span></text:p>
      <table:table table:name="Tabla17" table:style-name="Tabla17">
        <table:table-column table:style-name="Tabla17.A"/>
        <table:table-column table:style-name="Tabla17.B"/>
        <table:table-column table:style-name="Tabla17.C"/>
        <table:table-row table:style-name="Tabla17.1">
          <table:table-cell table:style-name="Tabla17.A1" table:number-columns-spanned="3" office:value-type="string">
            <text:p text:style-name="P52"><text:span text:style-name="T10">PLANTILLA DE PERSONAJE</text:span></text:p>
          </table:table-cell>
          <table:covered-table-cell/>
          <table:covered-table-cell/>
        </table:table-row>
        <table:table-row table:style-name="Tabla17.1">
          <table:table-cell table:style-name="Tabla17.A2" office:value-type="string">
            <text:p text:style-name="P52"><text:span text:style-name="T13">Nombre</text:span></text:p>
          </table:table-cell>
          <table:table-cell table:style-name="Tabla17.A2" office:value-type="string">
            <text:p text:style-name="P52">Fernando Fernández Fernández</text:p>
          </table:table-cell>
          <table:table-cell table:style-name="Tabla17.C2" table:number-rows-spanned="4" office:value-type="string">
            <text:p text:style-name="P52"><text:span text:style-name="T13">Foto</text:span></text:p>
            <text:p text:style-name="P52"/>
          </table:table-cell>
        </table:table-row>
        <table:table-row table:style-name="Tabla17.1">
          <table:table-cell table:style-name="Tabla17.A2" office:value-type="string">
            <text:p text:style-name="P52"><text:span text:style-name="T13">Edad</text:span></text:p>
          </table:table-cell>
          <table:table-cell table:style-name="Tabla17.A2" office:value-type="string">
            <text:p text:style-name="P52">76</text:p>
          </table:table-cell>
          <table:covered-table-cell/>
        </table:table-row>
        <table:table-row table:style-name="Tabla17.1">
          <table:table-cell table:style-name="Tabla17.A2" office:value-type="string">
            <text:p text:style-name="P52"><text:span text:style-name="T13">Sexo</text:span></text:p>
          </table:table-cell>
          <table:table-cell table:style-name="Tabla17.A2" office:value-type="string">
            <text:p text:style-name="P52">Masculino</text:p>
          </table:table-cell>
          <table:covered-table-cell/>
        </table:table-row>
        <table:table-row table:style-name="Tabla17.1">
          <table:table-cell table:style-name="Tabla17.A2" office:value-type="string">
            <text:p text:style-name="P52"><text:span text:style-name="T13">Educación</text:span></text:p>
          </table:table-cell>
          <table:table-cell table:style-name="Tabla17.A2" office:value-type="string">
            <text:p text:style-name="P52">Catedrático de universidad en teología</text:p>
          </table:table-cell>
          <table:covered-table-cell/>
        </table:table-row>
        <table:table-row table:style-name="Tabla17.1">
          <table:table-cell table:style-name="Tabla17.A6" table:number-columns-spanned="3" office:value-type="string">
            <text:p text:style-name="P52"><text:span text:style-name="T10">Contexto de uso</text:span></text:p>
          </table:table-cell>
          <table:covered-table-cell/>
          <table:covered-table-cell/>
        </table:table-row>
        <table:table-row table:style-name="Tabla17.1">
          <table:table-cell table:style-name="Tabla17.A2" office:value-type="string">
            <text:p text:style-name="P52"><text:span text:style-name="T13">Cuándo</text:span></text:p>
          </table:table-cell>
          <table:table-cell table:style-name="Tabla17.A2" table:number-columns-spanned="2" office:value-type="string">
            <text:p text:style-name="P52">Se ve obligado a subir las actas de sus asignaturas a la plataforma de la UGR.</text:p>
          </table:table-cell>
          <table:covered-table-cell/>
        </table:table-row>
        <table:table-row table:style-name="Tabla17.1">
          <table:table-cell table:style-name="Tabla17.A2" office:value-type="string">
            <text:p text:style-name="P52"><text:span text:style-name="T13">Dónde</text:span></text:p>
          </table:table-cell>
          <table:table-cell table:style-name="Tabla17.A2" table:number-columns-spanned="2" office:value-type="string">
            <text:p text:style-name="P52">En su despacho.</text:p>
          </table:table-cell>
          <table:covered-table-cell/>
        </table:table-row>
        <table:table-row table:style-name="Tabla17.1">
          <table:table-cell table:style-name="Tabla17.A2" office:value-type="string">
            <text:p text:style-name="P52"><text:span text:style-name="T13">Tipo de ordenador</text:span></text:p>
          </table:table-cell>
          <table:table-cell table:style-name="Tabla17.A2" table:number-columns-spanned="2" office:value-type="string">
            <text:p text:style-name="P52">Ordenador de sobremesa.</text:p>
          </table:table-cell>
          <table:covered-table-cell/>
        </table:table-row>
        <table:table-row table:style-name="Tabla17.1">
          <table:table-cell table:style-name="Tabla17.A6" table:number-columns-spanned="3" office:value-type="string">
            <text:p text:style-name="P52"><text:span text:style-name="T10">Misión</text:span></text:p>
          </table:table-cell>
          <table:covered-table-cell/>
          <table:covered-table-cell/>
        </table:table-row>
        <table:table-row table:style-name="Tabla17.1">
          <table:table-cell table:style-name="Tabla17.A2" office:value-type="string">
            <text:p text:style-name="P52"><text:span text:style-name="T13">Objetivo</text:span></text:p>
          </table:table-cell>
          <table:table-cell table:style-name="Tabla17.A2" table:number-columns-spanned="2" office:value-type="string">
            <text:p text:style-name="P52">Subir y firmar las actas de sus asignaturas a través de internet.</text:p>
          </table:table-cell>
          <table:covered-table-cell/>
        </table:table-row>
        <table:table-row table:style-name="Tabla17.1">
          <table:table-cell table:style-name="Tabla17.A2" office:value-type="string">
            <text:p text:style-name="P52"><text:span text:style-name="T13">Expectativas</text:span></text:p>
          </table:table-cell>
          <table:table-cell table:style-name="Tabla17.A2" table:number-columns-spanned="2" office:value-type="string">
            <text:p text:style-name="P52">Tiene un contacto muy pobre con la tecnología. </text:p>
            <text:p text:style-name="P52">Espera que la aplicación le permita realizar las tareas que le impone la universidad con un solo click. </text:p>
            <text:p text:style-name="P52">Espera que otras funcionalidades no le impidan localizar las pocas funcionalidades que el va a usar.</text:p>
          </table:table-cell>
          <table:covered-table-cell/>
        </table:table-row>
        <table:table-row table:style-name="Tabla17.1">
          <table:table-cell table:style-name="Tabla17.A6" table:number-columns-spanned="3" office:value-type="string">
            <text:p text:style-name="P52"><text:span text:style-name="T10">Motivación</text:span></text:p>
          </table:table-cell>
          <table:covered-table-cell/>
          <table:covered-table-cell/>
        </table:table-row>
        <table:table-row table:style-name="Tabla17.1">
          <table:table-cell table:style-name="Tabla17.A2" office:value-type="string">
            <text:p text:style-name="P52"><text:span text:style-name="T13">Urgencia</text:span></text:p>
          </table:table-cell>
          <table:table-cell table:style-name="Tabla17.A2" table:number-columns-spanned="2" office:value-type="string">
            <text:p text:style-name="P52">Espera que nunca se implante el producto. Prefiere seguir trabajando en papel.</text:p>
          </table:table-cell>
          <table:covered-table-cell/>
        </table:table-row>
        <table:table-row table:style-name="Tabla17.1">
          <table:table-cell table:style-name="Tabla17.A2" office:value-type="string">
            <text:p text:style-name="P52"><text:span text:style-name="T13">Deseo</text:span></text:p>
          </table:table-cell>
          <table:table-cell table:style-name="Tabla17.A2" table:number-columns-spanned="2" office:value-type="string">
            <text:p text:style-name="P52">Es una persona mayor que se niega a participar de las innovaciones tecnológicas.</text:p>
          </table:table-cell>
          <table:covered-table-cell/>
        </table:table-row>
        <table:table-row table:style-name="Tabla17.1">
          <table:table-cell table:style-name="Tabla17.A6" table:number-columns-spanned="3" office:value-type="string">
            <text:p text:style-name="P52"><text:span text:style-name="T10">Actitud hacia la tecnología</text:span></text:p>
          </table:table-cell>
          <table:covered-table-cell/>
          <table:covered-table-cell/>
        </table:table-row>
        <table:table-row table:style-name="Tabla17.1">
          <table:table-cell table:style-name="Tabla17.A2" table:number-columns-spanned="3" office:value-type="string">
            <text:p text:style-name="P52"><text:span text:style-name="T13">Tímido, agresivo, precavido</text:span></text:p>
          </table:table-cell>
          <table:covered-table-cell/>
          <table:covered-table-cell/>
        </table:table-row>
      </table:table>
      <text:p text:style-name="P52"><text:soft-page-break/></text:p>
      <table:table table:name="Tabla18" table:style-name="Tabla18">
        <table:table-column table:style-name="Tabla18.A"/>
        <table:table-column table:style-name="Tabla18.B"/>
        <table:table-column table:style-name="Tabla18.C"/>
        <table:table-row table:style-name="Tabla18.1">
          <table:table-cell table:style-name="Tabla18.A1" table:number-columns-spanned="3" office:value-type="string">
            <text:p text:style-name="P52"><text:span text:style-name="T10">PLANTILLA DE ESCENARIO</text:span></text:p>
          </table:table-cell>
          <table:covered-table-cell/>
          <table:covered-table-cell/>
        </table:table-row>
        <table:table-row table:style-name="Tabla18.1">
          <table:table-cell table:style-name="Tabla18.A2" office:value-type="string">
            <text:p text:style-name="P52"><text:span text:style-name="T13">Nombre persona</text:span></text:p>
          </table:table-cell>
          <table:table-cell table:style-name="Tabla18.A2" office:value-type="string">
            <text:p text:style-name="P52">Fernando Fernández Fernández.</text:p>
          </table:table-cell>
          <table:table-cell table:style-name="Tabla18.C2" table:number-rows-spanned="2" office:value-type="string">
            <text:p text:style-name="P52"><text:span text:style-name="T13">Foto</text:span></text:p>
            <text:p text:style-name="P52"/>
          </table:table-cell>
        </table:table-row>
        <table:table-row table:style-name="Tabla18.1">
          <table:table-cell table:style-name="Tabla18.A2" office:value-type="string">
            <text:p text:style-name="P52"><text:span text:style-name="T13">Objetivo persona</text:span></text:p>
          </table:table-cell>
          <table:table-cell table:style-name="Tabla18.A2" office:value-type="string">
            <text:p text:style-name="P52">Tiene un contacto muy pobre con la tecnología. </text:p>
            <text:p text:style-name="P52">Espera que la aplicación le permita realizar las tareas que le impone la universidad con un solo click. </text:p>
            <text:p text:style-name="P52">Espera que otras funcionalidades no le impidan localizar las pocas funcionalidades que el va a usar.</text:p>
          </table:table-cell>
          <table:covered-table-cell/>
        </table:table-row>
        <table:table-row table:style-name="Tabla18.1">
          <table:table-cell table:style-name="Tabla18.A4" table:number-columns-spanned="3" office:value-type="string">
            <text:p text:style-name="P52"><text:span text:style-name="T10">Escenario</text:span></text:p>
          </table:table-cell>
          <table:covered-table-cell/>
          <table:covered-table-cell/>
        </table:table-row>
        <table:table-row table:style-name="Tabla18.1">
          <table:table-cell table:style-name="Tabla18.A2" table:number-columns-spanned="3" office:value-type="string">
            <text:p text:style-name="P52"/>
            <text:p text:style-name="P52">Es final de cuatrimestre en la universidad. El personaje ha evaluado a sus alumnos por métodos convencionales (papel), y ahora se ve obligado a subir las actas a la plataforma web de la UGR.</text:p>
            <text:p text:style-name="P52"/>
            <text:p text:style-name="P52">Tiene conocimientos escasos de informática y justifica su rechazo a la tecnología con su avanzada edad.</text:p>
            <text:p text:style-name="P52"/>
            <text:p text:style-name="P52">Se niega a jubilarse, pero es posible que no use la aplicación por mucho tiempo</text:p>
            <text:p text:style-name="P52"/>
          </table:table-cell>
          <table:covered-table-cell/>
          <table:covered-table-cell/>
        </table:table-row>
      </table:table>
      <text:p text:style-name="P60"/>
      <text:p text:style-name="P54"/>
      <table:table table:name="Tabla19" table:style-name="Tabla19">
        <table:table-column table:style-name="Tabla19.A"/>
        <table:table-column table:style-name="Tabla19.B"/>
        <table:table-column table:style-name="Tabla19.C"/>
        <table:table-row table:style-name="Tabla19.1">
          <table:table-cell table:style-name="Tabla19.A1" table:number-columns-spanned="3" office:value-type="string">
            <text:p text:style-name="P52"><text:span text:style-name="T10">PLANTILLA DE PERSONAJE</text:span></text:p>
          </table:table-cell>
          <table:covered-table-cell/>
          <table:covered-table-cell/>
        </table:table-row>
        <table:table-row table:style-name="Tabla19.1">
          <table:table-cell table:style-name="Tabla19.A2" office:value-type="string">
            <text:p text:style-name="P52"><text:span text:style-name="T13">Nombre</text:span></text:p>
          </table:table-cell>
          <table:table-cell table:style-name="Tabla19.A2" office:value-type="string">
            <text:p text:style-name="P52">Rodrigo Rodríguez Rodríguez</text:p>
          </table:table-cell>
          <table:table-cell table:style-name="Tabla19.C2" table:number-rows-spanned="4" office:value-type="string">
            <text:p text:style-name="P52"><text:span text:style-name="T13">Foto</text:span></text:p>
            <text:p text:style-name="P52"/>
          </table:table-cell>
        </table:table-row>
        <table:table-row table:style-name="Tabla19.1">
          <table:table-cell table:style-name="Tabla19.A2" office:value-type="string">
            <text:p text:style-name="P52"><text:span text:style-name="T13">Edad</text:span></text:p>
          </table:table-cell>
          <table:table-cell table:style-name="Tabla19.A2" office:value-type="string">
            <text:p text:style-name="P52">43</text:p>
          </table:table-cell>
          <table:covered-table-cell/>
        </table:table-row>
        <table:table-row table:style-name="Tabla19.1">
          <table:table-cell table:style-name="Tabla19.A2" office:value-type="string">
            <text:p text:style-name="P52"><text:span text:style-name="T13">Sexo</text:span></text:p>
          </table:table-cell>
          <table:table-cell table:style-name="Tabla19.A2" office:value-type="string">
            <text:p text:style-name="P52">Masculino</text:p>
          </table:table-cell>
          <table:covered-table-cell/>
        </table:table-row>
        <table:table-row table:style-name="Tabla19.1">
          <table:table-cell table:style-name="Tabla19.A2" office:value-type="string">
            <text:p text:style-name="P52"><text:span text:style-name="T13">Educación</text:span></text:p>
          </table:table-cell>
          <table:table-cell table:style-name="Tabla19.A2" office:value-type="string">
            <text:p text:style-name="P52">Doctor en matemáticas</text:p>
          </table:table-cell>
          <table:covered-table-cell/>
        </table:table-row>
        <table:table-row table:style-name="Tabla19.1">
          <table:table-cell table:style-name="Tabla19.A6" table:number-columns-spanned="3" office:value-type="string">
            <text:p text:style-name="P52"><text:span text:style-name="T10">Contexto de uso</text:span></text:p>
          </table:table-cell>
          <table:covered-table-cell/>
          <table:covered-table-cell/>
        </table:table-row>
        <table:table-row table:style-name="Tabla19.1">
          <table:table-cell table:style-name="Tabla19.A2" office:value-type="string">
            <text:p text:style-name="P52"><text:span text:style-name="T13">Cuándo</text:span></text:p>
          </table:table-cell>
          <table:table-cell table:style-name="Tabla19.A2" table:number-columns-spanned="2" office:value-type="string">
            <text:p text:style-name="P52">Se ve obligado a subir las actas de sus asignaturas a la plataforma de la UGR, así como gestionar los recursos docentes de sus asignaturas, evaluaciones de sus alumnos y mantener el contacto con sus alumnos.</text:p>
          </table:table-cell>
          <table:covered-table-cell/>
        </table:table-row>
        <table:table-row table:style-name="Tabla19.1">
          <table:table-cell table:style-name="Tabla19.A2" office:value-type="string">
            <text:p text:style-name="P52"><text:span text:style-name="T13">Dónde</text:span></text:p>
          </table:table-cell>
          <table:table-cell table:style-name="Tabla19.A2" table:number-columns-spanned="2" office:value-type="string">
            <text:p text:style-name="P52">En cualquier parte durante el día.</text:p>
          </table:table-cell>
          <table:covered-table-cell/>
        </table:table-row>
        <table:table-row table:style-name="Tabla19.1">
          <table:table-cell table:style-name="Tabla19.A2" office:value-type="string">
            <text:p text:style-name="P52"><text:span text:style-name="T13">Tipo de ordenador</text:span></text:p>
          </table:table-cell>
          <table:table-cell table:style-name="Tabla19.A2" table:number-columns-spanned="2" office:value-type="string">
            <text:p text:style-name="P52">Ordenador portátil, tablet y smartphone.</text:p>
          </table:table-cell>
          <table:covered-table-cell/>
        </table:table-row>
        <table:table-row table:style-name="Tabla19.1">
          <table:table-cell table:style-name="Tabla19.A6" table:number-columns-spanned="3" office:value-type="string">
            <text:p text:style-name="P52"><text:span text:style-name="T10">Misión</text:span></text:p>
          </table:table-cell>
          <table:covered-table-cell/>
          <table:covered-table-cell/>
        </table:table-row>
        <table:table-row table:style-name="Tabla19.1">
          <table:table-cell table:style-name="Tabla19.A2" office:value-type="string">
            <text:p text:style-name="P52"><text:span text:style-name="T13">Objetivo</text:span></text:p>
          </table:table-cell>
          <table:table-cell table:style-name="Tabla19.A2" table:number-columns-spanned="2" office:value-type="string">
            <text:p text:style-name="P52">Subir y gestionar apuntes.</text:p>
            <text:p text:style-name="P52">Visualizar trabajos entregados por sus alumnos..</text:p>
            <text:p text:style-name="P52">Subir notas de sus alumnos.</text:p>
            <text:p text:style-name="P52">Subir y firmar las actas de sus asignaturas.</text:p>
            <text:p text:style-name="P52">Contactar con sus alumnos mediante un servicio de mensajería interna.</text:p>
          </table:table-cell>
          <table:covered-table-cell/>
        </table:table-row>
        <table:table-row table:style-name="Tabla19.1">
          <table:table-cell table:style-name="Tabla19.A2" office:value-type="string">
            <text:p text:style-name="P52"><text:span text:style-name="T13">Expectativas</text:span></text:p>
          </table:table-cell>
          <table:table-cell table:style-name="Tabla19.A2" table:number-columns-spanned="2" office:value-type="string">
            <text:p text:style-name="P52">Espera que la plataforma le permita gestionar todos los recursos docentes de sus asignaturas, así como las evaluaciones de sus alumnos de forma intuitiva y de fácil acceso.</text:p>
          </table:table-cell>
          <table:covered-table-cell/>
        </table:table-row>
        <table:table-row table:style-name="Tabla19.1">
          <table:table-cell table:style-name="Tabla19.A6" table:number-columns-spanned="3" office:value-type="string">
            <text:p text:style-name="P52"><text:span text:style-name="T10">Motivación</text:span></text:p>
          </table:table-cell>
          <table:covered-table-cell/>
          <table:covered-table-cell/>
        </table:table-row>
        <table:table-row table:style-name="Tabla19.1">
          <table:table-cell table:style-name="Tabla19.A2" office:value-type="string">
            <text:p text:style-name="P52"><text:span text:style-name="T13">Urgencia</text:span></text:p>
          </table:table-cell>
          <table:table-cell table:style-name="Tabla19.A2" table:number-columns-spanned="2" office:value-type="string">
            <text:p text:style-name="P52">Espera que la plataforma se implante lo antes posible. Actualmente desarrolla esas actividades en varias plataformas, según la asignatura o titulación.</text:p>
          </table:table-cell>
          <table:covered-table-cell/>
        </table:table-row>
        <table:table-row table:style-name="Tabla19.1">
          <table:table-cell table:style-name="Tabla19.A2" office:value-type="string">
            <text:p text:style-name="P52"><text:span text:style-name="T13">Deseo</text:span></text:p>
          </table:table-cell>
          <table:table-cell table:style-name="Tabla19.A2" table:number-columns-spanned="2" office:value-type="string">
            <text:p text:style-name="P52">Espera que la plataforma sea única para toda la universidad, ya que el personaje imparte clase en varias titulaciones.</text:p>
          </table:table-cell>
          <table:covered-table-cell/>
        </table:table-row>
        <table:table-row table:style-name="Tabla19.1">
          <table:table-cell table:style-name="Tabla19.A6" table:number-columns-spanned="3" office:value-type="string">
            <text:p text:style-name="P52"><text:span text:style-name="T10">Actitud hacia la tecnología</text:span></text:p>
          </table:table-cell>
          <table:covered-table-cell/>
          <table:covered-table-cell/>
        </table:table-row>
        <text:soft-page-break/>
        <table:table-row table:style-name="Tabla19.1">
          <table:table-cell table:style-name="Tabla19.A2" table:number-columns-spanned="3" office:value-type="string">
            <text:p text:style-name="P52"><text:span text:style-name="T13">Amigable, desenvuelto, dispuesto a aprender.</text:span></text:p>
          </table:table-cell>
          <table:covered-table-cell/>
          <table:covered-table-cell/>
        </table:table-row>
      </table:table>
      <text:p text:style-name="P52"/>
      <table:table table:name="Tabla20" table:style-name="Tabla20">
        <table:table-column table:style-name="Tabla20.A"/>
        <table:table-column table:style-name="Tabla20.B"/>
        <table:table-column table:style-name="Tabla20.C"/>
        <table:table-row table:style-name="Tabla20.1">
          <table:table-cell table:style-name="Tabla20.A1" table:number-columns-spanned="3" office:value-type="string">
            <text:p text:style-name="P52"><text:span text:style-name="T10">PLANTILLA DE ESCENARIO</text:span></text:p>
          </table:table-cell>
          <table:covered-table-cell/>
          <table:covered-table-cell/>
        </table:table-row>
        <table:table-row table:style-name="Tabla20.1">
          <table:table-cell table:style-name="Tabla20.A2" office:value-type="string">
            <text:p text:style-name="P52"><text:span text:style-name="T13">Nombre persona</text:span></text:p>
          </table:table-cell>
          <table:table-cell table:style-name="Tabla20.A2" office:value-type="string">
            <text:p text:style-name="P52">Rodrigo Rodríguez Rodríguez.</text:p>
          </table:table-cell>
          <table:table-cell table:style-name="Tabla20.C2" table:number-rows-spanned="2" office:value-type="string">
            <text:p text:style-name="P52"><text:span text:style-name="T13">Foto</text:span></text:p>
            <text:p text:style-name="P52"/>
          </table:table-cell>
        </table:table-row>
        <table:table-row table:style-name="Tabla20.1">
          <table:table-cell table:style-name="Tabla20.A2" office:value-type="string">
            <text:p text:style-name="P52"><text:span text:style-name="T13">Objetivo persona</text:span></text:p>
          </table:table-cell>
          <table:table-cell table:style-name="Tabla20.A2" office:value-type="string">
            <text:p text:style-name="P52">Gestionar todos los recursos docentes de sus asignaturas, así como las evaluaciones de sus alumnos de forma intuitiva y con un fácil acceso.</text:p>
          </table:table-cell>
          <table:covered-table-cell/>
        </table:table-row>
        <table:table-row table:style-name="Tabla20.1">
          <table:table-cell table:style-name="Tabla20.A4" table:number-columns-spanned="3" office:value-type="string">
            <text:p text:style-name="P52"><text:span text:style-name="T10">Escenario</text:span></text:p>
          </table:table-cell>
          <table:covered-table-cell/>
          <table:covered-table-cell/>
        </table:table-row>
        <table:table-row table:style-name="Tabla20.1">
          <table:table-cell table:style-name="Tabla20.A2" table:number-columns-spanned="3" office:value-type="string">
            <text:p text:style-name="P52"/>
            <text:p text:style-name="P52">Es un profesor universitario con vocación docente. Proporciona mucho material a sus alumnos y le gusta mantener el contacto con ellos mediante tutorías virtuales o presenciales. Atiende diariamente dudas de sus alumnos por correo electrónico. Por estos motivos entra varias veces al día en la plataforma, ya sea desde el ordenador, tablet o smartphone.</text:p>
            <text:p text:style-name="P52"/>
          </table:table-cell>
          <table:covered-table-cell/>
          <table:covered-table-cell/>
        </table:table-row>
      </table:table>
      <text:p text:style-name="P60"/>
      <text:p text:style-name="P60"><text:tab/> <text:tab/> <text:tab/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able:table table:name="Tabla21" table:style-name="Tabla21">
        <table:table-column table:style-name="Tabla21.A"/>
        <table:table-column table:style-name="Tabla21.B"/>
        <table:table-column table:style-name="Tabla21.C"/>
        <text:soft-page-break/>
        <table:table-row table:style-name="Tabla21.1">
          <table:table-cell table:style-name="Tabla21.A1" table:number-columns-spanned="3" office:value-type="string">
            <text:p text:style-name="P63"><text:span text:style-name="T14"><text:tab/><text:tab/><text:tab/></text:span></text:p>
            <text:p text:style-name="P62"><text:span text:style-name="T11">PLANTILLA DE PERSONAJE</text:span></text:p>
          </table:table-cell>
          <table:covered-table-cell/>
          <table:covered-table-cell/>
        </table:table-row>
        <table:table-row table:style-name="Tabla21.1">
          <table:table-cell table:style-name="Tabla21.A2" office:value-type="string">
            <text:p text:style-name="P62">Nombre</text:p>
            <text:p text:style-name="P62"><text:tab/><text:tab/></text:p>
          </table:table-cell>
          <table:table-cell table:style-name="Tabla21.B2" office:value-type="string">
            <text:p text:style-name="P62">Laura Díaz Díaz</text:p>
            <text:p text:style-name="P62"><text:tab/><text:tab/></text:p>
          </table:table-cell>
          <table:table-cell table:style-name="Tabla21.C2" table:number-rows-spanned="4" office:value-type="string">
            <text:p text:style-name="P62"><text:tab/><text:tab/><text:tab/></text:p>
            <text:p text:style-name="P62">Foto</text:p>
            <text:p text:style-name="P62"><text:tab/><text:tab/><text:tab/></text:p>
            <text:p text:style-name="P62"/>
            <text:p text:style-name="P62"><text:tab/><text:tab/><text:tab/></text:p>
            <text:p text:style-name="P62"><text:tab/><text:tab/></text:p>
          </table:table-cell>
        </table:table-row>
        <table:table-row table:style-name="Tabla21.1">
          <table:table-cell table:style-name="Tabla21.A3" office:value-type="string">
            <text:p text:style-name="P62">Edad</text:p>
            <text:p text:style-name="P62"><text:tab/><text:tab/></text:p>
          </table:table-cell>
          <table:table-cell table:style-name="Tabla21.B3" office:value-type="string">
            <text:p text:style-name="P62">30</text:p>
            <text:p text:style-name="P62"><text:tab/><text:tab/></text:p>
          </table:table-cell>
          <table:covered-table-cell/>
        </table:table-row>
        <table:table-row table:style-name="Tabla21.1">
          <table:table-cell table:style-name="Tabla21.A4" office:value-type="string">
            <text:p text:style-name="P62">Sexo</text:p>
            <text:p text:style-name="P62"><text:tab/><text:tab/></text:p>
          </table:table-cell>
          <table:table-cell table:style-name="Tabla21.B4" office:value-type="string">
            <text:p text:style-name="P62">Femenino</text:p>
            <text:p text:style-name="P62"><text:tab/><text:tab/></text:p>
          </table:table-cell>
          <table:covered-table-cell/>
        </table:table-row>
        <table:table-row table:style-name="Tabla21.1">
          <table:table-cell table:style-name="Tabla21.A5" office:value-type="string">
            <text:p text:style-name="P62">Educación</text:p>
            <text:p text:style-name="P62"><text:tab/><text:tab/></text:p>
          </table:table-cell>
          <table:table-cell table:style-name="Tabla21.B5" office:value-type="string">
            <text:p text:style-name="P62">Doctorando en magisterio</text:p>
            <text:p text:style-name="P62"><text:tab/><text:tab/></text:p>
          </table:table-cell>
          <table:covered-table-cell/>
        </table:table-row>
        <table:table-row table:style-name="Tabla21.1">
          <table:table-cell table:style-name="Tabla21.A6" table:number-columns-spanned="3" office:value-type="string">
            <text:p text:style-name="P62"><text:span text:style-name="T15"><text:tab/><text:tab/><text:tab/></text:span></text:p>
            <text:p text:style-name="P62"><text:span text:style-name="T12">Contexto de uso</text:span></text:p>
            <text:p text:style-name="P62"><text:span text:style-name="T15"><text:tab/><text:tab/></text:span></text:p>
          </table:table-cell>
          <table:covered-table-cell/>
          <table:covered-table-cell/>
        </table:table-row>
        <table:table-row table:style-name="Tabla21.1">
          <table:table-cell table:style-name="Tabla21.A7" office:value-type="string">
            <text:p text:style-name="P62"><text:tab/><text:tab/><text:tab/></text:p>
            <text:p text:style-name="P62">Cuándo</text:p>
            <text:p text:style-name="P62"><text:tab/><text:tab/></text:p>
          </table:table-cell>
          <table:table-cell table:style-name="Tabla21.B7" table:number-columns-spanned="2" office:value-type="string">
            <text:p text:style-name="P62"><text:tab/><text:tab/><text:tab/></text:p>
            <text:p text:style-name="P62">Accederá a la plataforma varas veces al día.</text:p>
            <text:p text:style-name="P62"><text:tab/><text:tab/></text:p>
          </table:table-cell>
          <table:covered-table-cell/>
        </table:table-row>
        <table:table-row table:style-name="Tabla21.1">
          <table:table-cell table:style-name="Tabla21.A8" office:value-type="string">
            <text:p text:style-name="P62"><text:tab/><text:tab/><text:tab/></text:p>
            <text:p text:style-name="P62">Dónde</text:p>
            <text:p text:style-name="P62"><text:tab/><text:tab/></text:p>
          </table:table-cell>
          <table:table-cell table:style-name="Tabla21.B8" table:number-columns-spanned="2" office:value-type="string">
            <text:p text:style-name="P62"><text:tab/><text:tab/><text:tab/></text:p>
            <text:p text:style-name="P62">Desde cualquier parte, a través de pc, tablet <text:tab/>o smartphone.</text:p>
            <text:p text:style-name="P62"><text:tab/><text:tab/></text:p>
          </table:table-cell>
          <table:covered-table-cell/>
        </table:table-row>
        <table:table-row table:style-name="Tabla21.1">
          <table:table-cell table:style-name="Tabla21.A9" office:value-type="string">
            <text:p text:style-name="P62"><text:tab/><text:tab/><text:tab/></text:p>
            <text:p text:style-name="P62">Tipo de ordenador</text:p>
            <text:p text:style-name="P62"><text:tab/><text:tab/></text:p>
          </table:table-cell>
          <table:table-cell table:style-name="Tabla21.B9" table:number-columns-spanned="2" office:value-type="string">
            <text:p text:style-name="P62"><text:tab/><text:tab/><text:tab/></text:p>
            <text:p text:style-name="P62">Ordenador portátil, table<text:span text:style-name="T2">t</text:span> o pc.</text:p>
          </table:table-cell>
          <table:covered-table-cell/>
        </table:table-row>
        <table:table-row table:style-name="Tabla21.1">
          <table:table-cell table:style-name="Tabla21.A6" table:number-columns-spanned="3" office:value-type="string">
            <text:p text:style-name="P62"><text:span text:style-name="T15"><text:tab/><text:tab/><text:tab/></text:span></text:p>
            <text:p text:style-name="P62"><text:span text:style-name="T12">Misión</text:span></text:p>
            <text:p text:style-name="P62"><text:span text:style-name="T15"><text:tab/><text:tab/></text:span></text:p>
          </table:table-cell>
          <table:covered-table-cell/>
          <table:covered-table-cell/>
        </table:table-row>
        <table:table-row table:style-name="Tabla21.1">
          <table:table-cell table:style-name="Tabla21.A11" office:value-type="string">
            <text:p text:style-name="P62">Objetivo</text:p>
            <text:p text:style-name="P62"><text:tab/><text:tab/></text:p>
          </table:table-cell>
          <table:table-cell table:style-name="Tabla21.B11" table:number-columns-spanned="2" office:value-type="string">
            <text:p text:style-name="P62">Esta persona es estudiante de la universidad al mismo tiempo que trabaja con una beca de investigación. Imparte seminarios en una asignatura. Desea acceder a la plataforma como alumno para acceder a los recursos docentes aportados por sus profesores, realizar entregas y consultar calificaciones. Como profesor, necesita gestionar los recursos de sus asignaturas así como calificar a sus alumnos y mantener el contacto con ellos.</text:p>
            <text:p text:style-name="P62"><text:tab/><text:tab/></text:p>
          </table:table-cell>
          <table:covered-table-cell/>
        </table:table-row>
        <table:table-row table:style-name="Tabla21.1">
          <table:table-cell table:style-name="Tabla21.A12" office:value-type="string">
            <text:p text:style-name="P62">Expectativas</text:p>
            <text:p text:style-name="P62"><text:tab/><text:tab/></text:p>
          </table:table-cell>
          <table:table-cell table:style-name="Tabla21.B12" table:number-columns-spanned="2" office:value-type="string">
            <text:p text:style-name="P62">Espera que la plataforma disponga de un interfaz amigable e intuitivo, y que al mismo tiempo disponga de las ncionalidades propias de alumno y de profesor, según proceda, para cada asignatura.</text:p>
            <text:p text:style-name="P62"><text:soft-page-break/><text:tab/><text:tab/></text:p>
          </table:table-cell>
          <table:covered-table-cell/>
        </table:table-row>
        <table:table-row table:style-name="Tabla21.1">
          <table:table-cell table:style-name="Tabla21.A6" table:number-columns-spanned="3" office:value-type="string">
            <text:p text:style-name="P62"><text:span text:style-name="T15"><text:tab/><text:tab/><text:tab/></text:span></text:p>
            <text:p text:style-name="P62"><text:span text:style-name="T12">Motivación</text:span></text:p>
            <text:p text:style-name="P62"><text:span text:style-name="T15"><text:tab/><text:tab/></text:span></text:p>
          </table:table-cell>
          <table:covered-table-cell/>
          <table:covered-table-cell/>
        </table:table-row>
        <table:table-row table:style-name="Tabla21.1">
          <table:table-cell table:style-name="Tabla21.A14" office:value-type="string">
            <text:p text:style-name="P62"><text:tab/><text:tab/><text:tab/></text:p>
            <text:p text:style-name="P62">Urgencia</text:p>
            <text:p text:style-name="P62"><text:tab/><text:tab/></text:p>
          </table:table-cell>
          <table:table-cell table:style-name="Tabla21.B14" table:number-columns-spanned="2" office:value-type="string">
            <text:p text:style-name="P62">En este momento trabaja adecuadamente con las herramientas disponibles. No obstante, espera que la plataforma se implante con prontitud.</text:p>
          </table:table-cell>
          <table:covered-table-cell/>
        </table:table-row>
        <table:table-row table:style-name="Tabla21.1">
          <table:table-cell table:style-name="Tabla21.A15" office:value-type="string">
            <text:p text:style-name="P62"><text:tab/><text:tab/><text:tab/></text:p>
            <text:p text:style-name="P62">Deseo</text:p>
            <text:p text:style-name="P62"><text:tab/><text:tab/></text:p>
          </table:table-cell>
          <table:table-cell table:style-name="Tabla21.B15" table:number-columns-spanned="2" office:value-type="string">
            <text:p text:style-name="P62">Desea poder gestionar al mismo tiempo, con la misa sesión, los contenidos de las asignaturas en las que imparte clase, y en las que es alumno.</text:p>
            <text:p text:style-name="P62"><text:tab/><text:tab/></text:p>
          </table:table-cell>
          <table:covered-table-cell/>
        </table:table-row>
        <table:table-row table:style-name="Tabla21.1">
          <table:table-cell table:style-name="Tabla21.A6" table:number-columns-spanned="3" office:value-type="string">
            <text:p text:style-name="P62"><text:span text:style-name="T15"><text:tab/><text:tab/><text:tab/></text:span></text:p>
            <text:p text:style-name="P62"><text:span text:style-name="T12">Actitud hacia la tecnología</text:span></text:p>
            <text:p text:style-name="P62"><text:span text:style-name="T15"><text:tab/><text:tab/></text:span></text:p>
          </table:table-cell>
          <table:covered-table-cell/>
          <table:covered-table-cell/>
        </table:table-row>
        <table:table-row table:style-name="Tabla21.1">
          <table:table-cell table:style-name="Tabla21.A17" table:number-columns-spanned="3" office:value-type="string">
            <text:p text:style-name="P62">Tiene conocimientos generales de informática. Conoce profundamente las redes sociales y el us<text:span text:style-name="T2">o</text:span> de dispositivos móviles. Dispone de un smartphone de última generación</text:p>
          </table:table-cell>
          <table:covered-table-cell/>
          <table:covered-table-cell/>
        </table:table-row>
      </table:table>
      <text:p text:style-name="P60"/>
      <table:table table:name="Tabla22" table:style-name="Tabla22">
        <table:table-column table:style-name="Tabla22.A"/>
        <table:table-column table:style-name="Tabla22.B"/>
        <table:table-column table:style-name="Tabla22.C"/>
        <table:table-row table:style-name="Tabla22.1">
          <table:table-cell table:style-name="Tabla22.A1" table:number-columns-spanned="3" office:value-type="string">
            <text:p text:style-name="P62"><text:span text:style-name="T14"><text:tab/><text:tab/><text:tab/></text:span></text:p>
            <text:p text:style-name="P62"><text:span text:style-name="T11">PLANTILLA DE ESCENARIO</text:span></text:p>
            <text:p text:style-name="P62"><text:span text:style-name="T14"><text:tab/><text:tab/></text:span></text:p>
          </table:table-cell>
          <table:covered-table-cell/>
          <table:covered-table-cell/>
        </table:table-row>
        <table:table-row table:style-name="Tabla22.1">
          <table:table-cell table:style-name="Tabla22.A2" office:value-type="string">
            <text:p text:style-name="P62"><text:tab/><text:tab/><text:tab/></text:p>
            <text:p text:style-name="P62">Nombre persona</text:p>
            <text:p text:style-name="P62"><text:tab/><text:tab/></text:p>
          </table:table-cell>
          <table:table-cell table:style-name="Tabla22.B2" office:value-type="string">
            <text:p text:style-name="P62"><text:tab/><text:tab/><text:tab/></text:p>
            <text:p text:style-name="P62">Laura Díaz Díaz</text:p>
            <text:p text:style-name="P62"><text:tab/><text:tab/></text:p>
          </table:table-cell>
          <table:table-cell table:style-name="Tabla22.C2" table:number-rows-spanned="2" office:value-type="string">
            <text:p text:style-name="P62"><text:tab/><text:tab/><text:tab/></text:p>
            <text:p text:style-name="P62">Foto</text:p>
            <text:p text:style-name="P62"><text:tab/><text:tab/><text:tab/></text:p>
            <text:p text:style-name="P62"/>
            <text:p text:style-name="P62"><text:tab/><text:tab/><text:tab/></text:p>
            <text:p text:style-name="P62"><text:tab/><text:tab/></text:p>
          </table:table-cell>
        </table:table-row>
        <table:table-row table:style-name="Tabla22.1">
          <table:table-cell table:style-name="Tabla22.A3" office:value-type="string">
            <text:p text:style-name="P62"><text:tab/><text:tab/><text:tab/></text:p>
            <text:p text:style-name="P62">Objetivo persona</text:p>
            <text:p text:style-name="P62"><text:tab/><text:tab/></text:p>
          </table:table-cell>
          <table:table-cell table:style-name="Tabla22.B3" office:value-type="string">
            <text:p text:style-name="P62">Gestionar como profesor el contenido y calificaciones de sus asignaturas, simultaneamente que, como alumno, accede al contenido proporcionado por sus profesores.<text:tab/></text:p>
          </table:table-cell>
          <table:covered-table-cell/>
        </table:table-row>
        <table:table-row table:style-name="Tabla22.1">
          <table:table-cell table:style-name="Tabla22.A4" table:number-columns-spanned="3" office:value-type="string">
            <text:p text:style-name="P62"><text:span text:style-name="T15"><text:tab/><text:tab/><text:tab/></text:span></text:p>
            <text:p text:style-name="P62"><text:span text:style-name="T12">Escenario</text:span></text:p>
            <text:p text:style-name="P62"><text:span text:style-name="T15"><text:tab/><text:tab/></text:span></text:p>
          </table:table-cell>
          <table:covered-table-cell/>
          <table:covered-table-cell/>
        </table:table-row>
        <table:table-row table:style-name="Tabla22.1">
          <table:table-cell table:style-name="Tabla22.A5" table:number-columns-spanned="3" office:value-type="string">
            <text:p text:style-name="P62">Cualquier día de la semana, a cualquier hora, el personaje accederá a la plataforma para gestionar el material que proporciona a sus alumnos, o para realizar a<text:span text:style-name="T2">l</text:span>guna calificación. También podrá acceder como alumno para realizar a<text:span text:style-name="T2">l</text:span>guna entrega abierta por sus profesores, o para consultar el material dispuesto por ellos.</text:p>
          </table:table-cell>
          <table:covered-table-cell/>
          <table:covered-table-cell/>
        </table:table-row>
      </table:table>
      <table:table table:name="Tabla23" table:style-name="Tabla23">
        <table:table-column table:style-name="Tabla23.A"/>
        <table:table-column table:style-name="Tabla23.B"/>
        <table:table-column table:style-name="Tabla23.C"/>
        <table:table-row table:style-name="Tabla23.1">
          <table:table-cell table:style-name="Tabla23.A1" table:number-columns-spanned="3" office:value-type="string">
            <text:p text:style-name="P62"><text:span text:style-name="T14"><text:tab/><text:tab/><text:tab/></text:span></text:p>
            <text:p text:style-name="P62"><text:span text:style-name="T11">PLANTILLA DE <text:tab/><text:tab/><text:tab/>PERSONAJE</text:span></text:p>
            <text:p text:style-name="P62"><text:span text:style-name="T14"><text:tab/><text:tab/></text:span></text:p>
          </table:table-cell>
          <table:covered-table-cell/>
          <table:covered-table-cell/>
        </table:table-row>
        <table:table-row table:style-name="Tabla23.1">
          <table:table-cell table:style-name="Tabla23.A2" office:value-type="string">
            <text:p text:style-name="P62">Nombre</text:p>
            <text:p text:style-name="P62"><text:tab/><text:tab/></text:p>
          </table:table-cell>
          <table:table-cell table:style-name="Tabla23.B2" office:value-type="string">
            <text:p text:style-name="P62">Sancho Sánchez Sánchez</text:p>
            <text:p text:style-name="P62"><text:tab/><text:tab/></text:p>
          </table:table-cell>
          <table:table-cell table:style-name="Tabla23.C2" table:number-rows-spanned="4" office:value-type="string">
            <text:p text:style-name="P62"><text:tab/><text:tab/><text:tab/></text:p>
            <text:p text:style-name="P62">Foto</text:p>
            <text:p text:style-name="P62"><text:tab/><text:tab/><text:tab/></text:p>
            <text:p text:style-name="P62"/>
            <text:p text:style-name="P62"><text:tab/><text:tab/><text:tab/></text:p>
            <text:p text:style-name="P62"><text:tab/><text:tab/></text:p>
          </table:table-cell>
        </table:table-row>
        <table:table-row table:style-name="Tabla23.3">
          <table:table-cell table:style-name="Tabla23.A3" office:value-type="string">
            <text:p text:style-name="P62">Edad</text:p>
            <text:p text:style-name="P62"><text:tab/><text:tab/></text:p>
          </table:table-cell>
          <table:table-cell table:style-name="Tabla23.B3" office:value-type="string">
            <text:p text:style-name="P62">39</text:p>
            <text:p text:style-name="P62"><text:tab/><text:tab/></text:p>
          </table:table-cell>
          <table:covered-table-cell/>
        </table:table-row>
        <table:table-row table:style-name="Tabla23.1">
          <table:table-cell table:style-name="Tabla23.A4" office:value-type="string">
            <text:p text:style-name="P62">Sexo</text:p>
            <text:p text:style-name="P62"><text:tab/><text:tab/></text:p>
          </table:table-cell>
          <table:table-cell table:style-name="Tabla23.B4" office:value-type="string">
            <text:p text:style-name="P62">Masculino</text:p>
            <text:p text:style-name="P62"><text:tab/><text:tab/></text:p>
          </table:table-cell>
          <table:covered-table-cell/>
        </table:table-row>
        <table:table-row table:style-name="Tabla23.1">
          <table:table-cell table:style-name="Tabla23.A5" office:value-type="string">
            <text:p text:style-name="P62">Educación</text:p>
            <text:p text:style-name="P62"><text:tab/><text:tab/></text:p>
          </table:table-cell>
          <table:table-cell table:style-name="Tabla23.B5" office:value-type="string">
            <text:p text:style-name="P62">Doctor en edificación</text:p>
            <text:p text:style-name="P62"><text:tab/><text:tab/></text:p>
          </table:table-cell>
          <table:covered-table-cell/>
        </table:table-row>
        <table:table-row table:style-name="Tabla23.1">
          <table:table-cell table:style-name="Tabla23.A6" table:number-columns-spanned="3" office:value-type="string">
            <text:p text:style-name="P62"><text:span text:style-name="T15"><text:tab/><text:tab/><text:tab/></text:span></text:p>
            <text:p text:style-name="P62"><text:span text:style-name="T12">Contexto de uso</text:span></text:p>
            <text:p text:style-name="P62"><text:span text:style-name="T15"><text:tab/><text:tab/></text:span></text:p>
          </table:table-cell>
          <table:covered-table-cell/>
          <table:covered-table-cell/>
        </table:table-row>
        <table:table-row table:style-name="Tabla23.1">
          <table:table-cell table:style-name="Tabla23.A7" office:value-type="string">
            <text:p text:style-name="P62">Cuándo</text:p>
            <text:p text:style-name="P62"><text:tab/><text:tab/></text:p>
          </table:table-cell>
          <table:table-cell table:style-name="Tabla23.B7" table:number-columns-spanned="2" office:value-type="string">
            <text:p text:style-name="P62">Durante las horas de trabajo.</text:p>
            <text:p text:style-name="P62"><text:tab/><text:tab/></text:p>
          </table:table-cell>
          <table:covered-table-cell/>
        </table:table-row>
        <table:table-row table:style-name="Tabla23.1">
          <table:table-cell table:style-name="Tabla23.A8" office:value-type="string">
            <text:p text:style-name="P62">Dónde</text:p>
            <text:p text:style-name="P62"><text:tab/><text:tab/></text:p>
          </table:table-cell>
          <table:table-cell table:style-name="Tabla23.B8" table:number-columns-spanned="2" office:value-type="string">
            <text:p text:style-name="P62">En su despacho.</text:p>
            <text:p text:style-name="P62"><text:tab/><text:tab/></text:p>
          </table:table-cell>
          <table:covered-table-cell/>
        </table:table-row>
        <table:table-row table:style-name="Tabla23.1">
          <table:table-cell table:style-name="Tabla23.A9" office:value-type="string">
            <text:p text:style-name="P62">Tipo de ordenador</text:p>
            <text:p text:style-name="P62"><text:tab/><text:tab/></text:p>
          </table:table-cell>
          <table:table-cell table:style-name="Tabla23.B9" table:number-columns-spanned="2" office:value-type="string">
            <text:p text:style-name="P62">Ordenador de sobremesa.</text:p>
            <text:p text:style-name="P62"><text:tab/><text:tab/></text:p>
          </table:table-cell>
          <table:covered-table-cell/>
        </table:table-row>
        <table:table-row table:style-name="Tabla23.1">
          <table:table-cell table:style-name="Tabla23.A6" table:number-columns-spanned="3" office:value-type="string">
            <text:p text:style-name="P62"><text:span text:style-name="T15"><text:tab/><text:tab/><text:tab/></text:span></text:p>
            <text:p text:style-name="P62"><text:span text:style-name="T12">Misión</text:span></text:p>
            <text:p text:style-name="P62"><text:span text:style-name="T15"><text:tab/><text:tab/></text:span></text:p>
          </table:table-cell>
          <table:covered-table-cell/>
          <table:covered-table-cell/>
        </table:table-row>
        <table:table-row table:style-name="Tabla23.1">
          <table:table-cell table:style-name="Tabla23.A11" office:value-type="string">
            <text:p text:style-name="P62">Objetivo<text:tab/></text:p>
          </table:table-cell>
          <table:table-cell table:style-name="Tabla23.B11" table:number-columns-spanned="2" office:value-type="string">
            <text:p text:style-name="P62">Subir enunciados de practicas y apuntes a la <text:s/>plataforma. Corregir y evaluar trabajos de sus alumno<text:span text:style-name="T2">s.</text:span><text:tab/><text:tab/></text:p>
          </table:table-cell>
          <table:covered-table-cell/>
        </table:table-row>
        <table:table-row table:style-name="Tabla23.1">
          <table:table-cell table:style-name="Tabla23.A12" office:value-type="string">
            <text:p text:style-name="P62">Expectativas</text:p>
          </table:table-cell>
          <table:table-cell table:style-name="Tabla23.B12" table:number-columns-spanned="2" office:value-type="string">
            <text:p text:style-name="P62">Espera que la plataforma sea intuitiva y facil de manejar. Espera que no haya que hacer un curso para usar l<text:span text:style-name="T2">a </text:span>herramienta.</text:p>
            <text:p text:style-name="P62"><text:tab/><text:tab/></text:p>
          </table:table-cell>
          <table:covered-table-cell/>
        </table:table-row>
        <table:table-row table:style-name="Tabla23.1">
          <table:table-cell table:style-name="Tabla23.A6" table:number-columns-spanned="3" office:value-type="string">
            <text:p text:style-name="P62"><text:span text:style-name="T15"><text:tab/><text:tab/><text:tab/></text:span></text:p>
            <text:p text:style-name="P62"><text:span text:style-name="T12">Motivación</text:span></text:p>
            <text:p text:style-name="P62"><text:span text:style-name="T15"><text:tab/><text:tab/></text:span></text:p>
          </table:table-cell>
          <table:covered-table-cell/>
          <table:covered-table-cell/>
        </table:table-row>
        <table:table-row table:style-name="Tabla23.1">
          <table:table-cell table:style-name="Tabla23.A14" office:value-type="string">
            <text:p text:style-name="P62">Urgencia</text:p>
            <text:p text:style-name="P62"><text:tab/><text:tab/></text:p>
          </table:table-cell>
          <table:table-cell table:style-name="Tabla23.B14" table:number-columns-spanned="2" office:value-type="string">
            <text:p text:style-name="P62">No tiene urgencia. Puede seguir trabajando con los metodos convencionales.</text:p>
            <text:p text:style-name="P62"><text:tab/><text:tab/></text:p>
          </table:table-cell>
          <table:covered-table-cell/>
        </table:table-row>
        <text:soft-page-break/>
        <table:table-row table:style-name="Tabla23.1">
          <table:table-cell table:style-name="Tabla23.A15" office:value-type="string">
            <text:p text:style-name="P62">Deseo</text:p>
            <text:p text:style-name="P62"><text:tab/><text:tab/></text:p>
          </table:table-cell>
          <table:table-cell table:style-name="Tabla23.B15" table:number-columns-spanned="2" office:value-type="string">
            <text:p text:style-name="P62">Desea que la herramienta le permita gestionar sus recursos docentes, as<text:span text:style-name="T2">i </text:span>como las evaluaciones de sus alumnos en sus asignaturas</text:p>
            <text:p text:style-name="P62"><text:tab/><text:tab/></text:p>
          </table:table-cell>
          <table:covered-table-cell/>
        </table:table-row>
        <table:table-row table:style-name="Tabla23.1">
          <table:table-cell table:style-name="Tabla23.A6" table:number-columns-spanned="3" office:value-type="string">
            <text:p text:style-name="P62"><text:span text:style-name="T15"><text:tab/><text:tab/><text:tab/></text:span></text:p>
            <text:p text:style-name="P62"><text:span text:style-name="T12">Actitud hacia la tecnología</text:span></text:p>
            <text:p text:style-name="P62"><text:span text:style-name="T15"><text:tab/><text:tab/></text:span></text:p>
          </table:table-cell>
          <table:covered-table-cell/>
          <table:covered-table-cell/>
        </table:table-row>
        <table:table-row table:style-name="Tabla23.1">
          <table:table-cell table:style-name="Tabla23.A17" table:number-columns-spanned="3" office:value-type="string">
            <text:p text:style-name="P62"><text:tab/><text:tab/><text:tab/></text:p>
            <text:p text:style-name="P62">Amigable, interesado, pero a un nivel recreativo, mas que laboral.</text:p>
            <text:p text:style-name="P62"><text:tab/><text:tab/></text:p>
          </table:table-cell>
          <table:covered-table-cell/>
          <table:covered-table-cell/>
        </table:table-row>
      </table:table>
      <text:p text:style-name="P60"/>
      <table:table table:name="Tabla24" table:style-name="Tabla24">
        <table:table-column table:style-name="Tabla24.A"/>
        <table:table-column table:style-name="Tabla24.B"/>
        <table:table-column table:style-name="Tabla24.C"/>
        <table:table-row table:style-name="Tabla24.1">
          <table:table-cell table:style-name="Tabla24.A1" table:number-columns-spanned="3" office:value-type="string">
            <text:p text:style-name="P62"><text:span text:style-name="T14"><text:tab/><text:tab/><text:tab/></text:span></text:p>
            <text:p text:style-name="P62"><text:span text:style-name="T11">PLANTILLA DE <text:tab/><text:tab/><text:tab/>ESCENARIO</text:span></text:p>
            <text:p text:style-name="P62"><text:span text:style-name="T14"><text:tab/><text:tab/></text:span></text:p>
          </table:table-cell>
          <table:covered-table-cell/>
          <table:covered-table-cell/>
        </table:table-row>
        <table:table-row table:style-name="Tabla24.1">
          <table:table-cell table:style-name="Tabla24.A2" office:value-type="string">
            <text:p text:style-name="P62"><text:tab/><text:tab/><text:tab/></text:p>
            <text:p text:style-name="P62">Nombre persona</text:p>
            <text:p text:style-name="P62"><text:tab/><text:tab/></text:p>
          </table:table-cell>
          <table:table-cell table:style-name="Tabla24.B2" office:value-type="string">
            <text:p text:style-name="P62"><text:tab/><text:tab/><text:tab/></text:p>
            <text:p text:style-name="P62">Sancho Sánchez Sánchez</text:p>
            <text:p text:style-name="P62"><text:tab/><text:tab/></text:p>
          </table:table-cell>
          <table:table-cell table:style-name="Tabla24.C2" table:number-rows-spanned="2" office:value-type="string">
            <text:p text:style-name="P62"><text:tab/><text:tab/><text:tab/></text:p>
            <text:p text:style-name="P62">Foto</text:p>
            <text:p text:style-name="P62"><text:tab/><text:tab/><text:tab/></text:p>
            <text:p text:style-name="P62"/>
            <text:p text:style-name="P62"><text:tab/><text:tab/><text:tab/></text:p>
            <text:p text:style-name="P62"><text:tab/><text:tab/></text:p>
          </table:table-cell>
        </table:table-row>
        <table:table-row table:style-name="Tabla24.1">
          <table:table-cell table:style-name="Tabla24.A3" office:value-type="string">
            <text:p text:style-name="P62">Objetivo persona</text:p>
            <text:p text:style-name="P62"><text:tab/><text:tab/></text:p>
          </table:table-cell>
          <table:table-cell table:style-name="Tabla24.B3" office:value-type="string">
            <text:p text:style-name="P62">Subir enunciados de practicas y apuntes a la plataforma. Corregir y evaluar trabajos de sus alumnos</text:p>
            <text:p text:style-name="P62"><text:tab/><text:tab/></text:p>
          </table:table-cell>
          <table:covered-table-cell/>
        </table:table-row>
        <table:table-row table:style-name="Tabla24.1">
          <table:table-cell table:style-name="Tabla24.A4" table:number-columns-spanned="3" office:value-type="string">
            <text:p text:style-name="P62"><text:span text:style-name="T15"><text:tab/><text:tab/><text:tab/></text:span></text:p>
            <text:p text:style-name="P62"><text:span text:style-name="T12">Escenario</text:span></text:p>
            <text:p text:style-name="P62"><text:span text:style-name="T15"><text:tab/><text:tab/></text:span></text:p>
          </table:table-cell>
          <table:covered-table-cell/>
          <table:covered-table-cell/>
        </table:table-row>
        <table:table-row table:style-name="Tabla24.1">
          <table:table-cell table:style-name="Tabla24.A5" table:number-columns-spanned="3" office:value-type="string">
            <text:p text:style-name="P62">Cualquier dia de trabajo en su despacho. El personaje necesita aportar apuntes digitales a sus alumnos. El personaje necesita corregir trabajos entregados digitalmente por sus alumnos y asignar una calificacion.</text:p>
            <text:p text:style-name="P62"><text:tab/><text:tab/></text:p>
          </table:table-cell>
          <table:covered-table-cell/>
          <table:covered-table-cell/>
        </table:table-row>
      </table:table>
      <text:p text:style-name="P61"/>
      <text:p text:style-name="P61"/>
      <text:p text:style-name="P58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Mangal" svg:font-family="Mangal" style:font-pitch="variable"/>
    <style:font-face style:name="SimSun1" svg:font-family="SimSun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212cm" loext:contextual-spacing="false"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1" style:font-family-asian="SimSun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exto_20_de_20_tabla" style:display-name="Texto de tabla" style:family="paragraph" style:parent-style-name="Standard">
      <style:paragraph-properties style:text-autospace="none"/>
      <style:text-properties fo:color="#000000"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Texto_20_encabezado_20_de_20_tabla" style:display-name="Texto encabezado de tabla" style:family="paragraph" style:parent-style-name="Texto_20_de_20_tabla">
      <style:paragraph-properties fo:text-align="center" style:justify-single-word="false"/>
      <style:text-properties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bsatz-Standardschriftart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TILLA DE PERSONAJE</dc:title>
    <meta:initial-creator>LuisR</meta:initial-creator>
    <meta:creation-date>2007-12-07T11:42:00</meta:creation-date>
    <dc:creator>Reyic </dc:creator>
    <dc:date>2016-10-31T17:25:37.822342852</dc:date>
    <meta:editing-cycles>4</meta:editing-cycles>
    <meta:editing-duration>PT33M38S</meta:editing-duration>
    <meta:generator>LibreOffice/4.4.3.2$Linux_X86_64 LibreOffice_project/40m0$Build-2</meta:generator>
    <meta:document-statistic meta:table-count="24" meta:image-count="0" meta:object-count="0" meta:page-count="27" meta:paragraph-count="587" meta:word-count="2625" meta:character-count="16672" meta:non-whitespace-character-count="14255"/>
  </office:meta>
</office:document-meta>
</file>